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293cm" fo:margin-left="0.116cm" fo:break-before="page" table:align="left"/>
    </style:style>
    <style:style style:name="Table1.A" style:family="table-column">
      <style:table-column-properties style:column-width="4.21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2.113cm"/>
    </style:style>
    <style:style style:name="Table1.D" style:family="table-column">
      <style:table-column-properties style:column-width="2.32cm"/>
    </style:style>
    <style:style style:name="Table1.E" style:family="table-column">
      <style:table-column-properties style:column-width="2.351cm"/>
    </style:style>
    <style:style style:name="Table1.F" style:family="table-column">
      <style:table-column-properties style:column-width="4.288cm"/>
    </style:style>
    <style:style style:name="Table1.A1" style:family="table-cell">
      <style:table-cell-properties fo:padding="0cm" fo:border="none" style:writing-mode="page"/>
    </style:style>
    <style:style style:name="Table1.47" style:family="table-row">
      <style:table-row-properties style:min-row-height="2.718cm"/>
    </style:style>
    <style:style style:name="Table1.55" style:family="table-row">
      <style:table-row-properties style:min-row-height="0.58cm"/>
    </style:style>
    <style:style style:name="Table1.89" style:family="table-row">
      <style:table-row-properties style:min-row-height="2.626cm"/>
    </style:style>
    <style:style style:name="Table1.108" style:family="table-row">
      <style:table-row-properties style:min-row-height="3.729cm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 officeooo:rsid="0008f700" officeooo:paragraph-rsid="0008f700"/>
    </style:style>
    <style:style style:name="P3" style:family="paragraph" style:parent-style-name="Table_20_Contents">
      <style:text-properties fo:language="en" fo:country="GB" officeooo:rsid="000ef659" officeooo:paragraph-rsid="000ef659"/>
    </style:style>
    <style:style style:name="P4" style:family="paragraph" style:parent-style-name="Table_20_Contents">
      <style:text-properties fo:language="en" fo:country="GB" officeooo:rsid="00104bad" officeooo:paragraph-rsid="00104bad"/>
    </style:style>
    <style:style style:name="P5" style:family="paragraph" style:parent-style-name="Table_20_Contents">
      <style:text-properties fo:language="en" fo:country="GB" officeooo:rsid="000f5172" officeooo:paragraph-rsid="000f5172"/>
    </style:style>
    <style:style style:name="P6" style:family="paragraph" style:parent-style-name="Table_20_Contents">
      <style:text-properties fo:language="en" fo:country="GB"/>
    </style:style>
    <style:style style:name="P7" style:family="paragraph" style:parent-style-name="Table_20_Contents">
      <style:text-properties fo:language="en" fo:country="GB" officeooo:rsid="001254f1" officeooo:paragraph-rsid="001254f1"/>
    </style:style>
    <style:style style:name="P8" style:family="paragraph" style:parent-style-name="Table_20_Contents">
      <style:text-properties fo:language="en" fo:country="GB" officeooo:rsid="0013950c" officeooo:paragraph-rsid="0013950c"/>
    </style:style>
    <style:style style:name="P9" style:family="paragraph" style:parent-style-name="Table_20_Contents">
      <style:text-properties fo:language="en" fo:country="GB" officeooo:rsid="00174e26" officeooo:paragraph-rsid="00174e26"/>
    </style:style>
    <style:style style:name="P10" style:family="paragraph" style:parent-style-name="Table_20_Contents">
      <style:text-properties fo:language="en" fo:country="GB" officeooo:rsid="00174e26" officeooo:paragraph-rsid="016fabdb"/>
    </style:style>
    <style:style style:name="P11" style:family="paragraph" style:parent-style-name="Table_20_Contents">
      <style:text-properties fo:language="en" fo:country="GB" officeooo:rsid="001f2b6d" officeooo:paragraph-rsid="001f2b6d"/>
    </style:style>
    <style:style style:name="P12" style:family="paragraph" style:parent-style-name="Table_20_Contents">
      <style:text-properties fo:language="en" fo:country="GB" officeooo:rsid="001f4115" officeooo:paragraph-rsid="001f4115"/>
    </style:style>
    <style:style style:name="P13" style:family="paragraph" style:parent-style-name="Table_20_Contents">
      <style:text-properties fo:language="en" fo:country="GB" officeooo:rsid="00211a31" officeooo:paragraph-rsid="00211a31"/>
    </style:style>
    <style:style style:name="P14" style:family="paragraph" style:parent-style-name="Table_20_Contents">
      <style:text-properties fo:language="en" fo:country="GB" officeooo:rsid="0021fb07" officeooo:paragraph-rsid="0021fb07"/>
    </style:style>
    <style:style style:name="P15" style:family="paragraph" style:parent-style-name="Table_20_Contents">
      <style:text-properties fo:language="en" fo:country="GB" officeooo:rsid="0027a5df" officeooo:paragraph-rsid="0027a5df"/>
    </style:style>
    <style:style style:name="P16" style:family="paragraph" style:parent-style-name="Table_20_Contents">
      <style:text-properties fo:language="en" fo:country="GB" officeooo:rsid="001bfaba" officeooo:paragraph-rsid="001bfaba"/>
    </style:style>
    <style:style style:name="P17" style:family="paragraph" style:parent-style-name="Table_20_Contents">
      <style:text-properties fo:language="en" fo:country="GB" officeooo:rsid="001c0a24" officeooo:paragraph-rsid="001c0a24"/>
    </style:style>
    <style:style style:name="P18" style:family="paragraph" style:parent-style-name="Table_20_Contents">
      <style:text-properties fo:language="en" fo:country="GB" officeooo:rsid="001dca07" officeooo:paragraph-rsid="001dca07"/>
    </style:style>
    <style:style style:name="P19" style:family="paragraph" style:parent-style-name="Table_20_Contents">
      <style:text-properties fo:language="en" fo:country="GB" officeooo:rsid="002d7fce" officeooo:paragraph-rsid="002d7fce"/>
    </style:style>
    <style:style style:name="P20" style:family="paragraph" style:parent-style-name="Table_20_Contents">
      <style:text-properties fo:language="en" fo:country="GB" officeooo:rsid="002f0531" officeooo:paragraph-rsid="002f0531"/>
    </style:style>
    <style:style style:name="P21" style:family="paragraph" style:parent-style-name="Table_20_Contents">
      <style:text-properties fo:language="en" fo:country="GB" officeooo:rsid="002f3cf5" officeooo:paragraph-rsid="002f3cf5"/>
    </style:style>
    <style:style style:name="P22" style:family="paragraph" style:parent-style-name="Table_20_Contents">
      <style:text-properties fo:language="en" fo:country="GB" officeooo:rsid="00318b47" officeooo:paragraph-rsid="00318b47"/>
    </style:style>
    <style:style style:name="P23" style:family="paragraph" style:parent-style-name="Table_20_Contents">
      <style:text-properties fo:language="en" fo:country="GB" officeooo:rsid="00346ea5" officeooo:paragraph-rsid="00346ea5"/>
    </style:style>
    <style:style style:name="P24" style:family="paragraph" style:parent-style-name="Table_20_Contents">
      <style:text-properties fo:language="en" fo:country="GB" officeooo:rsid="00367d8b" officeooo:paragraph-rsid="00367d8b"/>
    </style:style>
    <style:style style:name="P25" style:family="paragraph" style:parent-style-name="Table_20_Contents">
      <style:text-properties fo:language="en" fo:country="GB" officeooo:rsid="00399c10" officeooo:paragraph-rsid="00399c10"/>
    </style:style>
    <style:style style:name="P26" style:family="paragraph" style:parent-style-name="Table_20_Contents">
      <style:text-properties fo:language="en" fo:country="GB" officeooo:rsid="003a3d69" officeooo:paragraph-rsid="003a3d69"/>
    </style:style>
    <style:style style:name="P27" style:family="paragraph" style:parent-style-name="Table_20_Contents">
      <style:text-properties fo:language="en" fo:country="GB" officeooo:rsid="003acf83" officeooo:paragraph-rsid="003acf83"/>
    </style:style>
    <style:style style:name="P28" style:family="paragraph" style:parent-style-name="Table_20_Contents">
      <style:text-properties fo:language="en" fo:country="GB" officeooo:rsid="003c4352" officeooo:paragraph-rsid="003c4352"/>
    </style:style>
    <style:style style:name="P29" style:family="paragraph" style:parent-style-name="Table_20_Contents">
      <style:text-properties fo:language="en" fo:country="GB" officeooo:rsid="003c4352" officeooo:paragraph-rsid="02a925a8"/>
    </style:style>
    <style:style style:name="P30" style:family="paragraph" style:parent-style-name="Table_20_Contents">
      <style:text-properties fo:language="en" fo:country="GB" officeooo:rsid="003e4224" officeooo:paragraph-rsid="003e4224"/>
    </style:style>
    <style:style style:name="P31" style:family="paragraph" style:parent-style-name="Table_20_Contents">
      <style:text-properties fo:language="en" fo:country="GB" officeooo:rsid="003fa517" officeooo:paragraph-rsid="003fa517"/>
    </style:style>
    <style:style style:name="P32" style:family="paragraph" style:parent-style-name="Table_20_Contents">
      <style:text-properties fo:language="en" fo:country="GB" officeooo:rsid="003fe80e" officeooo:paragraph-rsid="003fe80e"/>
    </style:style>
    <style:style style:name="P33" style:family="paragraph" style:parent-style-name="Table_20_Contents">
      <style:text-properties fo:language="en" fo:country="GB" officeooo:rsid="002ab860" officeooo:paragraph-rsid="002ab860"/>
    </style:style>
    <style:style style:name="P34" style:family="paragraph" style:parent-style-name="Table_20_Contents">
      <style:text-properties fo:language="en" fo:country="GB" officeooo:rsid="0040cf20" officeooo:paragraph-rsid="0040cf20"/>
    </style:style>
    <style:style style:name="P35" style:family="paragraph" style:parent-style-name="Table_20_Contents">
      <style:text-properties fo:language="en" fo:country="GB" officeooo:rsid="0042e32c" officeooo:paragraph-rsid="0042e32c"/>
    </style:style>
    <style:style style:name="P36" style:family="paragraph" style:parent-style-name="Table_20_Contents">
      <style:text-properties fo:language="en" fo:country="GB" officeooo:rsid="004426f6" officeooo:paragraph-rsid="004426f6"/>
    </style:style>
    <style:style style:name="P37" style:family="paragraph" style:parent-style-name="Table_20_Contents">
      <style:text-properties fo:language="en" fo:country="GB" officeooo:rsid="0047997f" officeooo:paragraph-rsid="0047997f"/>
    </style:style>
    <style:style style:name="P38" style:family="paragraph" style:parent-style-name="Table_20_Contents">
      <style:text-properties fo:language="en" fo:country="GB" officeooo:rsid="00467807" officeooo:paragraph-rsid="00467807"/>
    </style:style>
    <style:style style:name="P39" style:family="paragraph" style:parent-style-name="Table_20_Contents">
      <style:text-properties fo:language="en" fo:country="GB" officeooo:rsid="00490391" officeooo:paragraph-rsid="00490391"/>
    </style:style>
    <style:style style:name="P40" style:family="paragraph" style:parent-style-name="Table_20_Contents">
      <style:text-properties fo:language="en" fo:country="GB" officeooo:rsid="004ae128" officeooo:paragraph-rsid="004ae128"/>
    </style:style>
    <style:style style:name="P41" style:family="paragraph" style:parent-style-name="Table_20_Contents">
      <style:text-properties fo:language="en" fo:country="GB" officeooo:rsid="004c82be" officeooo:paragraph-rsid="004c82be"/>
    </style:style>
    <style:style style:name="P42" style:family="paragraph" style:parent-style-name="Table_20_Contents">
      <style:text-properties fo:language="en" fo:country="GB" officeooo:rsid="004d66c7" officeooo:paragraph-rsid="004d66c7"/>
    </style:style>
    <style:style style:name="P43" style:family="paragraph" style:parent-style-name="Table_20_Contents">
      <style:text-properties fo:language="en" fo:country="GB" officeooo:rsid="004d75b8" officeooo:paragraph-rsid="004d75b8"/>
    </style:style>
    <style:style style:name="P44" style:family="paragraph" style:parent-style-name="Table_20_Contents">
      <style:text-properties fo:language="en" fo:country="GB" officeooo:rsid="00502c2c" officeooo:paragraph-rsid="00502c2c"/>
    </style:style>
    <style:style style:name="P45" style:family="paragraph" style:parent-style-name="Table_20_Contents">
      <style:text-properties fo:language="en" fo:country="GB" officeooo:rsid="00514a0b" officeooo:paragraph-rsid="00514a0b"/>
    </style:style>
    <style:style style:name="P46" style:family="paragraph" style:parent-style-name="Table_20_Contents">
      <style:text-properties fo:language="en" fo:country="GB" officeooo:rsid="0051e00c" officeooo:paragraph-rsid="0051e00c"/>
    </style:style>
    <style:style style:name="P47" style:family="paragraph" style:parent-style-name="Table_20_Contents">
      <style:text-properties fo:language="en" fo:country="GB" officeooo:rsid="00537e5a" officeooo:paragraph-rsid="00537e5a"/>
    </style:style>
    <style:style style:name="P48" style:family="paragraph" style:parent-style-name="Table_20_Contents">
      <style:text-properties fo:language="en" fo:country="GB" officeooo:rsid="005393fa" officeooo:paragraph-rsid="005393fa"/>
    </style:style>
    <style:style style:name="P49" style:family="paragraph" style:parent-style-name="Table_20_Contents">
      <style:text-properties fo:language="en" fo:country="GB" officeooo:rsid="0053c331" officeooo:paragraph-rsid="0053c331"/>
    </style:style>
    <style:style style:name="P50" style:family="paragraph" style:parent-style-name="Table_20_Contents">
      <style:text-properties fo:language="en" fo:country="GB" officeooo:rsid="0055c90c" officeooo:paragraph-rsid="0055c90c"/>
    </style:style>
    <style:style style:name="P51" style:family="paragraph" style:parent-style-name="Table_20_Contents">
      <style:text-properties fo:language="en" fo:country="GB" officeooo:rsid="0056167c" officeooo:paragraph-rsid="0056167c"/>
    </style:style>
    <style:style style:name="P52" style:family="paragraph" style:parent-style-name="Table_20_Contents">
      <style:text-properties fo:language="en" fo:country="GB" officeooo:rsid="0056167c" officeooo:paragraph-rsid="0309fe00"/>
    </style:style>
    <style:style style:name="P53" style:family="paragraph" style:parent-style-name="Table_20_Contents">
      <style:text-properties fo:language="en" fo:country="GB" officeooo:rsid="0057e4f5" officeooo:paragraph-rsid="0057e4f5"/>
    </style:style>
    <style:style style:name="P54" style:family="paragraph" style:parent-style-name="Table_20_Contents">
      <style:text-properties fo:language="en" fo:country="GB" officeooo:rsid="005880ff" officeooo:paragraph-rsid="005880ff"/>
    </style:style>
    <style:style style:name="P55" style:family="paragraph" style:parent-style-name="Table_20_Contents">
      <style:text-properties fo:language="en" fo:country="GB" officeooo:rsid="0058efa2" officeooo:paragraph-rsid="0058efa2"/>
    </style:style>
    <style:style style:name="P56" style:family="paragraph" style:parent-style-name="Table_20_Contents">
      <style:text-properties fo:language="en" fo:country="GB" officeooo:rsid="0059a448" officeooo:paragraph-rsid="0059a448"/>
    </style:style>
    <style:style style:name="P57" style:family="paragraph" style:parent-style-name="Table_20_Contents">
      <style:text-properties fo:language="en" fo:country="GB" officeooo:rsid="0036361c" officeooo:paragraph-rsid="0036361c"/>
    </style:style>
    <style:style style:name="P58" style:family="paragraph" style:parent-style-name="Table_20_Contents">
      <style:text-properties fo:language="en" fo:country="GB" officeooo:rsid="00379b77" officeooo:paragraph-rsid="00379b77"/>
    </style:style>
    <style:style style:name="P59" style:family="paragraph" style:parent-style-name="Table_20_Contents">
      <style:text-properties fo:language="en" fo:country="GB" officeooo:rsid="003946e9" officeooo:paragraph-rsid="003946e9"/>
    </style:style>
    <style:style style:name="P60" style:family="paragraph" style:parent-style-name="Table_20_Contents">
      <style:text-properties fo:language="en" fo:country="GB" officeooo:rsid="005dcdca" officeooo:paragraph-rsid="005dcdca"/>
    </style:style>
    <style:style style:name="P61" style:family="paragraph" style:parent-style-name="Table_20_Contents">
      <style:text-properties fo:language="en" fo:country="GB" officeooo:rsid="003975fb" officeooo:paragraph-rsid="003975fb"/>
    </style:style>
    <style:style style:name="P62" style:family="paragraph" style:parent-style-name="Table_20_Contents">
      <style:text-properties fo:language="en" fo:country="GB" officeooo:rsid="00601191" officeooo:paragraph-rsid="00601191"/>
    </style:style>
    <style:style style:name="P63" style:family="paragraph" style:parent-style-name="Table_20_Contents">
      <style:text-properties fo:language="en" fo:country="GB" officeooo:rsid="0061c4b7" officeooo:paragraph-rsid="0061c4b7"/>
    </style:style>
    <style:style style:name="P64" style:family="paragraph" style:parent-style-name="Table_20_Contents">
      <style:text-properties fo:language="en" fo:country="GB" officeooo:rsid="00630c23" officeooo:paragraph-rsid="00630c23"/>
    </style:style>
    <style:style style:name="P65" style:family="paragraph" style:parent-style-name="Table_20_Contents">
      <style:text-properties fo:language="en" fo:country="GB" officeooo:rsid="006557c7" officeooo:paragraph-rsid="006557c7"/>
    </style:style>
    <style:style style:name="P66" style:family="paragraph" style:parent-style-name="Table_20_Contents">
      <style:text-properties fo:language="en" fo:country="GB" officeooo:rsid="0065bed2" officeooo:paragraph-rsid="0065bed2"/>
    </style:style>
    <style:style style:name="P67" style:family="paragraph" style:parent-style-name="Table_20_Contents">
      <style:text-properties fo:language="en" fo:country="GB" officeooo:rsid="0065e050" officeooo:paragraph-rsid="0065e050"/>
    </style:style>
    <style:style style:name="P68" style:family="paragraph" style:parent-style-name="Table_20_Contents">
      <style:text-properties fo:language="en" fo:country="GB" officeooo:rsid="0066db7b"/>
    </style:style>
    <style:style style:name="P69" style:family="paragraph" style:parent-style-name="Table_20_Contents">
      <style:text-properties fo:language="en" fo:country="GB" officeooo:rsid="0066db7b" officeooo:paragraph-rsid="0066db7b"/>
    </style:style>
    <style:style style:name="P70" style:family="paragraph" style:parent-style-name="Table_20_Contents">
      <style:text-properties fo:language="en" fo:country="GB" officeooo:rsid="0040fe8b" officeooo:paragraph-rsid="0040fe8b"/>
    </style:style>
    <style:style style:name="P71" style:family="paragraph" style:parent-style-name="Table_20_Contents">
      <style:text-properties fo:language="en" fo:country="GB" officeooo:rsid="00420e1c" officeooo:paragraph-rsid="00420e1c"/>
    </style:style>
    <style:style style:name="P72" style:family="paragraph" style:parent-style-name="Table_20_Contents">
      <style:text-properties fo:language="en" fo:country="GB" officeooo:rsid="00430803" officeooo:paragraph-rsid="00430803"/>
    </style:style>
    <style:style style:name="P73" style:family="paragraph" style:parent-style-name="Table_20_Contents">
      <style:text-properties fo:language="en" fo:country="GB" officeooo:rsid="0044e11e" officeooo:paragraph-rsid="0044e11e"/>
    </style:style>
    <style:style style:name="P74" style:family="paragraph" style:parent-style-name="Table_20_Contents">
      <style:text-properties fo:language="en" fo:country="GB" officeooo:rsid="0046141d" officeooo:paragraph-rsid="0046141d"/>
    </style:style>
    <style:style style:name="P75" style:family="paragraph" style:parent-style-name="Table_20_Contents">
      <style:text-properties fo:language="en" fo:country="GB" officeooo:rsid="0046f5d5" officeooo:paragraph-rsid="0046f5d5"/>
    </style:style>
    <style:style style:name="P76" style:family="paragraph" style:parent-style-name="Table_20_Contents">
      <style:text-properties fo:language="en" fo:country="GB" officeooo:rsid="004bbc65" officeooo:paragraph-rsid="004bbc65"/>
    </style:style>
    <style:style style:name="P77" style:family="paragraph" style:parent-style-name="Table_20_Contents">
      <style:text-properties fo:language="en" fo:country="GB" officeooo:rsid="00734a2a" officeooo:paragraph-rsid="00734a2a"/>
    </style:style>
    <style:style style:name="P78" style:family="paragraph" style:parent-style-name="Table_20_Contents">
      <style:text-properties fo:language="en" fo:country="GB" officeooo:rsid="00718ab3" officeooo:paragraph-rsid="00718ab3"/>
    </style:style>
    <style:style style:name="P79" style:family="paragraph" style:parent-style-name="Table_20_Contents">
      <style:text-properties fo:language="en" fo:country="GB" officeooo:rsid="0074f712" officeooo:paragraph-rsid="0074f712"/>
    </style:style>
    <style:style style:name="P80" style:family="paragraph" style:parent-style-name="Table_20_Contents">
      <style:text-properties fo:language="en" fo:country="GB" officeooo:rsid="004cc372" officeooo:paragraph-rsid="004cc372"/>
    </style:style>
    <style:style style:name="P81" style:family="paragraph" style:parent-style-name="Table_20_Contents">
      <style:text-properties fo:language="en" fo:country="GB" officeooo:rsid="004d00ab" officeooo:paragraph-rsid="004d00ab"/>
    </style:style>
    <style:style style:name="P82" style:family="paragraph" style:parent-style-name="Table_20_Contents">
      <style:text-properties fo:language="en" fo:country="GB" officeooo:rsid="00761f6c" officeooo:paragraph-rsid="00761f6c"/>
    </style:style>
    <style:style style:name="P83" style:family="paragraph" style:parent-style-name="Table_20_Contents">
      <style:text-properties fo:language="en" fo:country="GB" officeooo:rsid="004fd8b3" officeooo:paragraph-rsid="004fd8b3"/>
    </style:style>
    <style:style style:name="P84" style:family="paragraph" style:parent-style-name="Table_20_Contents">
      <style:text-properties fo:language="en" fo:country="GB" officeooo:rsid="0050f500" officeooo:paragraph-rsid="0050f500"/>
    </style:style>
    <style:style style:name="P85" style:family="paragraph" style:parent-style-name="Table_20_Contents">
      <style:text-properties fo:language="en" fo:country="GB" officeooo:rsid="00543e11" officeooo:paragraph-rsid="00543e11"/>
    </style:style>
    <style:style style:name="P86" style:family="paragraph" style:parent-style-name="Table_20_Contents">
      <style:text-properties fo:language="en" fo:country="GB" officeooo:rsid="0055f888" officeooo:paragraph-rsid="0055f888"/>
    </style:style>
    <style:style style:name="P87" style:family="paragraph" style:parent-style-name="Table_20_Contents">
      <style:text-properties fo:language="en" fo:country="GB" officeooo:rsid="005682bd" officeooo:paragraph-rsid="005682bd"/>
    </style:style>
    <style:style style:name="P88" style:family="paragraph" style:parent-style-name="Table_20_Contents">
      <style:text-properties fo:language="en" fo:country="GB" officeooo:rsid="005780cd" officeooo:paragraph-rsid="005780cd"/>
    </style:style>
    <style:style style:name="P89" style:family="paragraph" style:parent-style-name="Table_20_Contents">
      <style:text-properties fo:language="en" fo:country="GB" officeooo:rsid="0058e895" officeooo:paragraph-rsid="0058e895"/>
    </style:style>
    <style:style style:name="P90" style:family="paragraph" style:parent-style-name="Table_20_Contents">
      <style:text-properties fo:language="en" fo:country="GB" officeooo:rsid="005ab7ed" officeooo:paragraph-rsid="005ab7ed"/>
    </style:style>
    <style:style style:name="P91" style:family="paragraph" style:parent-style-name="Table_20_Contents">
      <style:text-properties fo:language="en" fo:country="GB" officeooo:rsid="005cccfd" officeooo:paragraph-rsid="005cccfd"/>
    </style:style>
    <style:style style:name="P92" style:family="paragraph" style:parent-style-name="Table_20_Contents">
      <style:text-properties fo:language="en" fo:country="GB" officeooo:rsid="005e08dd" officeooo:paragraph-rsid="005e08dd"/>
    </style:style>
    <style:style style:name="P93" style:family="paragraph" style:parent-style-name="Table_20_Contents">
      <style:text-properties fo:language="en" fo:country="GB" officeooo:rsid="005f1fde" officeooo:paragraph-rsid="005f1fde"/>
    </style:style>
    <style:style style:name="P94" style:family="paragraph" style:parent-style-name="Table_20_Contents">
      <style:text-properties fo:language="en" fo:country="GB" officeooo:rsid="0060be86" officeooo:paragraph-rsid="0060be86"/>
    </style:style>
    <style:style style:name="P95" style:family="paragraph" style:parent-style-name="Table_20_Contents">
      <style:text-properties fo:language="en" fo:country="GB" officeooo:rsid="0080308a" officeooo:paragraph-rsid="0080308a"/>
    </style:style>
    <style:style style:name="P96" style:family="paragraph" style:parent-style-name="Table_20_Contents">
      <style:text-properties fo:language="en" fo:country="GB" officeooo:rsid="00815b44" officeooo:paragraph-rsid="00815b44"/>
    </style:style>
    <style:style style:name="P97" style:family="paragraph" style:parent-style-name="Table_20_Contents">
      <style:text-properties fo:language="en" fo:country="GB" officeooo:rsid="0064886b" officeooo:paragraph-rsid="0064886b"/>
    </style:style>
    <style:style style:name="P98" style:family="paragraph" style:parent-style-name="Table_20_Contents">
      <style:text-properties fo:language="en" fo:country="GB" officeooo:rsid="008461fc"/>
    </style:style>
    <style:style style:name="P99" style:family="paragraph" style:parent-style-name="Table_20_Contents">
      <style:text-properties fo:language="en" fo:country="GB" officeooo:rsid="008461fc" officeooo:paragraph-rsid="008461fc"/>
    </style:style>
    <style:style style:name="P100" style:family="paragraph" style:parent-style-name="Table_20_Contents">
      <style:text-properties fo:language="en" fo:country="GB" officeooo:rsid="00868b5f" officeooo:paragraph-rsid="00868b5f"/>
    </style:style>
    <style:style style:name="P101" style:family="paragraph" style:parent-style-name="Table_20_Contents">
      <style:text-properties fo:language="en" fo:country="GB" officeooo:rsid="00846e89" officeooo:paragraph-rsid="00846e89"/>
    </style:style>
    <style:style style:name="P102" style:family="paragraph" style:parent-style-name="Table_20_Contents">
      <style:text-properties fo:language="en" fo:country="GB" officeooo:rsid="0065ac95" officeooo:paragraph-rsid="0065ac95"/>
    </style:style>
    <style:style style:name="P103" style:family="paragraph" style:parent-style-name="Table_20_Contents">
      <style:text-properties fo:language="en" fo:country="GB" officeooo:rsid="00896197" officeooo:paragraph-rsid="00896197"/>
    </style:style>
    <style:style style:name="P104" style:family="paragraph" style:parent-style-name="Table_20_Contents">
      <style:text-properties fo:language="en" fo:country="GB" officeooo:rsid="008b15fb" officeooo:paragraph-rsid="008b15fb"/>
    </style:style>
    <style:style style:name="P105" style:family="paragraph" style:parent-style-name="Table_20_Contents">
      <style:text-properties fo:language="en" fo:country="GB" officeooo:rsid="00697eb1" officeooo:paragraph-rsid="00697eb1"/>
    </style:style>
    <style:style style:name="P106" style:family="paragraph" style:parent-style-name="Table_20_Contents">
      <style:text-properties fo:language="en" fo:country="GB" officeooo:rsid="006b8ea1" officeooo:paragraph-rsid="006b8ea1"/>
    </style:style>
    <style:style style:name="P107" style:family="paragraph" style:parent-style-name="Table_20_Contents">
      <style:text-properties fo:language="en" fo:country="GB" officeooo:rsid="008c2bf7" officeooo:paragraph-rsid="008c2bf7"/>
    </style:style>
    <style:style style:name="P108" style:family="paragraph" style:parent-style-name="Table_20_Contents">
      <style:text-properties fo:language="en" fo:country="GB" officeooo:rsid="008d2fc9" officeooo:paragraph-rsid="008d2fc9"/>
    </style:style>
    <style:style style:name="P109" style:family="paragraph" style:parent-style-name="Table_20_Contents">
      <style:text-properties fo:language="en" fo:country="GB" officeooo:rsid="006d2ac4" officeooo:paragraph-rsid="006d2ac4"/>
    </style:style>
    <style:style style:name="P110" style:family="paragraph" style:parent-style-name="Table_20_Contents">
      <style:text-properties fo:language="en" fo:country="GB" officeooo:rsid="006d2ac4" officeooo:paragraph-rsid="034428dc"/>
    </style:style>
    <style:style style:name="P111" style:family="paragraph" style:parent-style-name="Table_20_Contents">
      <style:text-properties fo:language="en" fo:country="GB" officeooo:rsid="008f1bb9" officeooo:paragraph-rsid="008f1bb9"/>
    </style:style>
    <style:style style:name="P112" style:family="paragraph" style:parent-style-name="Table_20_Contents">
      <style:text-properties fo:language="en" fo:country="GB" officeooo:rsid="00926abd" officeooo:paragraph-rsid="00926abd"/>
    </style:style>
    <style:style style:name="P113" style:family="paragraph" style:parent-style-name="Table_20_Contents">
      <style:text-properties fo:language="en" fo:country="GB" officeooo:rsid="00910036" officeooo:paragraph-rsid="00910036"/>
    </style:style>
    <style:style style:name="P114" style:family="paragraph" style:parent-style-name="Table_20_Contents">
      <style:text-properties fo:language="en" fo:country="GB" officeooo:rsid="00931d22" officeooo:paragraph-rsid="00931d22"/>
    </style:style>
    <style:style style:name="P115" style:family="paragraph" style:parent-style-name="Table_20_Contents">
      <style:text-properties fo:language="en" fo:country="GB" officeooo:rsid="00947394" officeooo:paragraph-rsid="00947394"/>
    </style:style>
    <style:style style:name="P116" style:family="paragraph" style:parent-style-name="Table_20_Contents">
      <style:text-properties fo:language="en" fo:country="GB" officeooo:rsid="0096e68a" officeooo:paragraph-rsid="0096e68a"/>
    </style:style>
    <style:style style:name="P117" style:family="paragraph" style:parent-style-name="Table_20_Contents">
      <style:text-properties fo:language="en" fo:country="GB" officeooo:rsid="00971a71" officeooo:paragraph-rsid="00971a71"/>
    </style:style>
    <style:style style:name="P118" style:family="paragraph" style:parent-style-name="Table_20_Contents">
      <style:text-properties fo:language="en" fo:country="GB" officeooo:rsid="0098b982" officeooo:paragraph-rsid="0098b982"/>
    </style:style>
    <style:style style:name="P119" style:family="paragraph" style:parent-style-name="Table_20_Contents">
      <style:text-properties fo:language="en" fo:country="GB" officeooo:rsid="0098f540" officeooo:paragraph-rsid="0098f540"/>
    </style:style>
    <style:style style:name="P120" style:family="paragraph" style:parent-style-name="Table_20_Contents">
      <style:text-properties fo:language="en" fo:country="GB" officeooo:rsid="0098f540" officeooo:paragraph-rsid="030a5bf1"/>
    </style:style>
    <style:style style:name="P121" style:family="paragraph" style:parent-style-name="Table_20_Contents">
      <style:text-properties fo:language="en" fo:country="GB" officeooo:rsid="009ab7f9" officeooo:paragraph-rsid="009ab7f9"/>
    </style:style>
    <style:style style:name="P122" style:family="paragraph" style:parent-style-name="Table_20_Contents">
      <style:text-properties fo:language="en" fo:country="GB" officeooo:rsid="00a2738b" officeooo:paragraph-rsid="00a2738b"/>
    </style:style>
    <style:style style:name="P123" style:family="paragraph" style:parent-style-name="Table_20_Contents">
      <style:text-properties fo:language="en" fo:country="GB" officeooo:rsid="00a11ff5" officeooo:paragraph-rsid="00a11ff5"/>
    </style:style>
    <style:style style:name="P124" style:family="paragraph" style:parent-style-name="Table_20_Contents">
      <style:text-properties fo:language="en" fo:country="GB" officeooo:rsid="00a59f8f" officeooo:paragraph-rsid="00a59f8f"/>
    </style:style>
    <style:style style:name="P125" style:family="paragraph" style:parent-style-name="Table_20_Contents">
      <style:text-properties fo:language="en" fo:country="GB" officeooo:rsid="00a7667f" officeooo:paragraph-rsid="00a7667f"/>
    </style:style>
    <style:style style:name="P126" style:family="paragraph" style:parent-style-name="Table_20_Contents">
      <style:text-properties fo:language="en" fo:country="GB" officeooo:rsid="00aa06a4" officeooo:paragraph-rsid="00aa06a4"/>
    </style:style>
    <style:style style:name="P127" style:family="paragraph" style:parent-style-name="Table_20_Contents">
      <style:text-properties fo:language="en" fo:country="GB" officeooo:rsid="00aae6b2" officeooo:paragraph-rsid="00aae6b2"/>
    </style:style>
    <style:style style:name="P128" style:family="paragraph" style:parent-style-name="Table_20_Contents">
      <style:text-properties fo:language="en" fo:country="GB" officeooo:rsid="00ab297a" officeooo:paragraph-rsid="00ab297a"/>
    </style:style>
    <style:style style:name="P129" style:family="paragraph" style:parent-style-name="Table_20_Contents">
      <style:text-properties fo:language="en" fo:country="GB" officeooo:rsid="00ad9608" officeooo:paragraph-rsid="00ad9608"/>
    </style:style>
    <style:style style:name="P130" style:family="paragraph" style:parent-style-name="Table_20_Contents">
      <style:text-properties fo:language="en" fo:country="GB" officeooo:rsid="00aef7b2" officeooo:paragraph-rsid="00aef7b2"/>
    </style:style>
    <style:style style:name="P131" style:family="paragraph" style:parent-style-name="Table_20_Contents">
      <style:text-properties fo:language="en" fo:country="GB" officeooo:rsid="00afe7f8" officeooo:paragraph-rsid="00afe7f8"/>
    </style:style>
    <style:style style:name="P132" style:family="paragraph" style:parent-style-name="Table_20_Contents">
      <style:text-properties fo:language="en" fo:country="GB" officeooo:rsid="007fbf21" officeooo:paragraph-rsid="007fbf21"/>
    </style:style>
    <style:style style:name="P133" style:family="paragraph" style:parent-style-name="Table_20_Contents">
      <style:text-properties fo:language="en" fo:country="GB" officeooo:rsid="008286b6" officeooo:paragraph-rsid="008286b6"/>
    </style:style>
    <style:style style:name="P134" style:family="paragraph" style:parent-style-name="Table_20_Contents">
      <style:text-properties fo:language="en" fo:country="GB" officeooo:rsid="00b4ad37" officeooo:paragraph-rsid="00b4ad37"/>
    </style:style>
    <style:style style:name="P135" style:family="paragraph" style:parent-style-name="Table_20_Contents">
      <style:text-properties fo:language="en" fo:country="GB" officeooo:rsid="00b5b392" officeooo:paragraph-rsid="00b5b392"/>
    </style:style>
    <style:style style:name="P136" style:family="paragraph" style:parent-style-name="Table_20_Contents">
      <style:text-properties fo:language="en" fo:country="GB" officeooo:rsid="00b73108" officeooo:paragraph-rsid="00b73108"/>
    </style:style>
    <style:style style:name="P137" style:family="paragraph" style:parent-style-name="Table_20_Contents">
      <style:text-properties fo:language="en" fo:country="GB" officeooo:rsid="00858e1b" officeooo:paragraph-rsid="00858e1b"/>
    </style:style>
    <style:style style:name="P138" style:family="paragraph" style:parent-style-name="Table_20_Contents">
      <style:text-properties fo:language="en" fo:country="GB" officeooo:rsid="00b9934c" officeooo:paragraph-rsid="00b9934c"/>
    </style:style>
    <style:style style:name="P139" style:family="paragraph" style:parent-style-name="Table_20_Contents">
      <style:text-properties fo:language="en" fo:country="GB" officeooo:rsid="00c0ee77" officeooo:paragraph-rsid="00c0ee77"/>
    </style:style>
    <style:style style:name="P140" style:family="paragraph" style:parent-style-name="Table_20_Contents">
      <style:text-properties fo:language="en" fo:country="GB" officeooo:rsid="00c3e0dd" officeooo:paragraph-rsid="00c3e0dd"/>
    </style:style>
    <style:style style:name="P141" style:family="paragraph" style:parent-style-name="Table_20_Contents">
      <style:text-properties fo:language="en" fo:country="GB" officeooo:rsid="00c29661" officeooo:paragraph-rsid="00c29661"/>
    </style:style>
    <style:style style:name="P142" style:family="paragraph" style:parent-style-name="Table_20_Contents">
      <style:text-properties fo:language="en" fo:country="GB" officeooo:rsid="00c574a3" officeooo:paragraph-rsid="00c574a3"/>
    </style:style>
    <style:style style:name="P143" style:family="paragraph" style:parent-style-name="Table_20_Contents">
      <style:text-properties fo:language="en" fo:country="GB" officeooo:rsid="00c5bf96" officeooo:paragraph-rsid="00c5bf96"/>
    </style:style>
    <style:style style:name="P144" style:family="paragraph" style:parent-style-name="Table_20_Contents">
      <style:text-properties fo:language="en" fo:country="GB" officeooo:rsid="00c6ba58" officeooo:paragraph-rsid="00c6ba58"/>
    </style:style>
    <style:style style:name="P145" style:family="paragraph" style:parent-style-name="Table_20_Contents">
      <style:text-properties fo:language="en" fo:country="GB" officeooo:rsid="00c79eb4" officeooo:paragraph-rsid="00c79eb4"/>
    </style:style>
    <style:style style:name="P146" style:family="paragraph" style:parent-style-name="Table_20_Contents">
      <style:text-properties fo:language="en" fo:country="GB" officeooo:rsid="00c94afe" officeooo:paragraph-rsid="00c94afe"/>
    </style:style>
    <style:style style:name="P147" style:family="paragraph" style:parent-style-name="Table_20_Contents">
      <style:text-properties fo:language="en" fo:country="GB" officeooo:rsid="00c9ec65" officeooo:paragraph-rsid="00c9ec65"/>
    </style:style>
    <style:style style:name="P148" style:family="paragraph" style:parent-style-name="Table_20_Contents">
      <style:text-properties fo:language="en" fo:country="GB" officeooo:rsid="00cbaa20" officeooo:paragraph-rsid="00cbaa20"/>
    </style:style>
    <style:style style:name="P149" style:family="paragraph" style:parent-style-name="Table_20_Contents">
      <style:text-properties fo:language="en" fo:country="GB" officeooo:rsid="00cc0770" officeooo:paragraph-rsid="00cc0770"/>
    </style:style>
    <style:style style:name="P150" style:family="paragraph" style:parent-style-name="Table_20_Contents">
      <style:text-properties fo:language="en" fo:country="GB" officeooo:rsid="00ccb361" officeooo:paragraph-rsid="00ccb361"/>
    </style:style>
    <style:style style:name="P151" style:family="paragraph" style:parent-style-name="Table_20_Contents">
      <style:text-properties fo:language="en" fo:country="GB" officeooo:rsid="00cfe0f8" officeooo:paragraph-rsid="00cfe0f8"/>
    </style:style>
    <style:style style:name="P152" style:family="paragraph" style:parent-style-name="Table_20_Contents">
      <style:text-properties fo:language="en" fo:country="GB" officeooo:rsid="00d223b5" officeooo:paragraph-rsid="00d223b5"/>
    </style:style>
    <style:style style:name="P153" style:family="paragraph" style:parent-style-name="Table_20_Contents">
      <style:text-properties fo:language="en" fo:country="GB" officeooo:rsid="00900729" officeooo:paragraph-rsid="00900729"/>
    </style:style>
    <style:style style:name="P154" style:family="paragraph" style:parent-style-name="Table_20_Contents">
      <style:text-properties fo:language="en" fo:country="GB" officeooo:rsid="00d2fb36" officeooo:paragraph-rsid="00d2fb36"/>
    </style:style>
    <style:style style:name="P155" style:family="paragraph" style:parent-style-name="Table_20_Contents">
      <style:text-properties fo:language="en" fo:country="GB" officeooo:rsid="00d3122e" officeooo:paragraph-rsid="00d3122e"/>
    </style:style>
    <style:style style:name="P156" style:family="paragraph" style:parent-style-name="Table_20_Contents">
      <style:text-properties fo:language="en" fo:country="GB" officeooo:rsid="00d88ea5" officeooo:paragraph-rsid="00d88ea5"/>
    </style:style>
    <style:style style:name="P157" style:family="paragraph" style:parent-style-name="Table_20_Contents">
      <style:text-properties fo:language="en" fo:country="GB" officeooo:rsid="00da800e" officeooo:paragraph-rsid="00da800e"/>
    </style:style>
    <style:style style:name="P158" style:family="paragraph" style:parent-style-name="Table_20_Contents">
      <style:text-properties fo:language="en" fo:country="GB" officeooo:rsid="00dd9ef9" officeooo:paragraph-rsid="00dd9ef9"/>
    </style:style>
    <style:style style:name="P159" style:family="paragraph" style:parent-style-name="Table_20_Contents">
      <style:text-properties fo:language="en" fo:country="GB" officeooo:rsid="00df8d16" officeooo:paragraph-rsid="00df8d16"/>
    </style:style>
    <style:style style:name="P160" style:family="paragraph" style:parent-style-name="Table_20_Contents">
      <style:text-properties fo:language="en" fo:country="GB" officeooo:rsid="00982eea" officeooo:paragraph-rsid="00982eea"/>
    </style:style>
    <style:style style:name="P161" style:family="paragraph" style:parent-style-name="Table_20_Contents">
      <style:text-properties fo:language="en" fo:country="GB" officeooo:rsid="00e0b0b8" officeooo:paragraph-rsid="00e0b0b8"/>
    </style:style>
    <style:style style:name="P162" style:family="paragraph" style:parent-style-name="Table_20_Contents">
      <style:text-properties fo:language="en" fo:country="GB" officeooo:rsid="00e1f844" officeooo:paragraph-rsid="00e1f844"/>
    </style:style>
    <style:style style:name="P163" style:family="paragraph" style:parent-style-name="Table_20_Contents">
      <style:text-properties fo:language="en" fo:country="GB" officeooo:rsid="009c2c01" officeooo:paragraph-rsid="009c2c01"/>
    </style:style>
    <style:style style:name="P164" style:family="paragraph" style:parent-style-name="Table_20_Contents">
      <style:text-properties fo:language="en" fo:country="GB" officeooo:rsid="00e2dcda" officeooo:paragraph-rsid="00e2dcda"/>
    </style:style>
    <style:style style:name="P165" style:family="paragraph" style:parent-style-name="Table_20_Contents">
      <style:text-properties fo:language="en" fo:country="GB" officeooo:rsid="00e4cf3f" officeooo:paragraph-rsid="00e4cf3f"/>
    </style:style>
    <style:style style:name="P166" style:family="paragraph" style:parent-style-name="Table_20_Contents">
      <style:text-properties fo:language="en" fo:country="GB" officeooo:rsid="00a46078" officeooo:paragraph-rsid="00a46078"/>
    </style:style>
    <style:style style:name="P167" style:family="paragraph" style:parent-style-name="Table_20_Contents">
      <style:text-properties fo:language="en" fo:country="GB" officeooo:rsid="00a5a176" officeooo:paragraph-rsid="00a5a176"/>
    </style:style>
    <style:style style:name="P168" style:family="paragraph" style:parent-style-name="Table_20_Contents">
      <style:text-properties fo:language="en" fo:country="GB" officeooo:rsid="00a65931" officeooo:paragraph-rsid="00a65931"/>
    </style:style>
    <style:style style:name="P169" style:family="paragraph" style:parent-style-name="Table_20_Contents">
      <style:text-properties fo:language="en" fo:country="GB" officeooo:rsid="00a7b48f" officeooo:paragraph-rsid="00a7b48f"/>
    </style:style>
    <style:style style:name="P170" style:family="paragraph" style:parent-style-name="Table_20_Contents">
      <style:text-properties fo:language="en" fo:country="GB" officeooo:rsid="00f57191" officeooo:paragraph-rsid="00f57191"/>
    </style:style>
    <style:style style:name="P171" style:family="paragraph" style:parent-style-name="Table_20_Contents">
      <style:text-properties fo:language="en" fo:country="GB" officeooo:rsid="00f60327" officeooo:paragraph-rsid="00f60327"/>
    </style:style>
    <style:style style:name="P172" style:family="paragraph" style:parent-style-name="Table_20_Contents">
      <style:text-properties fo:language="en" fo:country="GB" officeooo:rsid="00ac7933" officeooo:paragraph-rsid="00ac7933"/>
    </style:style>
    <style:style style:name="P173" style:family="paragraph" style:parent-style-name="Table_20_Contents">
      <style:text-properties fo:language="en" fo:country="GB" officeooo:rsid="00ae38ef" officeooo:paragraph-rsid="00ae38ef"/>
    </style:style>
    <style:style style:name="P174" style:family="paragraph" style:parent-style-name="Table_20_Contents">
      <style:text-properties fo:language="en" fo:country="GB" officeooo:rsid="00b00711" officeooo:paragraph-rsid="00b00711"/>
    </style:style>
    <style:style style:name="P175" style:family="paragraph" style:parent-style-name="Table_20_Contents">
      <style:text-properties fo:language="en" fo:country="GB" officeooo:rsid="00b090e2" officeooo:paragraph-rsid="00b090e2"/>
    </style:style>
    <style:style style:name="P176" style:family="paragraph" style:parent-style-name="Table_20_Contents">
      <style:text-properties fo:language="en" fo:country="GB" officeooo:rsid="00b397c2" officeooo:paragraph-rsid="00b397c2"/>
    </style:style>
    <style:style style:name="P177" style:family="paragraph" style:parent-style-name="Table_20_Contents">
      <style:text-properties fo:language="en" fo:country="GB" officeooo:rsid="00b4145c" officeooo:paragraph-rsid="00b4145c"/>
    </style:style>
    <style:style style:name="P178" style:family="paragraph" style:parent-style-name="Table_20_Contents">
      <style:text-properties fo:language="en" fo:country="GB" officeooo:rsid="00b4b172" officeooo:paragraph-rsid="00b4b172"/>
    </style:style>
    <style:style style:name="P179" style:family="paragraph" style:parent-style-name="Table_20_Contents">
      <style:text-properties fo:language="en" fo:country="GB" officeooo:rsid="00b6af2c" officeooo:paragraph-rsid="00b6af2c"/>
    </style:style>
    <style:style style:name="P180" style:family="paragraph" style:parent-style-name="Table_20_Contents">
      <style:text-properties fo:language="en" fo:country="GB" officeooo:rsid="00b6eacd" officeooo:paragraph-rsid="00b6eacd"/>
    </style:style>
    <style:style style:name="P181" style:family="paragraph" style:parent-style-name="Table_20_Contents">
      <style:text-properties fo:language="en" fo:country="GB" officeooo:rsid="00fecfaa" officeooo:paragraph-rsid="00fecfaa"/>
    </style:style>
    <style:style style:name="P182" style:family="paragraph" style:parent-style-name="Table_20_Contents">
      <style:text-properties fo:language="en" fo:country="GB" officeooo:rsid="0100a383" officeooo:paragraph-rsid="0100a383"/>
    </style:style>
    <style:style style:name="P183" style:family="paragraph" style:parent-style-name="Table_20_Contents">
      <style:text-properties fo:language="en" fo:country="GB" officeooo:rsid="010115d3" officeooo:paragraph-rsid="010115d3"/>
    </style:style>
    <style:style style:name="P184" style:family="paragraph" style:parent-style-name="Table_20_Contents">
      <style:text-properties fo:language="en" fo:country="GB" officeooo:rsid="00bbc6e5" officeooo:paragraph-rsid="00bbc6e5"/>
    </style:style>
    <style:style style:name="P185" style:family="paragraph" style:parent-style-name="Table_20_Contents">
      <style:text-properties fo:language="en" fo:country="GB" officeooo:rsid="0102de52" officeooo:paragraph-rsid="0102de52"/>
    </style:style>
    <style:style style:name="P186" style:family="paragraph" style:parent-style-name="Table_20_Contents">
      <style:text-properties fo:language="en" fo:country="GB" officeooo:rsid="01040413" officeooo:paragraph-rsid="01040413"/>
    </style:style>
    <style:style style:name="P187" style:family="paragraph" style:parent-style-name="Table_20_Contents">
      <style:text-properties fo:language="en" fo:country="GB" officeooo:rsid="0103902e" officeooo:paragraph-rsid="0103902e"/>
    </style:style>
    <style:style style:name="P188" style:family="paragraph" style:parent-style-name="Table_20_Contents">
      <style:text-properties fo:language="en" fo:country="GB" officeooo:rsid="00be4812" officeooo:paragraph-rsid="00be4812"/>
    </style:style>
    <style:style style:name="P189" style:family="paragraph" style:parent-style-name="Table_20_Contents">
      <style:text-properties fo:language="en" fo:country="GB" officeooo:rsid="00bf9824" officeooo:paragraph-rsid="00bf9824"/>
    </style:style>
    <style:style style:name="P190" style:family="paragraph" style:parent-style-name="Table_20_Contents">
      <style:text-properties fo:language="en" fo:country="GB" officeooo:rsid="0104e2ad" officeooo:paragraph-rsid="0104e2ad"/>
    </style:style>
    <style:style style:name="P191" style:family="paragraph" style:parent-style-name="Table_20_Contents">
      <style:text-properties fo:language="en" fo:country="GB" officeooo:rsid="0104f71f" officeooo:paragraph-rsid="0104f71f"/>
    </style:style>
    <style:style style:name="P192" style:family="paragraph" style:parent-style-name="Table_20_Contents">
      <style:text-properties fo:language="en" fo:country="GB" officeooo:rsid="0105060b" officeooo:paragraph-rsid="0105060b"/>
    </style:style>
    <style:style style:name="P193" style:family="paragraph" style:parent-style-name="Table_20_Contents">
      <style:text-properties fo:language="en" fo:country="GB" officeooo:rsid="00c4fdaf" officeooo:paragraph-rsid="00c4fdaf"/>
    </style:style>
    <style:style style:name="P194" style:family="paragraph" style:parent-style-name="Table_20_Contents">
      <style:text-properties fo:language="en" fo:country="GB" officeooo:rsid="010674e7" officeooo:paragraph-rsid="010674e7"/>
    </style:style>
    <style:style style:name="P195" style:family="paragraph" style:parent-style-name="Table_20_Contents">
      <style:text-properties fo:language="en" fo:country="GB" officeooo:rsid="01084871" officeooo:paragraph-rsid="01084871"/>
    </style:style>
    <style:style style:name="P196" style:family="paragraph" style:parent-style-name="Table_20_Contents">
      <style:text-properties fo:language="en" fo:country="GB" officeooo:rsid="0109ccb7" officeooo:paragraph-rsid="0109ccb7"/>
    </style:style>
    <style:style style:name="P197" style:family="paragraph" style:parent-style-name="Table_20_Contents">
      <style:text-properties fo:language="en" fo:country="GB" officeooo:rsid="010b9671" officeooo:paragraph-rsid="010b9671"/>
    </style:style>
    <style:style style:name="P198" style:family="paragraph" style:parent-style-name="Table_20_Contents">
      <style:text-properties fo:language="en" fo:country="GB" officeooo:rsid="010c92d0" officeooo:paragraph-rsid="010c92d0"/>
    </style:style>
    <style:style style:name="P199" style:family="paragraph" style:parent-style-name="Table_20_Contents">
      <style:text-properties fo:language="en" fo:country="GB" officeooo:rsid="010ca675" officeooo:paragraph-rsid="010ca675"/>
    </style:style>
    <style:style style:name="P200" style:family="paragraph" style:parent-style-name="Table_20_Contents">
      <style:text-properties fo:language="en" fo:country="GB" officeooo:rsid="00c94057" officeooo:paragraph-rsid="00c94057"/>
    </style:style>
    <style:style style:name="P201" style:family="paragraph" style:parent-style-name="Table_20_Contents">
      <style:text-properties fo:language="en" fo:country="GB" officeooo:rsid="00cacb7e" officeooo:paragraph-rsid="00cacb7e"/>
    </style:style>
    <style:style style:name="P202" style:family="paragraph" style:parent-style-name="Table_20_Contents">
      <style:text-properties fo:language="en" fo:country="GB" officeooo:rsid="00cc4797" officeooo:paragraph-rsid="00cc4797"/>
    </style:style>
    <style:style style:name="P203" style:family="paragraph" style:parent-style-name="Table_20_Contents">
      <style:text-properties fo:language="en" fo:country="GB" officeooo:rsid="00cc8ca0" officeooo:paragraph-rsid="00cc8ca0"/>
    </style:style>
    <style:style style:name="P204" style:family="paragraph" style:parent-style-name="Table_20_Contents">
      <style:text-properties fo:language="en" fo:country="GB" officeooo:rsid="00ce65a1" officeooo:paragraph-rsid="00ce65a1"/>
    </style:style>
    <style:style style:name="P205" style:family="paragraph" style:parent-style-name="Table_20_Contents">
      <style:text-properties fo:language="en" fo:country="GB" officeooo:rsid="00cec71e" officeooo:paragraph-rsid="00cec71e"/>
    </style:style>
    <style:style style:name="P206" style:family="paragraph" style:parent-style-name="Table_20_Contents">
      <style:text-properties fo:language="en" fo:country="GB" officeooo:rsid="00cf210c" officeooo:paragraph-rsid="00cf210c"/>
    </style:style>
    <style:style style:name="P207" style:family="paragraph" style:parent-style-name="Table_20_Contents">
      <style:text-properties fo:language="en" fo:country="GB" officeooo:rsid="00d0451a" officeooo:paragraph-rsid="00d0451a"/>
    </style:style>
    <style:style style:name="P208" style:family="paragraph" style:parent-style-name="Table_20_Contents">
      <style:text-properties fo:language="en" fo:country="GB" officeooo:rsid="00d0adee" officeooo:paragraph-rsid="00d0adee"/>
    </style:style>
    <style:style style:name="P209" style:family="paragraph" style:parent-style-name="Table_20_Contents">
      <style:text-properties fo:language="en" fo:country="GB" officeooo:rsid="0113d754" officeooo:paragraph-rsid="0113d754"/>
    </style:style>
    <style:style style:name="P210" style:family="paragraph" style:parent-style-name="Table_20_Contents">
      <style:text-properties fo:language="en" fo:country="GB" officeooo:rsid="0114ae30" officeooo:paragraph-rsid="0114ae30"/>
    </style:style>
    <style:style style:name="P211" style:family="paragraph" style:parent-style-name="Table_20_Contents">
      <style:text-properties fo:language="en" fo:country="GB" officeooo:rsid="00d43697" officeooo:paragraph-rsid="00d43697"/>
    </style:style>
    <style:style style:name="P212" style:family="paragraph" style:parent-style-name="Table_20_Contents">
      <style:text-properties fo:language="en" fo:country="GB" officeooo:rsid="00d65fd3" officeooo:paragraph-rsid="00d65fd3"/>
    </style:style>
    <style:style style:name="P213" style:family="paragraph" style:parent-style-name="Table_20_Contents">
      <style:text-properties fo:language="en" fo:country="GB" officeooo:rsid="00d91606" officeooo:paragraph-rsid="00d91606"/>
    </style:style>
    <style:style style:name="P214" style:family="paragraph" style:parent-style-name="Table_20_Contents">
      <style:text-properties fo:language="en" fo:country="GB" officeooo:rsid="00da571d" officeooo:paragraph-rsid="00da571d"/>
    </style:style>
    <style:style style:name="P215" style:family="paragraph" style:parent-style-name="Table_20_Contents">
      <style:text-properties fo:language="en" fo:country="GB" officeooo:rsid="00daef93" officeooo:paragraph-rsid="00daef93"/>
    </style:style>
    <style:style style:name="P216" style:family="paragraph" style:parent-style-name="Table_20_Contents">
      <style:text-properties fo:language="en" fo:country="GB" officeooo:rsid="00ddebd9" officeooo:paragraph-rsid="00ddebd9"/>
    </style:style>
    <style:style style:name="P217" style:family="paragraph" style:parent-style-name="Table_20_Contents">
      <style:text-properties fo:language="en" fo:country="GB" officeooo:rsid="011d6dc6" officeooo:paragraph-rsid="011d6dc6"/>
    </style:style>
    <style:style style:name="P218" style:family="paragraph" style:parent-style-name="Table_20_Contents">
      <style:text-properties fo:language="en" fo:country="GB" officeooo:rsid="011d9409" officeooo:paragraph-rsid="011d9409"/>
    </style:style>
    <style:style style:name="P219" style:family="paragraph" style:parent-style-name="Table_20_Contents">
      <style:text-properties fo:language="en" fo:country="GB" officeooo:rsid="00dfb17d" officeooo:paragraph-rsid="00dfb17d"/>
    </style:style>
    <style:style style:name="P220" style:family="paragraph" style:parent-style-name="Table_20_Contents">
      <style:text-properties fo:language="en" fo:country="GB" officeooo:rsid="01235afa" officeooo:paragraph-rsid="01235afa"/>
    </style:style>
    <style:style style:name="P221" style:family="paragraph" style:parent-style-name="Table_20_Contents">
      <style:text-properties fo:language="en" fo:country="GB" officeooo:rsid="012378ef" officeooo:paragraph-rsid="012378ef"/>
    </style:style>
    <style:style style:name="P222" style:family="paragraph" style:parent-style-name="Table_20_Contents">
      <style:text-properties fo:language="en" fo:country="GB" officeooo:rsid="01254ead" officeooo:paragraph-rsid="01254ead"/>
    </style:style>
    <style:style style:name="P223" style:family="paragraph" style:parent-style-name="Table_20_Contents">
      <style:text-properties fo:language="en" fo:country="GB" officeooo:rsid="00e30dae" officeooo:paragraph-rsid="00e30dae"/>
    </style:style>
    <style:style style:name="P224" style:family="paragraph" style:parent-style-name="Table_20_Contents">
      <style:text-properties fo:language="en" fo:country="GB" officeooo:rsid="0129bde2" officeooo:paragraph-rsid="0129bde2"/>
    </style:style>
    <style:style style:name="P225" style:family="paragraph" style:parent-style-name="Table_20_Contents">
      <style:text-properties fo:language="en" fo:country="GB" officeooo:rsid="012c28e9" officeooo:paragraph-rsid="012c28e9"/>
    </style:style>
    <style:style style:name="P226" style:family="paragraph" style:parent-style-name="Table_20_Contents">
      <style:text-properties fo:language="en" fo:country="GB" officeooo:rsid="012ced6b" officeooo:paragraph-rsid="012ced6b"/>
    </style:style>
    <style:style style:name="P227" style:family="paragraph" style:parent-style-name="Table_20_Contents">
      <style:text-properties fo:language="en" fo:country="GB" officeooo:rsid="00e381ca" officeooo:paragraph-rsid="00e381ca"/>
    </style:style>
    <style:style style:name="P228" style:family="paragraph" style:parent-style-name="Table_20_Contents">
      <style:text-properties fo:language="en" fo:country="GB" officeooo:rsid="0131b933"/>
    </style:style>
    <style:style style:name="P229" style:family="paragraph" style:parent-style-name="Table_20_Contents">
      <style:text-properties fo:language="en" fo:country="GB" officeooo:rsid="01333824" officeooo:paragraph-rsid="01333824"/>
    </style:style>
    <style:style style:name="P230" style:family="paragraph" style:parent-style-name="Table_20_Contents">
      <style:text-properties fo:language="en" fo:country="GB" officeooo:rsid="01357e48" officeooo:paragraph-rsid="01357e48"/>
    </style:style>
    <style:style style:name="P231" style:family="paragraph" style:parent-style-name="Table_20_Contents">
      <style:text-properties fo:language="en" fo:country="GB" officeooo:rsid="0134f1cf" officeooo:paragraph-rsid="0134f1cf"/>
    </style:style>
    <style:style style:name="P232" style:family="paragraph" style:parent-style-name="Table_20_Contents">
      <style:text-properties fo:language="en" fo:country="GB" officeooo:rsid="01386dc4" officeooo:paragraph-rsid="01386dc4"/>
    </style:style>
    <style:style style:name="P233" style:family="paragraph" style:parent-style-name="Table_20_Contents">
      <style:text-properties fo:language="en" fo:country="GB" officeooo:rsid="00e66042" officeooo:paragraph-rsid="00e66042"/>
    </style:style>
    <style:style style:name="P234" style:family="paragraph" style:parent-style-name="Table_20_Contents">
      <style:text-properties fo:language="en" fo:country="GB" officeooo:rsid="01399664" officeooo:paragraph-rsid="01399664"/>
    </style:style>
    <style:style style:name="P235" style:family="paragraph" style:parent-style-name="Table_20_Contents">
      <style:text-properties fo:language="en" fo:country="GB" officeooo:rsid="013a1f20" officeooo:paragraph-rsid="013a1f20"/>
    </style:style>
    <style:style style:name="P236" style:family="paragraph" style:parent-style-name="Table_20_Contents">
      <style:text-properties fo:language="en" fo:country="GB" officeooo:rsid="013bb19e" officeooo:paragraph-rsid="013bb19e"/>
    </style:style>
    <style:style style:name="P237" style:family="paragraph" style:parent-style-name="Table_20_Contents">
      <style:text-properties fo:language="en" fo:country="GB" officeooo:rsid="013d9eb2" officeooo:paragraph-rsid="013d9eb2"/>
    </style:style>
    <style:style style:name="P238" style:family="paragraph" style:parent-style-name="Table_20_Contents">
      <style:text-properties fo:language="en" fo:country="GB" officeooo:rsid="013de315" officeooo:paragraph-rsid="013de315"/>
    </style:style>
    <style:style style:name="P239" style:family="paragraph" style:parent-style-name="Table_20_Contents">
      <style:text-properties fo:language="en" fo:country="GB" officeooo:rsid="013f24f4" officeooo:paragraph-rsid="013f24f4"/>
    </style:style>
    <style:style style:name="P240" style:family="paragraph" style:parent-style-name="Table_20_Contents">
      <style:text-properties fo:language="en" fo:country="GB" officeooo:rsid="00eb4bb9" officeooo:paragraph-rsid="00eb4bb9"/>
    </style:style>
    <style:style style:name="P241" style:family="paragraph" style:parent-style-name="Table_20_Contents">
      <style:text-properties fo:language="en" fo:country="GB" officeooo:rsid="0141107b" officeooo:paragraph-rsid="0141107b"/>
    </style:style>
    <style:style style:name="P242" style:family="paragraph" style:parent-style-name="Table_20_Contents">
      <style:text-properties fo:language="en" fo:country="GB" officeooo:rsid="0144152c" officeooo:paragraph-rsid="0144152c"/>
    </style:style>
    <style:style style:name="P243" style:family="paragraph" style:parent-style-name="Table_20_Contents">
      <style:text-properties fo:language="en" fo:country="GB" officeooo:rsid="01460c0b" officeooo:paragraph-rsid="01460c0b"/>
    </style:style>
    <style:style style:name="P244" style:family="paragraph" style:parent-style-name="Table_20_Contents">
      <style:text-properties fo:language="en" fo:country="GB" officeooo:rsid="01469e90" officeooo:paragraph-rsid="01469e90"/>
    </style:style>
    <style:style style:name="P245" style:family="paragraph" style:parent-style-name="Table_20_Contents">
      <style:text-properties fo:language="en" fo:country="GB" officeooo:rsid="014865cf" officeooo:paragraph-rsid="014865cf"/>
    </style:style>
    <style:style style:name="P246" style:family="paragraph" style:parent-style-name="Table_20_Contents">
      <style:text-properties fo:language="en" fo:country="GB" officeooo:rsid="0149dff1" officeooo:paragraph-rsid="0149dff1"/>
    </style:style>
    <style:style style:name="P247" style:family="paragraph" style:parent-style-name="Table_20_Contents">
      <style:text-properties fo:language="en" fo:country="GB" officeooo:rsid="014b47cc" officeooo:paragraph-rsid="014b47cc"/>
    </style:style>
    <style:style style:name="P248" style:family="paragraph" style:parent-style-name="Table_20_Contents">
      <style:text-properties fo:language="en" fo:country="GB" officeooo:rsid="01504039" officeooo:paragraph-rsid="01504039"/>
    </style:style>
    <style:style style:name="P249" style:family="paragraph" style:parent-style-name="Table_20_Contents">
      <style:text-properties fo:language="en" fo:country="GB" officeooo:rsid="01514174" officeooo:paragraph-rsid="01514174"/>
    </style:style>
    <style:style style:name="P250" style:family="paragraph" style:parent-style-name="Table_20_Contents">
      <style:text-properties fo:language="en" fo:country="GB" officeooo:rsid="00f527ef" officeooo:paragraph-rsid="00f527ef"/>
    </style:style>
    <style:style style:name="P251" style:family="paragraph" style:parent-style-name="Table_20_Contents">
      <style:text-properties fo:language="en" fo:country="GB" officeooo:rsid="01528c0d" officeooo:paragraph-rsid="01528c0d"/>
    </style:style>
    <style:style style:name="P252" style:family="paragraph" style:parent-style-name="Table_20_Contents">
      <style:text-properties fo:language="en" fo:country="GB" officeooo:rsid="0154ebc1" officeooo:paragraph-rsid="0154ebc1"/>
    </style:style>
    <style:style style:name="P253" style:family="paragraph" style:parent-style-name="Table_20_Contents">
      <style:text-properties fo:language="en" fo:country="GB" officeooo:rsid="0156876c" officeooo:paragraph-rsid="0156876c"/>
    </style:style>
    <style:style style:name="P254" style:family="paragraph" style:parent-style-name="Table_20_Contents">
      <style:text-properties fo:language="en" fo:country="GB" officeooo:rsid="00fac1de" officeooo:paragraph-rsid="00fac1de"/>
    </style:style>
    <style:style style:name="P255" style:family="paragraph" style:parent-style-name="Table_20_Contents">
      <style:text-properties fo:language="en" fo:country="GB" officeooo:rsid="01584d04" officeooo:paragraph-rsid="01584d04"/>
    </style:style>
    <style:style style:name="P256" style:family="paragraph" style:parent-style-name="Table_20_Contents">
      <style:text-properties fo:language="en" fo:country="GB" officeooo:rsid="015a13e2" officeooo:paragraph-rsid="015a13e2"/>
    </style:style>
    <style:style style:name="P257" style:family="paragraph" style:parent-style-name="Table_20_Contents">
      <style:text-properties fo:language="en" fo:country="GB" officeooo:rsid="015a9b20" officeooo:paragraph-rsid="015a9b20"/>
    </style:style>
    <style:style style:name="P258" style:family="paragraph" style:parent-style-name="Table_20_Contents">
      <style:text-properties fo:language="en" fo:country="GB" officeooo:rsid="00fccea2" officeooo:paragraph-rsid="00fccea2"/>
    </style:style>
    <style:style style:name="P259" style:family="paragraph" style:parent-style-name="Table_20_Contents">
      <style:text-properties fo:language="en" fo:country="GB" officeooo:rsid="015cf48b" officeooo:paragraph-rsid="015cf48b"/>
    </style:style>
    <style:style style:name="P260" style:family="paragraph" style:parent-style-name="Table_20_Contents">
      <style:text-properties fo:language="en" fo:country="GB" officeooo:rsid="015d6617" officeooo:paragraph-rsid="015d6617"/>
    </style:style>
    <style:style style:name="P261" style:family="paragraph" style:parent-style-name="Table_20_Contents">
      <style:text-properties fo:language="en" fo:country="GB" officeooo:rsid="01604dd0" officeooo:paragraph-rsid="01604dd0"/>
    </style:style>
    <style:style style:name="P262" style:family="paragraph" style:parent-style-name="Table_20_Contents">
      <style:text-properties fo:language="en" fo:country="GB" officeooo:rsid="00ff8534" officeooo:paragraph-rsid="00ff8534"/>
    </style:style>
    <style:style style:name="P263" style:family="paragraph" style:parent-style-name="Table_20_Contents">
      <style:text-properties fo:language="en" fo:country="GB" officeooo:rsid="016191a7" officeooo:paragraph-rsid="016191a7"/>
    </style:style>
    <style:style style:name="P264" style:family="paragraph" style:parent-style-name="Table_20_Contents">
      <style:text-properties fo:language="en" fo:country="GB" officeooo:rsid="01634efc" officeooo:paragraph-rsid="01634efc"/>
    </style:style>
    <style:style style:name="P265" style:family="paragraph" style:parent-style-name="Table_20_Contents">
      <style:text-properties fo:language="en" fo:country="GB" officeooo:rsid="0163e18f" officeooo:paragraph-rsid="0163e18f"/>
    </style:style>
    <style:style style:name="P266" style:family="paragraph" style:parent-style-name="Table_20_Contents">
      <style:text-properties fo:language="en" fo:country="GB" officeooo:rsid="0164b7a3" officeooo:paragraph-rsid="0164b7a3"/>
    </style:style>
    <style:style style:name="P267" style:family="paragraph" style:parent-style-name="Table_20_Contents">
      <style:text-properties fo:language="en" fo:country="GB" officeooo:rsid="0167647c" officeooo:paragraph-rsid="0167647c"/>
    </style:style>
    <style:style style:name="P268" style:family="paragraph" style:parent-style-name="Table_20_Contents">
      <style:text-properties fo:language="en" fo:country="GB" officeooo:rsid="00ffff73" officeooo:paragraph-rsid="00ffff73"/>
    </style:style>
    <style:style style:name="P269" style:family="paragraph" style:parent-style-name="Table_20_Contents">
      <style:text-properties fo:language="en" fo:country="GB" officeooo:rsid="016afcaf" officeooo:paragraph-rsid="016afcaf"/>
    </style:style>
    <style:style style:name="P270" style:family="paragraph" style:parent-style-name="Table_20_Contents">
      <style:text-properties fo:language="en" fo:country="GB" officeooo:rsid="016d5eb4" officeooo:paragraph-rsid="016d5eb4"/>
    </style:style>
    <style:style style:name="P271" style:family="paragraph" style:parent-style-name="Table_20_Contents">
      <style:text-properties fo:language="en" fo:country="GB" officeooo:rsid="016ebb07" officeooo:paragraph-rsid="016ebb07"/>
    </style:style>
    <style:style style:name="P272" style:family="paragraph" style:parent-style-name="Table_20_Contents">
      <style:text-properties fo:language="en" fo:country="GB" officeooo:rsid="01027322" officeooo:paragraph-rsid="01027322"/>
    </style:style>
    <style:style style:name="P273" style:family="paragraph" style:parent-style-name="Table_20_Contents">
      <style:text-properties fo:language="en" fo:country="GB" officeooo:rsid="01042ab3" officeooo:paragraph-rsid="01042ab3"/>
    </style:style>
    <style:style style:name="P274" style:family="paragraph" style:parent-style-name="Table_20_Contents">
      <style:text-properties fo:language="en" fo:country="GB" officeooo:rsid="01721730" officeooo:paragraph-rsid="01721730"/>
    </style:style>
    <style:style style:name="P275" style:family="paragraph" style:parent-style-name="Table_20_Contents">
      <style:text-properties fo:language="en" fo:country="GB" officeooo:rsid="01743e0c" officeooo:paragraph-rsid="01743e0c"/>
    </style:style>
    <style:style style:name="P276" style:family="paragraph" style:parent-style-name="Table_20_Contents">
      <style:text-properties fo:language="en" fo:country="GB" officeooo:rsid="017532d0" officeooo:paragraph-rsid="017532d0"/>
    </style:style>
    <style:style style:name="P277" style:family="paragraph" style:parent-style-name="Table_20_Contents">
      <style:text-properties fo:language="en" fo:country="GB" officeooo:rsid="017739e8" officeooo:paragraph-rsid="017739e8"/>
    </style:style>
    <style:style style:name="P278" style:family="paragraph" style:parent-style-name="Table_20_Contents">
      <style:text-properties fo:language="en" fo:country="GB" officeooo:rsid="01788ffd" officeooo:paragraph-rsid="01788ffd"/>
    </style:style>
    <style:style style:name="P279" style:family="paragraph" style:parent-style-name="Table_20_Contents">
      <style:text-properties fo:language="en" fo:country="GB" officeooo:rsid="0178fa43" officeooo:paragraph-rsid="0178fa43"/>
    </style:style>
    <style:style style:name="P280" style:family="paragraph" style:parent-style-name="Table_20_Contents">
      <style:text-properties fo:language="en" fo:country="GB" officeooo:rsid="0108bfbd" officeooo:paragraph-rsid="0108bfbd"/>
    </style:style>
    <style:style style:name="P281" style:family="paragraph" style:parent-style-name="Table_20_Contents">
      <style:text-properties fo:language="en" fo:country="GB" officeooo:rsid="017af27e" officeooo:paragraph-rsid="017af27e"/>
    </style:style>
    <style:style style:name="P282" style:family="paragraph" style:parent-style-name="Table_20_Contents">
      <style:text-properties fo:language="en" fo:country="GB" officeooo:rsid="010b5859" officeooo:paragraph-rsid="010b5859"/>
    </style:style>
    <style:style style:name="P283" style:family="paragraph" style:parent-style-name="Preformatted_20_Text">
      <style:text-properties fo:language="en" fo:country="GB" officeooo:rsid="0185cc44" officeooo:paragraph-rsid="0185cc44"/>
    </style:style>
    <style:style style:name="P284" style:family="paragraph" style:parent-style-name="Table_20_Contents">
      <style:text-properties fo:language="en" fo:country="GB" officeooo:rsid="0185cc44" officeooo:paragraph-rsid="0185cc44"/>
    </style:style>
    <style:style style:name="P285" style:family="paragraph" style:parent-style-name="Table_20_Contents">
      <style:text-properties fo:language="en" fo:country="GB" officeooo:rsid="010b6245" officeooo:paragraph-rsid="010b6245"/>
    </style:style>
    <style:style style:name="P286" style:family="paragraph" style:parent-style-name="Table_20_Contents">
      <style:text-properties fo:language="en" fo:country="GB" officeooo:rsid="017dad7e" officeooo:paragraph-rsid="017dad7e"/>
    </style:style>
    <style:style style:name="P287" style:family="paragraph" style:parent-style-name="Table_20_Contents">
      <style:text-properties fo:language="en" fo:country="GB" officeooo:rsid="017ec71c" officeooo:paragraph-rsid="017ec71c"/>
    </style:style>
    <style:style style:name="P288" style:family="paragraph" style:parent-style-name="Table_20_Contents">
      <style:text-properties fo:language="en" fo:country="GB" officeooo:rsid="017fec50" officeooo:paragraph-rsid="017fec50"/>
    </style:style>
    <style:style style:name="P289" style:family="paragraph" style:parent-style-name="Table_20_Contents">
      <style:text-properties fo:language="en" fo:country="GB" officeooo:rsid="0183391a" officeooo:paragraph-rsid="0183391a"/>
    </style:style>
    <style:style style:name="P290" style:family="paragraph" style:parent-style-name="Table_20_Contents">
      <style:text-properties fo:language="en" fo:country="GB" officeooo:rsid="018524d3" officeooo:paragraph-rsid="018524d3"/>
    </style:style>
    <style:style style:name="P291" style:family="paragraph" style:parent-style-name="Table_20_Contents">
      <style:text-properties fo:language="en" fo:country="GB" officeooo:rsid="010cb8c2" officeooo:paragraph-rsid="010cb8c2"/>
    </style:style>
    <style:style style:name="P292" style:family="paragraph" style:parent-style-name="Table_20_Contents">
      <style:text-properties fo:language="en" fo:country="GB" officeooo:rsid="018aa638" officeooo:paragraph-rsid="018aa638"/>
    </style:style>
    <style:style style:name="P293" style:family="paragraph" style:parent-style-name="Table_20_Contents">
      <style:text-properties fo:language="en" fo:country="GB" officeooo:rsid="018c8dbe" officeooo:paragraph-rsid="018c8dbe"/>
    </style:style>
    <style:style style:name="P294" style:family="paragraph" style:parent-style-name="Table_20_Contents">
      <style:text-properties fo:language="en" fo:country="GB" officeooo:rsid="018da10f" officeooo:paragraph-rsid="018da10f"/>
    </style:style>
    <style:style style:name="P295" style:family="paragraph" style:parent-style-name="Table_20_Contents">
      <style:text-properties fo:language="en" fo:country="GB" officeooo:rsid="011443ab" officeooo:paragraph-rsid="011443ab"/>
    </style:style>
    <style:style style:name="P296" style:family="paragraph" style:parent-style-name="Table_20_Contents">
      <style:text-properties fo:language="en" fo:country="GB" officeooo:rsid="01149e8a" officeooo:paragraph-rsid="01149e8a"/>
    </style:style>
    <style:style style:name="P297" style:family="paragraph" style:parent-style-name="Table_20_Contents">
      <style:text-properties fo:language="en" fo:country="GB" officeooo:rsid="01162cdb" officeooo:paragraph-rsid="01162cdb"/>
    </style:style>
    <style:style style:name="P298" style:family="paragraph" style:parent-style-name="Table_20_Contents">
      <style:text-properties fo:language="en" fo:country="GB" officeooo:rsid="0119a9b3" officeooo:paragraph-rsid="0119a9b3"/>
    </style:style>
    <style:style style:name="P299" style:family="paragraph" style:parent-style-name="Table_20_Contents">
      <style:text-properties fo:language="en" fo:country="GB" officeooo:rsid="011a3f3e" officeooo:paragraph-rsid="011a3f3e"/>
    </style:style>
    <style:style style:name="P300" style:family="paragraph" style:parent-style-name="Table_20_Contents">
      <style:text-properties fo:language="en" fo:country="GB" officeooo:rsid="01944886" officeooo:paragraph-rsid="01944886"/>
    </style:style>
    <style:style style:name="P301" style:family="paragraph" style:parent-style-name="Table_20_Contents">
      <style:text-properties fo:language="en" fo:country="GB" officeooo:rsid="01973293" officeooo:paragraph-rsid="01973293"/>
    </style:style>
    <style:style style:name="P302" style:family="paragraph" style:parent-style-name="Table_20_Contents">
      <style:text-properties fo:language="en" fo:country="GB" officeooo:rsid="0197d43f" officeooo:paragraph-rsid="0197d43f"/>
    </style:style>
    <style:style style:name="P303" style:family="paragraph" style:parent-style-name="Table_20_Contents">
      <style:text-properties fo:language="en" fo:country="GB" officeooo:rsid="0199ce7a" officeooo:paragraph-rsid="0199ce7a"/>
    </style:style>
    <style:style style:name="P304" style:family="paragraph" style:parent-style-name="Table_20_Contents">
      <style:text-properties fo:language="en" fo:country="GB" officeooo:rsid="019a1784" officeooo:paragraph-rsid="019a1784"/>
    </style:style>
    <style:style style:name="P305" style:family="paragraph" style:parent-style-name="Table_20_Contents">
      <style:text-properties fo:language="en" fo:country="GB" officeooo:rsid="019ab92a" officeooo:paragraph-rsid="019ab92a"/>
    </style:style>
    <style:style style:name="P306" style:family="paragraph" style:parent-style-name="Table_20_Contents">
      <style:text-properties fo:language="en" fo:country="GB" officeooo:rsid="019b63be" officeooo:paragraph-rsid="019b63be"/>
    </style:style>
    <style:style style:name="P307" style:family="paragraph" style:parent-style-name="Table_20_Contents">
      <style:text-properties fo:language="en" fo:country="GB" officeooo:rsid="019d81d8" officeooo:paragraph-rsid="019d81d8"/>
    </style:style>
    <style:style style:name="P308" style:family="paragraph" style:parent-style-name="Table_20_Contents">
      <style:text-properties fo:language="en" fo:country="GB" officeooo:rsid="012088fb" officeooo:paragraph-rsid="012088fb"/>
    </style:style>
    <style:style style:name="P309" style:family="paragraph" style:parent-style-name="Table_20_Contents">
      <style:text-properties fo:language="en" fo:country="GB" officeooo:rsid="012240be" officeooo:paragraph-rsid="012240be"/>
    </style:style>
    <style:style style:name="P310" style:family="paragraph" style:parent-style-name="Table_20_Contents">
      <style:text-properties fo:language="en" fo:country="GB" officeooo:rsid="0122e3ab" officeooo:paragraph-rsid="0122e3ab"/>
    </style:style>
    <style:style style:name="P311" style:family="paragraph" style:parent-style-name="Table_20_Contents">
      <style:text-properties fo:language="en" fo:country="GB" officeooo:rsid="01239cd5" officeooo:paragraph-rsid="01239cd5"/>
    </style:style>
    <style:style style:name="P312" style:family="paragraph" style:parent-style-name="Table_20_Contents">
      <style:text-properties fo:language="en" fo:country="GB" officeooo:rsid="0125f049" officeooo:paragraph-rsid="0125f049"/>
    </style:style>
    <style:style style:name="P313" style:family="paragraph" style:parent-style-name="Table_20_Contents">
      <style:text-properties fo:language="en" fo:country="GB" officeooo:rsid="01283507" officeooo:paragraph-rsid="01283507"/>
    </style:style>
    <style:style style:name="P314" style:family="paragraph" style:parent-style-name="Table_20_Contents">
      <style:text-properties fo:language="en" fo:country="GB" officeooo:rsid="01283507" officeooo:paragraph-rsid="0317d3c0"/>
    </style:style>
    <style:style style:name="P315" style:family="paragraph" style:parent-style-name="Table_20_Contents">
      <style:text-properties fo:language="en" fo:country="GB" officeooo:rsid="012857f7" officeooo:paragraph-rsid="012857f7"/>
    </style:style>
    <style:style style:name="P316" style:family="paragraph" style:parent-style-name="Table_20_Contents">
      <style:text-properties fo:language="en" fo:country="GB" officeooo:rsid="012bcac3" officeooo:paragraph-rsid="012bcac3"/>
    </style:style>
    <style:style style:name="P317" style:family="paragraph" style:parent-style-name="Table_20_Contents">
      <style:text-properties fo:language="en" fo:country="GB" officeooo:rsid="012cbf7c" officeooo:paragraph-rsid="012cbf7c"/>
    </style:style>
    <style:style style:name="P318" style:family="paragraph" style:parent-style-name="Table_20_Contents">
      <style:text-properties fo:language="en" fo:country="GB" officeooo:rsid="012e861d" officeooo:paragraph-rsid="012e861d"/>
    </style:style>
    <style:style style:name="P319" style:family="paragraph" style:parent-style-name="Table_20_Contents">
      <style:text-properties fo:language="en" fo:country="GB" officeooo:rsid="01a5029f" officeooo:paragraph-rsid="01a5029f"/>
    </style:style>
    <style:style style:name="P320" style:family="paragraph" style:parent-style-name="Table_20_Contents">
      <style:text-properties fo:language="en" fo:country="GB" officeooo:rsid="01a6ef41" officeooo:paragraph-rsid="01a6ef41"/>
    </style:style>
    <style:style style:name="P321" style:family="paragraph" style:parent-style-name="Table_20_Contents">
      <style:text-properties fo:language="en" fo:country="GB" officeooo:rsid="012f468a" officeooo:paragraph-rsid="012f468a"/>
    </style:style>
    <style:style style:name="P322" style:family="paragraph" style:parent-style-name="Table_20_Contents">
      <style:text-properties fo:language="en" fo:country="GB" officeooo:rsid="01aaf91a" officeooo:paragraph-rsid="01aaf91a"/>
    </style:style>
    <style:style style:name="P323" style:family="paragraph" style:parent-style-name="Table_20_Contents">
      <style:text-properties fo:language="en" fo:country="GB" officeooo:rsid="01ad32bb" officeooo:paragraph-rsid="01ad32bb"/>
    </style:style>
    <style:style style:name="P324" style:family="paragraph" style:parent-style-name="Table_20_Contents">
      <style:text-properties fo:language="en" fo:country="GB" officeooo:rsid="01ad789c" officeooo:paragraph-rsid="01ad789c"/>
    </style:style>
    <style:style style:name="P325" style:family="paragraph" style:parent-style-name="Table_20_Contents">
      <style:text-properties fo:language="en" fo:country="GB" officeooo:rsid="01af54ee" officeooo:paragraph-rsid="01af54ee"/>
    </style:style>
    <style:style style:name="P326" style:family="paragraph" style:parent-style-name="Table_20_Contents">
      <style:text-properties fo:language="en" fo:country="GB" officeooo:rsid="01317603" officeooo:paragraph-rsid="01317603"/>
    </style:style>
    <style:style style:name="P327" style:family="paragraph" style:parent-style-name="Table_20_Contents">
      <style:text-properties fo:language="en" fo:country="GB" officeooo:rsid="01b0dac4" officeooo:paragraph-rsid="01b0dac4"/>
    </style:style>
    <style:style style:name="P328" style:family="paragraph" style:parent-style-name="Table_20_Contents">
      <style:text-properties fo:language="en" fo:country="GB" officeooo:rsid="01b210a2" officeooo:paragraph-rsid="01b210a2"/>
    </style:style>
    <style:style style:name="P329" style:family="paragraph" style:parent-style-name="Table_20_Contents">
      <style:text-properties fo:language="en" fo:country="GB" officeooo:rsid="0133e06a" officeooo:paragraph-rsid="0133e06a"/>
    </style:style>
    <style:style style:name="P330" style:family="paragraph" style:parent-style-name="Table_20_Contents">
      <style:text-properties fo:language="en" fo:country="GB" officeooo:rsid="01352569" officeooo:paragraph-rsid="01352569"/>
    </style:style>
    <style:style style:name="P331" style:family="paragraph" style:parent-style-name="Table_20_Contents">
      <style:text-properties fo:language="en" fo:country="GB" officeooo:rsid="0137be82" officeooo:paragraph-rsid="0137be82"/>
    </style:style>
    <style:style style:name="P332" style:family="paragraph" style:parent-style-name="Table_20_Contents">
      <style:text-properties fo:language="en" fo:country="GB" officeooo:rsid="013927c8" officeooo:paragraph-rsid="013927c8"/>
    </style:style>
    <style:style style:name="P333" style:family="paragraph" style:parent-style-name="Table_20_Contents">
      <style:text-properties fo:language="en" fo:country="GB" officeooo:rsid="013b3cf6" officeooo:paragraph-rsid="013b3cf6"/>
    </style:style>
    <style:style style:name="P334" style:family="paragraph" style:parent-style-name="Table_20_Contents">
      <style:text-properties fo:language="en" fo:country="GB" officeooo:rsid="01b8379a" officeooo:paragraph-rsid="01b8379a"/>
    </style:style>
    <style:style style:name="P335" style:family="paragraph" style:parent-style-name="Table_20_Contents">
      <style:text-properties fo:language="en" fo:country="GB" officeooo:rsid="013ee1d4" officeooo:paragraph-rsid="013ee1d4"/>
    </style:style>
    <style:style style:name="P336" style:family="paragraph" style:parent-style-name="Table_20_Contents">
      <style:text-properties fo:language="en" fo:country="GB" officeooo:rsid="013fbfe4" officeooo:paragraph-rsid="013fbfe4"/>
    </style:style>
    <style:style style:name="P337" style:family="paragraph" style:parent-style-name="Table_20_Contents">
      <style:text-properties fo:language="en" fo:country="GB" officeooo:rsid="01411127" officeooo:paragraph-rsid="01411127"/>
    </style:style>
    <style:style style:name="P338" style:family="paragraph" style:parent-style-name="Table_20_Contents">
      <style:text-properties fo:language="en" fo:country="GB" officeooo:rsid="0141747b" officeooo:paragraph-rsid="0141747b"/>
    </style:style>
    <style:style style:name="P339" style:family="paragraph" style:parent-style-name="Table_20_Contents">
      <style:text-properties fo:language="en" fo:country="GB" officeooo:rsid="01431357" officeooo:paragraph-rsid="01431357"/>
    </style:style>
    <style:style style:name="P340" style:family="paragraph" style:parent-style-name="Table_20_Contents">
      <style:text-properties fo:language="en" fo:country="GB" officeooo:rsid="01baedf6" officeooo:paragraph-rsid="01baedf6"/>
    </style:style>
    <style:style style:name="P341" style:family="paragraph" style:parent-style-name="Table_20_Contents">
      <style:text-properties fo:language="en" fo:country="GB" officeooo:rsid="0147efd8" officeooo:paragraph-rsid="0147efd8"/>
    </style:style>
    <style:style style:name="P342" style:family="paragraph" style:parent-style-name="Table_20_Contents">
      <style:text-properties fo:language="en" fo:country="GB" officeooo:rsid="014dfbe3" officeooo:paragraph-rsid="014dfbe3"/>
    </style:style>
    <style:style style:name="P343" style:family="paragraph" style:parent-style-name="Table_20_Contents">
      <style:text-properties fo:language="en" fo:country="GB" officeooo:rsid="0150100d" officeooo:paragraph-rsid="0150100d"/>
    </style:style>
    <style:style style:name="P344" style:family="paragraph" style:parent-style-name="Table_20_Contents">
      <style:text-properties fo:language="en" fo:country="GB" officeooo:rsid="01559132" officeooo:paragraph-rsid="01559132"/>
    </style:style>
    <style:style style:name="P345" style:family="paragraph" style:parent-style-name="Table_20_Contents">
      <style:text-properties fo:language="en" fo:country="GB" officeooo:rsid="0157737a" officeooo:paragraph-rsid="0157737a"/>
    </style:style>
    <style:style style:name="P346" style:family="paragraph" style:parent-style-name="Table_20_Contents">
      <style:text-properties fo:language="en" fo:country="GB" officeooo:rsid="002d322e"/>
    </style:style>
    <style:style style:name="P347" style:family="paragraph" style:parent-style-name="Table_20_Contents">
      <style:text-properties fo:language="en" fo:country="GB" officeooo:rsid="00309c85" officeooo:paragraph-rsid="00309c85"/>
    </style:style>
    <style:style style:name="P348" style:family="paragraph" style:parent-style-name="Table_20_Contents">
      <style:text-properties fo:language="en" fo:country="GB" officeooo:rsid="003595ae" officeooo:paragraph-rsid="003595ae"/>
    </style:style>
    <style:style style:name="P349" style:family="paragraph" style:parent-style-name="Table_20_Contents">
      <style:text-properties fo:language="en" fo:country="GB" officeooo:rsid="015e72a9" officeooo:paragraph-rsid="015e72a9"/>
    </style:style>
    <style:style style:name="P350" style:family="paragraph" style:parent-style-name="Table_20_Contents">
      <style:text-properties fo:language="en" fo:country="GB" officeooo:rsid="004ededf" officeooo:paragraph-rsid="004ededf"/>
    </style:style>
    <style:style style:name="P351" style:family="paragraph" style:parent-style-name="Table_20_Contents">
      <style:text-properties fo:language="en" fo:country="GB" officeooo:rsid="015eaab3" officeooo:paragraph-rsid="004ededf"/>
    </style:style>
    <style:style style:name="P352" style:family="paragraph" style:parent-style-name="Table_20_Contents">
      <style:text-properties fo:language="en" fo:country="GB" officeooo:rsid="015eaab3" officeooo:paragraph-rsid="015eaab3"/>
    </style:style>
    <style:style style:name="P353" style:family="paragraph" style:parent-style-name="Table_20_Contents">
      <style:text-properties fo:language="en" fo:country="GB" officeooo:rsid="015f04dd" officeooo:paragraph-rsid="015f04dd"/>
    </style:style>
    <style:style style:name="P354" style:family="paragraph" style:parent-style-name="Table_20_Contents">
      <style:text-properties fo:language="en" fo:country="GB" officeooo:rsid="015fc387" officeooo:paragraph-rsid="015fc387"/>
    </style:style>
    <style:style style:name="P355" style:family="paragraph" style:parent-style-name="Table_20_Contents">
      <style:text-properties fo:language="en" fo:country="GB" officeooo:rsid="0160e554" officeooo:paragraph-rsid="0160e554"/>
    </style:style>
    <style:style style:name="P356" style:family="paragraph" style:parent-style-name="Table_20_Contents">
      <style:text-properties fo:language="en" fo:country="GB" officeooo:rsid="0160e554" officeooo:paragraph-rsid="0313c89e"/>
    </style:style>
    <style:style style:name="P357" style:family="paragraph" style:parent-style-name="Table_20_Contents">
      <style:text-properties fo:language="en" fo:country="GB" officeooo:rsid="016306ec" officeooo:paragraph-rsid="016306ec"/>
    </style:style>
    <style:style style:name="P358" style:family="paragraph" style:parent-style-name="Table_20_Contents">
      <style:text-properties fo:language="en" fo:country="GB" officeooo:rsid="0164473c" officeooo:paragraph-rsid="0164473c"/>
    </style:style>
    <style:style style:name="P359" style:family="paragraph" style:parent-style-name="Table_20_Contents">
      <style:text-properties fo:language="en" fo:country="GB" officeooo:rsid="01662a7d" officeooo:paragraph-rsid="01674f63"/>
    </style:style>
    <style:style style:name="P360" style:family="paragraph" style:parent-style-name="Table_20_Contents">
      <style:text-properties fo:language="en" fo:country="GB" officeooo:rsid="01662a7d" officeooo:paragraph-rsid="01662a7d"/>
    </style:style>
    <style:style style:name="P361" style:family="paragraph" style:parent-style-name="Table_20_Contents">
      <style:text-properties fo:language="en" fo:country="GB" officeooo:rsid="0168ccc6" officeooo:paragraph-rsid="0168ccc6"/>
    </style:style>
    <style:style style:name="P362" style:family="paragraph" style:parent-style-name="Table_20_Contents">
      <style:text-properties fo:language="en" fo:country="GB" officeooo:rsid="016aa45e" officeooo:paragraph-rsid="016aa45e"/>
    </style:style>
    <style:style style:name="P363" style:family="paragraph" style:parent-style-name="Table_20_Contents">
      <style:text-properties fo:language="en" fo:country="GB" officeooo:rsid="016b3cb9" officeooo:paragraph-rsid="016b3cb9"/>
    </style:style>
    <style:style style:name="P364" style:family="paragraph" style:parent-style-name="Table_20_Contents">
      <style:text-properties fo:language="en" fo:country="GB" officeooo:rsid="016b6f63" officeooo:paragraph-rsid="016b6f63"/>
    </style:style>
    <style:style style:name="P365" style:family="paragraph" style:parent-style-name="Table_20_Contents">
      <style:text-properties fo:language="en" fo:country="GB" officeooo:rsid="016c2a49" officeooo:paragraph-rsid="016c2a49"/>
    </style:style>
    <style:style style:name="P366" style:family="paragraph" style:parent-style-name="Table_20_Contents">
      <style:text-properties fo:language="en" fo:country="GB" officeooo:rsid="016c9f74" officeooo:paragraph-rsid="016c9f74"/>
    </style:style>
    <style:style style:name="P367" style:family="paragraph" style:parent-style-name="Table_20_Contents">
      <style:text-properties fo:language="en" fo:country="GB" officeooo:rsid="016ccc43" officeooo:paragraph-rsid="016ccc43"/>
    </style:style>
    <style:style style:name="P368" style:family="paragraph" style:parent-style-name="Table_20_Contents">
      <style:text-properties fo:language="en" fo:country="GB" officeooo:rsid="016d7d7a" officeooo:paragraph-rsid="016d7d7a"/>
    </style:style>
    <style:style style:name="P369" style:family="paragraph" style:parent-style-name="Table_20_Contents">
      <style:text-properties fo:language="en" fo:country="GB" officeooo:rsid="016d8c8c" officeooo:paragraph-rsid="016d8c8c"/>
    </style:style>
    <style:style style:name="P370" style:family="paragraph" style:parent-style-name="Table_20_Contents">
      <style:text-properties fo:language="en" fo:country="GB" officeooo:rsid="017279f5" officeooo:paragraph-rsid="017279f5"/>
    </style:style>
    <style:style style:name="P371" style:family="paragraph" style:parent-style-name="Table_20_Contents">
      <style:text-properties fo:language="en" fo:country="GB" officeooo:rsid="0175bd24" officeooo:paragraph-rsid="0175bd24"/>
    </style:style>
    <style:style style:name="P372" style:family="paragraph" style:parent-style-name="Table_20_Contents">
      <style:text-properties fo:language="en" fo:country="GB" officeooo:rsid="01760164" officeooo:paragraph-rsid="01760164"/>
    </style:style>
    <style:style style:name="P373" style:family="paragraph" style:parent-style-name="Table_20_Contents">
      <style:text-properties fo:language="en" fo:country="GB" officeooo:rsid="0176c524" officeooo:paragraph-rsid="0176c524"/>
    </style:style>
    <style:style style:name="P374" style:family="paragraph" style:parent-style-name="Table_20_Contents">
      <style:text-properties fo:language="en" fo:country="GB" officeooo:rsid="0177cefb" officeooo:paragraph-rsid="0177cefb"/>
    </style:style>
    <style:style style:name="P375" style:family="paragraph" style:parent-style-name="Table_20_Contents">
      <style:text-properties fo:language="en" fo:country="GB" officeooo:rsid="017884c3" officeooo:paragraph-rsid="017884c3"/>
    </style:style>
    <style:style style:name="P376" style:family="paragraph" style:parent-style-name="Table_20_Contents">
      <style:text-properties fo:language="en" fo:country="GB" officeooo:rsid="00515a00" officeooo:paragraph-rsid="00515a00"/>
    </style:style>
    <style:style style:name="P377" style:family="paragraph" style:parent-style-name="Table_20_Contents">
      <style:text-properties fo:language="en" fo:country="GB" officeooo:rsid="017d745d" officeooo:paragraph-rsid="017d745d"/>
    </style:style>
    <style:style style:name="P378" style:family="paragraph" style:parent-style-name="Table_20_Contents">
      <style:text-properties fo:language="en" fo:country="GB" officeooo:rsid="017f5619" officeooo:paragraph-rsid="017f5619"/>
    </style:style>
    <style:style style:name="P379" style:family="paragraph" style:parent-style-name="Table_20_Contents">
      <style:text-properties fo:language="en" fo:country="GB" officeooo:rsid="01812c60" officeooo:paragraph-rsid="01812c60"/>
    </style:style>
    <style:style style:name="P380" style:family="paragraph" style:parent-style-name="Table_20_Contents">
      <style:text-properties fo:language="en" fo:country="GB" officeooo:rsid="018441d2" officeooo:paragraph-rsid="018441d2"/>
    </style:style>
    <style:style style:name="P381" style:family="paragraph" style:parent-style-name="Table_20_Contents">
      <style:text-properties fo:language="en" fo:country="GB" officeooo:rsid="018441d2" officeooo:paragraph-rsid="024f6a44"/>
    </style:style>
    <style:style style:name="P382" style:family="paragraph" style:parent-style-name="Table_20_Contents">
      <style:text-properties fo:language="en" fo:country="GB" officeooo:rsid="0185a9a1" officeooo:paragraph-rsid="0185a9a1"/>
    </style:style>
    <style:style style:name="P383" style:family="paragraph" style:parent-style-name="Table_20_Contents">
      <style:text-properties fo:language="en" fo:country="GB" officeooo:rsid="01883d96" officeooo:paragraph-rsid="01883d96"/>
    </style:style>
    <style:style style:name="P384" style:family="paragraph" style:parent-style-name="Table_20_Contents">
      <style:text-properties fo:language="en" fo:country="GB" officeooo:rsid="018b1408" officeooo:paragraph-rsid="018b1408"/>
    </style:style>
    <style:style style:name="P385" style:family="paragraph" style:parent-style-name="Table_20_Contents">
      <style:text-properties fo:language="en" fo:country="GB" officeooo:rsid="018d0ac3" officeooo:paragraph-rsid="018d0ac3"/>
    </style:style>
    <style:style style:name="P386" style:family="paragraph" style:parent-style-name="Table_20_Contents">
      <style:text-properties fo:language="en" fo:country="GB" officeooo:rsid="018fe69f" officeooo:paragraph-rsid="018fe69f"/>
    </style:style>
    <style:style style:name="P387" style:family="paragraph" style:parent-style-name="Standard">
      <style:text-properties fo:language="en" fo:country="GB" officeooo:rsid="0192d808" officeooo:paragraph-rsid="0192d808"/>
    </style:style>
    <style:style style:name="P388" style:family="paragraph" style:parent-style-name="Table_20_Contents">
      <style:text-properties fo:language="en" fo:country="GB" officeooo:rsid="0192bc09" officeooo:paragraph-rsid="0192bc09"/>
    </style:style>
    <style:style style:name="P389" style:family="paragraph" style:parent-style-name="Table_20_Contents">
      <style:text-properties fo:language="en" fo:country="GB" officeooo:rsid="0197f585" officeooo:paragraph-rsid="0197f585"/>
    </style:style>
    <style:style style:name="P390" style:family="paragraph" style:parent-style-name="Table_20_Contents">
      <style:text-properties fo:language="en" fo:country="GB" officeooo:rsid="01980a9c" officeooo:paragraph-rsid="01980a9c"/>
    </style:style>
    <style:style style:name="P391" style:family="paragraph" style:parent-style-name="Table_20_Contents">
      <style:text-properties fo:language="en" fo:country="GB" officeooo:rsid="019bfa9a" officeooo:paragraph-rsid="019bfa9a"/>
    </style:style>
    <style:style style:name="P392" style:family="paragraph" style:parent-style-name="Table_20_Contents">
      <style:text-properties fo:language="en" fo:country="GB" officeooo:rsid="019db9b1" officeooo:paragraph-rsid="019db9b1"/>
    </style:style>
    <style:style style:name="P393" style:family="paragraph" style:parent-style-name="Table_20_Contents">
      <style:text-properties fo:language="en" fo:country="GB" officeooo:rsid="019efa4d" officeooo:paragraph-rsid="019efa4d"/>
    </style:style>
    <style:style style:name="P394" style:family="paragraph" style:parent-style-name="Table_20_Contents">
      <style:text-properties fo:language="en" fo:country="GB" officeooo:rsid="01a51d1d" officeooo:paragraph-rsid="01a51d1d"/>
    </style:style>
    <style:style style:name="P395" style:family="paragraph" style:parent-style-name="Table_20_Contents">
      <style:text-properties fo:language="en" fo:country="GB" officeooo:rsid="01a646b3" officeooo:paragraph-rsid="01a646b3"/>
    </style:style>
    <style:style style:name="P396" style:family="paragraph" style:parent-style-name="Table_20_Contents">
      <style:text-properties fo:language="en" fo:country="GB" officeooo:rsid="01a7126a" officeooo:paragraph-rsid="01a7126a"/>
    </style:style>
    <style:style style:name="P397" style:family="paragraph" style:parent-style-name="Table_20_Contents">
      <style:text-properties fo:language="en" fo:country="GB" officeooo:rsid="01a7c8ea" officeooo:paragraph-rsid="01a7c8ea"/>
    </style:style>
    <style:style style:name="P398" style:family="paragraph" style:parent-style-name="Table_20_Contents">
      <style:text-properties fo:language="en" fo:country="GB" officeooo:rsid="01a85c4b" officeooo:paragraph-rsid="01a85c4b"/>
    </style:style>
    <style:style style:name="P399" style:family="paragraph" style:parent-style-name="Table_20_Contents">
      <style:text-properties fo:language="en" fo:country="GB" officeooo:rsid="01abe4ea" officeooo:paragraph-rsid="01abe4ea"/>
    </style:style>
    <style:style style:name="P400" style:family="paragraph" style:parent-style-name="Table_20_Contents">
      <style:text-properties fo:language="en" fo:country="GB" officeooo:rsid="01b55c83" officeooo:paragraph-rsid="01b55c83"/>
    </style:style>
    <style:style style:name="P401" style:family="paragraph" style:parent-style-name="Table_20_Contents">
      <style:text-properties fo:language="en" fo:country="GB" officeooo:rsid="011188d8" officeooo:paragraph-rsid="011188d8"/>
    </style:style>
    <style:style style:name="P402" style:family="paragraph" style:parent-style-name="Table_20_Contents">
      <style:text-properties fo:language="en" fo:country="GB" officeooo:rsid="01bff35d" officeooo:paragraph-rsid="01bff35d"/>
    </style:style>
    <style:style style:name="P403" style:family="paragraph" style:parent-style-name="Table_20_Contents">
      <style:text-properties fo:language="en" fo:country="GB" officeooo:rsid="01c1a690" officeooo:paragraph-rsid="01c1a690"/>
    </style:style>
    <style:style style:name="P404" style:family="paragraph" style:parent-style-name="Table_20_Contents">
      <style:text-properties fo:language="en" fo:country="GB" officeooo:rsid="01c1d233" officeooo:paragraph-rsid="01c1d233"/>
    </style:style>
    <style:style style:name="P405" style:family="paragraph" style:parent-style-name="Table_20_Contents">
      <style:text-properties fo:language="en" fo:country="GB" officeooo:rsid="01c2659f" officeooo:paragraph-rsid="01c2659f"/>
    </style:style>
    <style:style style:name="P406" style:family="paragraph" style:parent-style-name="Standard">
      <style:text-properties fo:language="en" fo:country="GB" officeooo:rsid="01d1a8f3" officeooo:paragraph-rsid="01d1a8f3"/>
    </style:style>
    <style:style style:name="P407" style:family="paragraph" style:parent-style-name="Standard">
      <style:text-properties fo:language="en" fo:country="GB" officeooo:rsid="01d79100" officeooo:paragraph-rsid="01d79100"/>
    </style:style>
    <style:style style:name="P408" style:family="paragraph" style:parent-style-name="Table_20_Contents">
      <style:text-properties fo:language="en" fo:country="GB" officeooo:rsid="01d79100" officeooo:paragraph-rsid="01d79100"/>
    </style:style>
    <style:style style:name="P409" style:family="paragraph" style:parent-style-name="Standard">
      <style:text-properties fo:language="en" fo:country="GB" officeooo:rsid="01e5a5fb" officeooo:paragraph-rsid="01e5a5fb"/>
    </style:style>
    <style:style style:name="P410" style:family="paragraph" style:parent-style-name="Table_20_Contents">
      <style:text-properties fo:language="en" fo:country="GB" officeooo:rsid="01e5a5fb" officeooo:paragraph-rsid="01e5a5fb"/>
    </style:style>
    <style:style style:name="P411" style:family="paragraph" style:parent-style-name="Table_20_Contents">
      <style:text-properties fo:language="en" fo:country="GB" officeooo:rsid="01c6d194" officeooo:paragraph-rsid="01c6d194"/>
    </style:style>
    <style:style style:name="P412" style:family="paragraph" style:parent-style-name="Table_20_Contents">
      <style:text-properties fo:language="en" fo:country="GB" officeooo:rsid="01cab902" officeooo:paragraph-rsid="01cab902"/>
    </style:style>
    <style:style style:name="P413" style:family="paragraph" style:parent-style-name="Table_20_Contents">
      <style:text-properties fo:language="en" fo:country="GB" officeooo:rsid="01cb5eed" officeooo:paragraph-rsid="01cb5eed"/>
    </style:style>
    <style:style style:name="P414" style:family="paragraph" style:parent-style-name="Table_20_Contents">
      <style:text-properties fo:language="en" fo:country="GB" officeooo:rsid="01cc656f" officeooo:paragraph-rsid="01cc656f"/>
    </style:style>
    <style:style style:name="P415" style:family="paragraph" style:parent-style-name="Table_20_Contents">
      <style:text-properties fo:language="en" fo:country="GB" officeooo:rsid="01cc656f" officeooo:paragraph-rsid="031f40b6"/>
    </style:style>
    <style:style style:name="P416" style:family="paragraph" style:parent-style-name="Table_20_Contents">
      <style:text-properties fo:language="en" fo:country="GB" officeooo:rsid="01d394a2" officeooo:paragraph-rsid="01d394a2"/>
    </style:style>
    <style:style style:name="P417" style:family="paragraph" style:parent-style-name="Table_20_Contents">
      <style:text-properties fo:language="en" fo:country="GB" officeooo:rsid="01d84bd1" officeooo:paragraph-rsid="01d84bd1"/>
    </style:style>
    <style:style style:name="P418" style:family="paragraph" style:parent-style-name="Table_20_Contents">
      <style:text-properties fo:language="en" fo:country="GB" officeooo:rsid="01d84bd1" officeooo:paragraph-rsid="032530a6"/>
    </style:style>
    <style:style style:name="P419" style:family="paragraph" style:parent-style-name="Table_20_Contents">
      <style:text-properties fo:language="en" fo:country="GB" officeooo:rsid="010e6e99" officeooo:paragraph-rsid="010e6e99"/>
    </style:style>
    <style:style style:name="P420" style:family="paragraph" style:parent-style-name="Table_20_Contents">
      <style:text-properties fo:language="en" fo:country="GB" officeooo:rsid="01e2ca60" officeooo:paragraph-rsid="01e2ca60"/>
    </style:style>
    <style:style style:name="P421" style:family="paragraph" style:parent-style-name="Table_20_Contents">
      <style:text-properties fo:language="en" fo:country="GB" officeooo:rsid="01e3b715" officeooo:paragraph-rsid="01e3b715"/>
    </style:style>
    <style:style style:name="P422" style:family="paragraph" style:parent-style-name="Table_20_Contents">
      <style:text-properties fo:language="en" fo:country="GB" officeooo:rsid="01e52f32" officeooo:paragraph-rsid="01e52f32"/>
    </style:style>
    <style:style style:name="P423" style:family="paragraph" style:parent-style-name="Table_20_Contents">
      <style:text-properties fo:language="en" fo:country="GB" officeooo:rsid="01ba0f10" officeooo:paragraph-rsid="01ba0f10"/>
    </style:style>
    <style:style style:name="P424" style:family="paragraph" style:parent-style-name="Table_20_Contents">
      <style:text-properties fo:language="en" fo:country="GB" officeooo:rsid="01e6a6e3" officeooo:paragraph-rsid="01e6a6e3"/>
    </style:style>
    <style:style style:name="P425" style:family="paragraph" style:parent-style-name="Table_20_Contents">
      <style:text-properties fo:language="en" fo:country="GB" officeooo:rsid="01eb20bc" officeooo:paragraph-rsid="01eb20bc"/>
    </style:style>
    <style:style style:name="P426" style:family="paragraph" style:parent-style-name="Table_20_Contents">
      <style:text-properties fo:language="en" fo:country="GB" officeooo:rsid="01ed7c84" officeooo:paragraph-rsid="01ed7c84"/>
    </style:style>
    <style:style style:name="P427" style:family="paragraph" style:parent-style-name="Table_20_Contents">
      <style:text-properties fo:language="en" fo:country="GB" officeooo:rsid="020d7838" officeooo:paragraph-rsid="020d7838"/>
    </style:style>
    <style:style style:name="P428" style:family="paragraph" style:parent-style-name="Standard">
      <style:text-properties fo:language="en" fo:country="GB" officeooo:rsid="020d7838" officeooo:paragraph-rsid="020d7838"/>
    </style:style>
    <style:style style:name="P429" style:family="paragraph" style:parent-style-name="Table_20_Contents">
      <style:text-properties fo:language="en" fo:country="GB" officeooo:rsid="01f35a6c" officeooo:paragraph-rsid="01f35a6c"/>
    </style:style>
    <style:style style:name="P430" style:family="paragraph" style:parent-style-name="Table_20_Contents">
      <style:text-properties fo:language="en" fo:country="GB" officeooo:rsid="01f72603" officeooo:paragraph-rsid="01f72603"/>
    </style:style>
    <style:style style:name="P431" style:family="paragraph" style:parent-style-name="Table_20_Contents">
      <style:text-properties fo:language="en" fo:country="GB" officeooo:rsid="01f9c0ba" officeooo:paragraph-rsid="01f9c0ba"/>
    </style:style>
    <style:style style:name="P432" style:family="paragraph" style:parent-style-name="Table_20_Contents">
      <style:text-properties fo:language="en" fo:country="GB" officeooo:rsid="01fd4482" officeooo:paragraph-rsid="01fd4482"/>
    </style:style>
    <style:style style:name="P433" style:family="paragraph" style:parent-style-name="Table_20_Contents">
      <style:text-properties fo:language="en" fo:country="GB" officeooo:rsid="01fdeedf" officeooo:paragraph-rsid="01fdeedf"/>
    </style:style>
    <style:style style:name="P434" style:family="paragraph" style:parent-style-name="Table_20_Contents">
      <style:text-properties fo:language="en" fo:country="GB" officeooo:rsid="01ffceb7" officeooo:paragraph-rsid="01ffceb7"/>
    </style:style>
    <style:style style:name="P435" style:family="paragraph" style:parent-style-name="Table_20_Contents">
      <style:text-properties fo:language="en" fo:country="GB" officeooo:rsid="0203266f" officeooo:paragraph-rsid="0203266f"/>
    </style:style>
    <style:style style:name="P436" style:family="paragraph" style:parent-style-name="Table_20_Contents">
      <style:text-properties fo:language="en" fo:country="GB" officeooo:rsid="02064b89" officeooo:paragraph-rsid="02064b89"/>
    </style:style>
    <style:style style:name="P437" style:family="paragraph" style:parent-style-name="Standard">
      <style:text-properties fo:language="en" fo:country="GB" officeooo:rsid="02064b89" officeooo:paragraph-rsid="02064b89"/>
    </style:style>
    <style:style style:name="P438" style:family="paragraph" style:parent-style-name="Table_20_Contents">
      <style:text-properties fo:language="en" fo:country="GB" officeooo:rsid="02087ccb" officeooo:paragraph-rsid="02087ccb"/>
    </style:style>
    <style:style style:name="P439" style:family="paragraph" style:parent-style-name="Table_20_Contents">
      <style:text-properties fo:language="en" fo:country="GB" officeooo:rsid="01817e89" officeooo:paragraph-rsid="01817e89"/>
    </style:style>
    <style:style style:name="P440" style:family="paragraph" style:parent-style-name="Table_20_Contents">
      <style:text-properties fo:language="en" fo:country="GB" officeooo:rsid="020e688e" officeooo:paragraph-rsid="020e688e"/>
    </style:style>
    <style:style style:name="P441" style:family="paragraph" style:parent-style-name="Table_20_Contents">
      <style:text-properties fo:language="en" fo:country="GB" officeooo:rsid="00650276" officeooo:paragraph-rsid="00650276"/>
    </style:style>
    <style:style style:name="P442" style:family="paragraph" style:parent-style-name="Table_20_Contents">
      <style:text-properties fo:language="en" fo:country="GB" officeooo:rsid="006461f4" officeooo:paragraph-rsid="006461f4"/>
    </style:style>
    <style:style style:name="P443" style:family="paragraph" style:parent-style-name="Table_20_Contents">
      <style:text-properties fo:language="en" fo:country="GB" officeooo:rsid="02113649" officeooo:paragraph-rsid="02113649"/>
    </style:style>
    <style:style style:name="P444" style:family="paragraph" style:parent-style-name="Table_20_Contents">
      <style:text-properties fo:language="en" fo:country="GB" officeooo:rsid="02279e24" officeooo:paragraph-rsid="02279e24"/>
    </style:style>
    <style:style style:name="P445" style:family="paragraph" style:parent-style-name="Table_20_Contents">
      <style:text-properties fo:language="en" fo:country="GB" officeooo:rsid="022863ea" officeooo:paragraph-rsid="022863ea"/>
    </style:style>
    <style:style style:name="P446" style:family="paragraph" style:parent-style-name="Table_20_Contents">
      <style:text-properties fo:language="en" fo:country="GB" officeooo:rsid="022a2b9b" officeooo:paragraph-rsid="022a2b9b"/>
    </style:style>
    <style:style style:name="P447" style:family="paragraph" style:parent-style-name="Table_20_Contents">
      <style:text-properties fo:language="en" fo:country="GB" officeooo:rsid="022ab4b9" officeooo:paragraph-rsid="022ab4b9"/>
    </style:style>
    <style:style style:name="P448" style:family="paragraph" style:parent-style-name="Table_20_Contents">
      <style:text-properties fo:language="en" fo:country="GB" officeooo:rsid="022c476a" officeooo:paragraph-rsid="022c476a"/>
    </style:style>
    <style:style style:name="P449" style:family="paragraph" style:parent-style-name="Table_20_Contents">
      <style:text-properties fo:language="en" fo:country="GB" officeooo:rsid="022dc992" officeooo:paragraph-rsid="022dc992"/>
    </style:style>
    <style:style style:name="P450" style:family="paragraph" style:parent-style-name="Table_20_Contents">
      <style:text-properties fo:language="en" fo:country="GB" officeooo:rsid="022eed17" officeooo:paragraph-rsid="022eed17"/>
    </style:style>
    <style:style style:name="P451" style:family="paragraph" style:parent-style-name="Table_20_Contents">
      <style:text-properties fo:language="en" fo:country="GB" officeooo:rsid="0230a52a" officeooo:paragraph-rsid="0230a52a"/>
    </style:style>
    <style:style style:name="P452" style:family="paragraph" style:parent-style-name="Table_20_Contents">
      <style:text-properties fo:language="en" fo:country="GB" officeooo:rsid="02310b27" officeooo:paragraph-rsid="02310b27"/>
    </style:style>
    <style:style style:name="P453" style:family="paragraph" style:parent-style-name="Table_20_Contents">
      <style:text-properties fo:language="en" fo:country="GB" officeooo:rsid="0232a3e9" officeooo:paragraph-rsid="0232a3e9"/>
    </style:style>
    <style:style style:name="P454" style:family="paragraph" style:parent-style-name="Table_20_Contents">
      <style:text-properties fo:language="en" fo:country="GB" officeooo:rsid="0232a3e9" officeooo:paragraph-rsid="031f40b6"/>
    </style:style>
    <style:style style:name="P455" style:family="paragraph" style:parent-style-name="Table_20_Contents">
      <style:text-properties fo:language="en" fo:country="GB" officeooo:rsid="0233a4cf" officeooo:paragraph-rsid="0233a4cf"/>
    </style:style>
    <style:style style:name="P456" style:family="paragraph" style:parent-style-name="Table_20_Contents">
      <style:text-properties fo:language="en" fo:country="GB" officeooo:rsid="0233c39b" officeooo:paragraph-rsid="0233c39b"/>
    </style:style>
    <style:style style:name="P457" style:family="paragraph" style:parent-style-name="Table_20_Contents">
      <style:text-properties fo:language="en" fo:country="GB" officeooo:rsid="0233c39b" officeooo:paragraph-rsid="0233ea59"/>
    </style:style>
    <style:style style:name="P458" style:family="paragraph" style:parent-style-name="Table_20_Contents">
      <style:text-properties fo:language="en" fo:country="GB" officeooo:rsid="0233c39b" officeooo:paragraph-rsid="02341d92"/>
    </style:style>
    <style:style style:name="P459" style:family="paragraph" style:parent-style-name="Table_20_Contents">
      <style:text-properties fo:language="en" fo:country="GB" officeooo:rsid="0233c39b" officeooo:paragraph-rsid="0235f14c"/>
    </style:style>
    <style:style style:name="P460" style:family="paragraph" style:parent-style-name="Table_20_Contents">
      <style:text-properties fo:language="en" fo:country="GB" officeooo:rsid="0233c39b" officeooo:paragraph-rsid="0237bb9b"/>
    </style:style>
    <style:style style:name="P461" style:family="paragraph" style:parent-style-name="Table_20_Contents">
      <style:text-properties fo:language="en" fo:country="GB" officeooo:rsid="0233ea59" officeooo:paragraph-rsid="0233ea59"/>
    </style:style>
    <style:style style:name="P462" style:family="paragraph" style:parent-style-name="Table_20_Contents">
      <style:text-properties fo:language="en" fo:country="GB" officeooo:rsid="02341d92" officeooo:paragraph-rsid="02341d92"/>
    </style:style>
    <style:style style:name="P463" style:family="paragraph" style:parent-style-name="Table_20_Contents">
      <style:text-properties fo:language="en" fo:country="GB" officeooo:rsid="0235f14c" officeooo:paragraph-rsid="0235f14c"/>
    </style:style>
    <style:style style:name="P464" style:family="paragraph" style:parent-style-name="Table_20_Contents">
      <style:text-properties fo:language="en" fo:country="GB" officeooo:rsid="0235f14c" officeooo:paragraph-rsid="028b595f"/>
    </style:style>
    <style:style style:name="P465" style:family="paragraph" style:parent-style-name="Table_20_Contents">
      <style:text-properties fo:language="en" fo:country="GB" officeooo:rsid="0235f14c" officeooo:paragraph-rsid="0315e18a"/>
    </style:style>
    <style:style style:name="P466" style:family="paragraph" style:parent-style-name="Table_20_Contents">
      <style:text-properties fo:language="en" fo:country="GB" officeooo:rsid="0235f14c" officeooo:paragraph-rsid="032bf1ee"/>
    </style:style>
    <style:style style:name="P467" style:family="paragraph" style:parent-style-name="Table_20_Contents">
      <style:text-properties fo:language="en" fo:country="GB" officeooo:rsid="0237bb9b" officeooo:paragraph-rsid="0237bb9b"/>
    </style:style>
    <style:style style:name="P468" style:family="paragraph" style:parent-style-name="Table_20_Contents">
      <style:text-properties fo:language="en" fo:country="GB" officeooo:rsid="0237bb9b" officeooo:paragraph-rsid="0317d3c0"/>
    </style:style>
    <style:style style:name="P469" style:family="paragraph" style:parent-style-name="Table_20_Contents">
      <style:text-properties fo:language="en" fo:country="GB" officeooo:rsid="023ba347" officeooo:paragraph-rsid="023ba347"/>
    </style:style>
    <style:style style:name="P470" style:family="paragraph" style:parent-style-name="Table_20_Contents">
      <style:text-properties fo:language="en" fo:country="GB" officeooo:rsid="023c306d" officeooo:paragraph-rsid="023c306d"/>
    </style:style>
    <style:style style:name="P471" style:family="paragraph" style:parent-style-name="Table_20_Contents">
      <style:text-properties fo:language="en" fo:country="GB" officeooo:rsid="02413248" officeooo:paragraph-rsid="02413248"/>
    </style:style>
    <style:style style:name="P472" style:family="paragraph" style:parent-style-name="Table_20_Contents">
      <style:text-properties fo:language="en" fo:country="GB" officeooo:paragraph-rsid="024a194f"/>
    </style:style>
    <style:style style:name="P473" style:family="paragraph" style:parent-style-name="Table_20_Contents">
      <style:text-properties fo:language="en" fo:country="GB" officeooo:rsid="024a194f" officeooo:paragraph-rsid="024a194f"/>
    </style:style>
    <style:style style:name="P474" style:family="paragraph" style:parent-style-name="Table_20_Contents">
      <style:text-properties fo:language="en" fo:country="GB" officeooo:rsid="024b3355" officeooo:paragraph-rsid="024b3355"/>
    </style:style>
    <style:style style:name="P475" style:family="paragraph" style:parent-style-name="Table_20_Contents">
      <style:text-properties fo:language="en" fo:country="GB" officeooo:rsid="025f5a77" officeooo:paragraph-rsid="025f5a77"/>
    </style:style>
    <style:style style:name="P476" style:family="paragraph" style:parent-style-name="Table_20_Contents">
      <style:text-properties fo:language="en" fo:country="GB" officeooo:rsid="02621287" officeooo:paragraph-rsid="02621287"/>
    </style:style>
    <style:style style:name="P477" style:family="paragraph" style:parent-style-name="Table_20_Contents">
      <style:text-properties fo:language="en" fo:country="GB" officeooo:rsid="0267937e" officeooo:paragraph-rsid="0267937e"/>
    </style:style>
    <style:style style:name="P478" style:family="paragraph" style:parent-style-name="Table_20_Contents">
      <style:text-properties fo:language="en" fo:country="GB" officeooo:rsid="0269bf72" officeooo:paragraph-rsid="0269bf72"/>
    </style:style>
    <style:style style:name="P479" style:family="paragraph" style:parent-style-name="Table_20_Contents">
      <style:text-properties fo:language="en" fo:country="GB" officeooo:rsid="027202aa" officeooo:paragraph-rsid="027202aa"/>
    </style:style>
    <style:style style:name="P480" style:family="paragraph" style:parent-style-name="Table_20_Contents">
      <style:text-properties fo:language="en" fo:country="GB" officeooo:rsid="00ce20e8" officeooo:paragraph-rsid="00ce20e8"/>
    </style:style>
    <style:style style:name="P481" style:family="paragraph" style:parent-style-name="Table_20_Contents">
      <style:text-properties fo:language="en" fo:country="GB" officeooo:rsid="00cd5a54" officeooo:paragraph-rsid="00cd5a54"/>
    </style:style>
    <style:style style:name="P482" style:family="paragraph" style:parent-style-name="Table_20_Contents">
      <style:text-properties fo:language="en" fo:country="GB" officeooo:rsid="027c276d" officeooo:paragraph-rsid="027c276d"/>
    </style:style>
    <style:style style:name="P483" style:family="paragraph" style:parent-style-name="Table_20_Contents">
      <style:text-properties fo:language="en" fo:country="GB" officeooo:rsid="027de4b5" officeooo:paragraph-rsid="027de4b5"/>
    </style:style>
    <style:style style:name="P484" style:family="paragraph" style:parent-style-name="Table_20_Contents">
      <style:text-properties fo:language="en" fo:country="GB" officeooo:rsid="027e757e" officeooo:paragraph-rsid="027e757e"/>
    </style:style>
    <style:style style:name="P485" style:family="paragraph" style:parent-style-name="Table_20_Contents">
      <style:text-properties fo:language="en" fo:country="GB" officeooo:rsid="0284f29f" officeooo:paragraph-rsid="0284f29f"/>
    </style:style>
    <style:style style:name="P486" style:family="paragraph" style:parent-style-name="Standard">
      <style:text-properties fo:language="en" fo:country="GB" officeooo:rsid="0296d9d9" officeooo:paragraph-rsid="0296d9d9"/>
    </style:style>
    <style:style style:name="P487" style:family="paragraph" style:parent-style-name="Table_20_Contents">
      <style:text-properties fo:language="en" fo:country="GB" officeooo:rsid="0296d9d9" officeooo:paragraph-rsid="0296d9d9"/>
    </style:style>
    <style:style style:name="P488" style:family="paragraph" style:parent-style-name="Table_20_Contents">
      <style:text-properties fo:language="en" fo:country="GB" officeooo:rsid="0287c90e" officeooo:paragraph-rsid="0287c90e"/>
    </style:style>
    <style:style style:name="P489" style:family="paragraph" style:parent-style-name="Table_20_Contents">
      <style:text-properties fo:language="en" fo:country="GB" officeooo:rsid="0287fd17" officeooo:paragraph-rsid="0287fd17"/>
    </style:style>
    <style:style style:name="P490" style:family="paragraph" style:parent-style-name="Table_20_Contents">
      <style:text-properties fo:language="en" fo:country="GB" officeooo:paragraph-rsid="01fce9ed"/>
    </style:style>
    <style:style style:name="P491" style:family="paragraph" style:parent-style-name="Table_20_Contents">
      <style:text-properties fo:language="en" fo:country="GB" officeooo:rsid="028b595f" officeooo:paragraph-rsid="028b595f"/>
    </style:style>
    <style:style style:name="P492" style:family="paragraph" style:parent-style-name="Table_20_Contents">
      <style:text-properties fo:language="en" fo:country="GB" officeooo:rsid="028d32f7" officeooo:paragraph-rsid="028d32f7"/>
    </style:style>
    <style:style style:name="P493" style:family="paragraph" style:parent-style-name="Table_20_Contents">
      <style:text-properties fo:language="en" fo:country="GB" officeooo:rsid="028dc2db" officeooo:paragraph-rsid="028dc2db"/>
    </style:style>
    <style:style style:name="P494" style:family="paragraph" style:parent-style-name="Table_20_Contents">
      <style:text-properties fo:language="en" fo:country="GB" officeooo:rsid="0291216e" officeooo:paragraph-rsid="0291216e"/>
    </style:style>
    <style:style style:name="P495" style:family="paragraph" style:parent-style-name="Table_20_Contents">
      <style:text-properties fo:language="en" fo:country="GB" officeooo:rsid="0295632f" officeooo:paragraph-rsid="0295632f"/>
    </style:style>
    <style:style style:name="P496" style:family="paragraph" style:parent-style-name="Table_20_Contents">
      <style:text-properties fo:language="en" fo:country="GB" officeooo:rsid="0295c890" officeooo:paragraph-rsid="0295c890"/>
    </style:style>
    <style:style style:name="P497" style:family="paragraph" style:parent-style-name="Table_20_Contents">
      <style:text-properties fo:language="en" fo:country="GB" officeooo:paragraph-rsid="029a34d4"/>
    </style:style>
    <style:style style:name="P498" style:family="paragraph" style:parent-style-name="Table_20_Contents">
      <style:text-properties fo:language="en" fo:country="GB" officeooo:rsid="029f5281" officeooo:paragraph-rsid="029f5281"/>
    </style:style>
    <style:style style:name="P499" style:family="paragraph" style:parent-style-name="Standard">
      <style:text-properties fo:language="en" fo:country="GB" officeooo:rsid="02b3b319" officeooo:paragraph-rsid="02b3b319"/>
    </style:style>
    <style:style style:name="P500" style:family="paragraph" style:parent-style-name="Standard">
      <style:text-properties fo:language="en" fo:country="GB" officeooo:rsid="02cfec09" officeooo:paragraph-rsid="02cfec09"/>
    </style:style>
    <style:style style:name="P501" style:family="paragraph" style:parent-style-name="Table_20_Contents">
      <style:text-properties fo:language="en" fo:country="GB" officeooo:rsid="02aa65b2" officeooo:paragraph-rsid="02aa65b2"/>
    </style:style>
    <style:style style:name="P502" style:family="paragraph" style:parent-style-name="Table_20_Contents">
      <style:text-properties fo:language="en" fo:country="GB" officeooo:rsid="02b3118c" officeooo:paragraph-rsid="02b3118c"/>
    </style:style>
    <style:style style:name="P503" style:family="paragraph" style:parent-style-name="Table_20_Contents">
      <style:text-properties fo:language="en" fo:country="GB" officeooo:rsid="02b32981" officeooo:paragraph-rsid="02b32981"/>
    </style:style>
    <style:style style:name="P504" style:family="paragraph" style:parent-style-name="Table_20_Contents">
      <style:text-properties fo:language="en" fo:country="GB" officeooo:rsid="02b52de2" officeooo:paragraph-rsid="02b52de2"/>
    </style:style>
    <style:style style:name="P505" style:family="paragraph" style:parent-style-name="Table_20_Contents">
      <style:text-properties fo:language="en" fo:country="GB" officeooo:rsid="02b5e8aa" officeooo:paragraph-rsid="02b5e8aa"/>
    </style:style>
    <style:style style:name="P506" style:family="paragraph" style:parent-style-name="Table_20_Contents">
      <style:text-properties fo:language="en" fo:country="GB" officeooo:rsid="02cfdd78" officeooo:paragraph-rsid="02cfdd78"/>
    </style:style>
    <style:style style:name="P507" style:family="paragraph" style:parent-style-name="Table_20_Contents">
      <style:text-properties fo:language="en" fo:country="GB" officeooo:rsid="02d433e1" officeooo:paragraph-rsid="02d433e1"/>
    </style:style>
    <style:style style:name="P508" style:family="paragraph" style:parent-style-name="Table_20_Contents">
      <style:text-properties fo:language="en" fo:country="GB" officeooo:rsid="02d433e1" officeooo:paragraph-rsid="02d96a20"/>
    </style:style>
    <style:style style:name="P509" style:family="paragraph" style:parent-style-name="Table_20_Contents">
      <style:text-properties fo:language="en" fo:country="GB" officeooo:rsid="02d542de" officeooo:paragraph-rsid="02d542de"/>
    </style:style>
    <style:style style:name="P510" style:family="paragraph" style:parent-style-name="Table_20_Contents">
      <style:text-properties fo:language="en" fo:country="GB" officeooo:rsid="02d96a20" officeooo:paragraph-rsid="02d96a20"/>
    </style:style>
    <style:style style:name="P511" style:family="paragraph" style:parent-style-name="Table_20_Contents">
      <style:text-properties fo:language="en" fo:country="GB" officeooo:rsid="02e49200" officeooo:paragraph-rsid="02e49200"/>
    </style:style>
    <style:style style:name="P512" style:family="paragraph" style:parent-style-name="Table_20_Contents">
      <style:text-properties fo:language="en" fo:country="GB" officeooo:rsid="02e7dae2" officeooo:paragraph-rsid="02e7dae2"/>
    </style:style>
    <style:style style:name="P513" style:family="paragraph" style:parent-style-name="Table_20_Contents">
      <style:text-properties fo:language="en" fo:country="GB" officeooo:rsid="02e9414f" officeooo:paragraph-rsid="02e9414f"/>
    </style:style>
    <style:style style:name="P514" style:family="paragraph" style:parent-style-name="Table_20_Contents">
      <style:text-properties fo:language="en" fo:country="GB" officeooo:paragraph-rsid="029f626a"/>
    </style:style>
    <style:style style:name="P515" style:family="paragraph" style:parent-style-name="Table_20_Contents">
      <style:text-properties fo:language="en" fo:country="GB" officeooo:rsid="02ef5c7b" officeooo:paragraph-rsid="02ef5c7b"/>
    </style:style>
    <style:style style:name="P516" style:family="paragraph" style:parent-style-name="Table_20_Contents">
      <style:text-properties fo:language="en" fo:country="GB" officeooo:rsid="02f2f3cf" officeooo:paragraph-rsid="02f2f3cf"/>
    </style:style>
    <style:style style:name="P517" style:family="paragraph" style:parent-style-name="Table_20_Contents">
      <style:text-properties fo:language="en" fo:country="GB" officeooo:rsid="02fe06c8" officeooo:paragraph-rsid="02fe06c8"/>
    </style:style>
    <style:style style:name="P518" style:family="paragraph" style:parent-style-name="Table_20_Contents">
      <style:text-properties fo:language="en" fo:country="GB" officeooo:rsid="03073320" officeooo:paragraph-rsid="03073320"/>
    </style:style>
    <style:style style:name="P519" style:family="paragraph" style:parent-style-name="Table_20_Contents">
      <style:text-properties fo:language="en" fo:country="GB" officeooo:rsid="03087b37" officeooo:paragraph-rsid="03087b37"/>
    </style:style>
    <style:style style:name="P520" style:family="paragraph" style:parent-style-name="Table_20_Contents">
      <style:text-properties fo:language="en" fo:country="GB" officeooo:rsid="0309fe00" officeooo:paragraph-rsid="0309fe00"/>
    </style:style>
    <style:style style:name="P521" style:family="paragraph" style:parent-style-name="Table_20_Contents">
      <style:text-properties fo:language="en" fo:country="GB" officeooo:rsid="0313c89e" officeooo:paragraph-rsid="0313c89e"/>
    </style:style>
    <style:style style:name="P522" style:family="paragraph" style:parent-style-name="Table_20_Contents">
      <style:text-properties fo:language="en" fo:country="GB" officeooo:rsid="0313c89e" officeooo:paragraph-rsid="03141b6c"/>
    </style:style>
    <style:style style:name="P523" style:family="paragraph" style:parent-style-name="Table_20_Contents">
      <style:text-properties fo:language="en" fo:country="GB" officeooo:rsid="0313c89e" officeooo:paragraph-rsid="0314480e"/>
    </style:style>
    <style:style style:name="P524" style:family="paragraph" style:parent-style-name="Table_20_Contents">
      <style:text-properties fo:language="en" fo:country="GB" officeooo:rsid="0313c89e" officeooo:paragraph-rsid="0315e18a"/>
    </style:style>
    <style:style style:name="P525" style:family="paragraph" style:parent-style-name="Table_20_Contents">
      <style:text-properties fo:language="en" fo:country="GB" officeooo:rsid="0313c89e" officeooo:paragraph-rsid="0317d3c0"/>
    </style:style>
    <style:style style:name="P526" style:family="paragraph" style:parent-style-name="Table_20_Contents">
      <style:text-properties fo:language="en" fo:country="GB" officeooo:rsid="02af7b97" officeooo:paragraph-rsid="0314480e"/>
    </style:style>
    <style:style style:name="P527" style:family="paragraph" style:parent-style-name="Table_20_Contents">
      <style:text-properties fo:language="en" fo:country="GB" officeooo:rsid="02c055e2" officeooo:paragraph-rsid="02c055e2"/>
    </style:style>
    <style:style style:name="P528" style:family="paragraph" style:parent-style-name="Table_20_Contents">
      <style:text-properties fo:language="en" fo:country="GB" officeooo:rsid="0315e18a" officeooo:paragraph-rsid="0315e18a"/>
    </style:style>
    <style:style style:name="P529" style:family="paragraph" style:parent-style-name="Table_20_Contents">
      <style:text-properties fo:language="en" fo:country="GB" officeooo:rsid="02c50e76" officeooo:paragraph-rsid="02c50e76"/>
    </style:style>
    <style:style style:name="P530" style:family="paragraph" style:parent-style-name="Table_20_Contents">
      <style:text-properties fo:language="en" fo:country="GB" officeooo:rsid="0317d3c0" officeooo:paragraph-rsid="0317d3c0"/>
    </style:style>
    <style:style style:name="P531" style:family="paragraph" style:parent-style-name="Standard">
      <style:text-properties fo:language="en" fo:country="GB" officeooo:rsid="01e98652" officeooo:paragraph-rsid="01e98652"/>
    </style:style>
    <style:style style:name="P532" style:family="paragraph" style:parent-style-name="Standard">
      <style:text-properties fo:language="en" fo:country="GB" officeooo:rsid="0326e7e7" officeooo:paragraph-rsid="0326e7e7"/>
    </style:style>
    <style:style style:name="P533" style:family="paragraph" style:parent-style-name="Table_20_Contents">
      <style:text-properties fo:language="en" fo:country="GB" officeooo:rsid="0326e7e7" officeooo:paragraph-rsid="0326e7e7"/>
    </style:style>
    <style:style style:name="P534" style:family="paragraph" style:parent-style-name="Standard">
      <style:text-properties fo:language="en" fo:country="GB" officeooo:rsid="020c3209" officeooo:paragraph-rsid="020c3209"/>
    </style:style>
    <style:style style:name="P535" style:family="paragraph" style:parent-style-name="Standard">
      <style:text-properties fo:language="en" fo:country="GB" officeooo:rsid="02d9788d" officeooo:paragraph-rsid="02d9788d"/>
    </style:style>
    <style:style style:name="P536" style:family="paragraph" style:parent-style-name="Table_20_Contents">
      <style:text-properties fo:language="en" fo:country="GB" officeooo:rsid="031b4550" officeooo:paragraph-rsid="031b4550"/>
    </style:style>
    <style:style style:name="P537" style:family="paragraph" style:parent-style-name="Table_20_Contents">
      <style:text-properties fo:language="en" fo:country="GB" officeooo:rsid="031f40b6" officeooo:paragraph-rsid="031f40b6"/>
    </style:style>
    <style:style style:name="P538" style:family="paragraph" style:parent-style-name="Table_20_Contents">
      <style:text-properties fo:language="en" fo:country="GB" officeooo:rsid="02af584e" officeooo:paragraph-rsid="0314480e"/>
    </style:style>
    <style:style style:name="P539" style:family="paragraph" style:parent-style-name="Table_20_Contents">
      <style:text-properties fo:language="en" fo:country="GB" officeooo:rsid="03242cf2" officeooo:paragraph-rsid="03242cf2"/>
    </style:style>
    <style:style style:name="P540" style:family="paragraph" style:parent-style-name="Table_20_Contents">
      <style:text-properties fo:language="en" fo:country="GB" officeooo:rsid="032530a6" officeooo:paragraph-rsid="032530a6"/>
    </style:style>
    <style:style style:name="P541" style:family="paragraph" style:parent-style-name="Table_20_Contents">
      <style:text-properties fo:language="en" fo:country="GB" officeooo:rsid="03266820" officeooo:paragraph-rsid="03266820"/>
    </style:style>
    <style:style style:name="P542" style:family="paragraph" style:parent-style-name="Table_20_Contents">
      <style:text-properties fo:language="en" fo:country="GB" officeooo:rsid="028b4ee1" officeooo:paragraph-rsid="028b595f"/>
    </style:style>
    <style:style style:name="P543" style:family="paragraph" style:parent-style-name="Table_20_Contents">
      <style:text-properties fo:language="en" fo:country="GB" officeooo:rsid="032acfe4" officeooo:paragraph-rsid="032acfe4"/>
    </style:style>
    <style:style style:name="P544" style:family="paragraph" style:parent-style-name="Table_20_Contents">
      <style:text-properties fo:language="en" fo:country="GB" officeooo:rsid="032bf1ee" officeooo:paragraph-rsid="032bf1ee"/>
    </style:style>
    <style:style style:name="P545" style:family="paragraph" style:parent-style-name="Table_20_Contents">
      <style:text-properties fo:language="en" fo:country="GB" officeooo:rsid="032e2323" officeooo:paragraph-rsid="032e2323"/>
    </style:style>
    <style:style style:name="P546" style:family="paragraph" style:parent-style-name="Table_20_Contents">
      <style:text-properties fo:language="en" fo:country="GB" officeooo:paragraph-rsid="031c82ff"/>
    </style:style>
    <style:style style:name="P547" style:family="paragraph" style:parent-style-name="Table_20_Contents">
      <style:text-properties fo:language="en" fo:country="GB" officeooo:rsid="009f6788" officeooo:paragraph-rsid="009f6788"/>
    </style:style>
    <style:style style:name="P548" style:family="paragraph" style:parent-style-name="Table_20_Contents">
      <style:text-properties fo:language="en" fo:country="GB" officeooo:rsid="009ffc4b" officeooo:paragraph-rsid="009ffc4b"/>
    </style:style>
    <style:style style:name="P549" style:family="paragraph" style:parent-style-name="Table_20_Contents">
      <style:text-properties fo:language="en" fo:country="GB" officeooo:rsid="00e86349" officeooo:paragraph-rsid="00e86349"/>
    </style:style>
    <style:style style:name="P550" style:family="paragraph" style:parent-style-name="Table_20_Contents">
      <style:text-properties fo:language="en" fo:country="GB" officeooo:rsid="00ea5637" officeooo:paragraph-rsid="00ea5637"/>
    </style:style>
    <style:style style:name="P551" style:family="paragraph" style:parent-style-name="Table_20_Contents">
      <style:text-properties fo:language="en" fo:country="GB" officeooo:rsid="02017fb2" officeooo:paragraph-rsid="02017fb2"/>
    </style:style>
    <style:style style:name="P552" style:family="paragraph" style:parent-style-name="Table_20_Contents">
      <style:text-properties fo:language="en" fo:country="GB" officeooo:rsid="00ea946e" officeooo:paragraph-rsid="00ea946e"/>
    </style:style>
    <style:style style:name="P553" style:family="paragraph" style:parent-style-name="Table_20_Contents">
      <style:text-properties fo:language="en" fo:country="GB" officeooo:rsid="00ecfe51" officeooo:paragraph-rsid="00ecfe51"/>
    </style:style>
    <style:style style:name="P554" style:family="paragraph" style:parent-style-name="Table_20_Contents">
      <style:text-properties fo:language="en" fo:country="GB" officeooo:rsid="00a20549" officeooo:paragraph-rsid="00a20549"/>
    </style:style>
    <style:style style:name="P555" style:family="paragraph" style:parent-style-name="Table_20_Contents">
      <style:text-properties fo:language="en" fo:country="GB" officeooo:rsid="00eebde9" officeooo:paragraph-rsid="00eebde9"/>
    </style:style>
    <style:style style:name="P556" style:family="paragraph" style:parent-style-name="Table_20_Contents">
      <style:text-properties fo:language="en" fo:country="GB" officeooo:rsid="00a3c7f0" officeooo:paragraph-rsid="00a3c7f0"/>
    </style:style>
    <style:style style:name="P557" style:family="paragraph" style:parent-style-name="Table_20_Contents">
      <style:text-properties fo:language="en" fo:country="GB" officeooo:rsid="02eea4de" officeooo:paragraph-rsid="02eea4de"/>
    </style:style>
    <style:style style:name="P558" style:family="paragraph" style:parent-style-name="Table_20_Contents">
      <style:text-properties fo:language="en" fo:country="GB" officeooo:rsid="029afcb4" officeooo:paragraph-rsid="029afcb4"/>
    </style:style>
    <style:style style:name="P559" style:family="paragraph" style:parent-style-name="Table_20_Contents">
      <style:text-properties fo:language="en" fo:country="GB" officeooo:rsid="02eb9c50" officeooo:paragraph-rsid="02eb9c50"/>
    </style:style>
    <style:style style:name="P560" style:family="paragraph" style:parent-style-name="Table_20_Contents">
      <style:text-properties fo:language="en" fo:country="GB" officeooo:rsid="029f626a" officeooo:paragraph-rsid="029f626a"/>
    </style:style>
    <style:style style:name="P561" style:family="paragraph" style:parent-style-name="Table_20_Contents">
      <style:text-properties fo:language="en" fo:country="GB" officeooo:rsid="02a344a9" officeooo:paragraph-rsid="02a344a9"/>
    </style:style>
    <style:style style:name="P562" style:family="paragraph" style:parent-style-name="Table_20_Contents">
      <style:text-properties fo:language="en" fo:country="GB" officeooo:rsid="02a89d06" officeooo:paragraph-rsid="02a89d06"/>
    </style:style>
    <style:style style:name="P563" style:family="paragraph" style:parent-style-name="Table_20_Contents">
      <style:text-properties fo:language="en" fo:country="GB" officeooo:rsid="02eb6ab5" officeooo:paragraph-rsid="0317d3c0"/>
    </style:style>
    <style:style style:name="P564" style:family="paragraph" style:parent-style-name="Table_20_Contents">
      <style:text-properties fo:language="en" fo:country="GB" officeooo:rsid="0330a340" officeooo:paragraph-rsid="0330a340"/>
    </style:style>
    <style:style style:name="P565" style:family="paragraph" style:parent-style-name="Table_20_Contents">
      <style:text-properties fo:language="en" fo:country="GB" officeooo:rsid="033213ee" officeooo:paragraph-rsid="033213ee"/>
    </style:style>
    <style:style style:name="P566" style:family="paragraph" style:parent-style-name="Table_20_Contents">
      <style:text-properties fo:language="en" fo:country="GB" officeooo:rsid="033357b1" officeooo:paragraph-rsid="033357b1"/>
    </style:style>
    <style:style style:name="P56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01191" officeooo:paragraph-rsid="00601191"/>
    </style:style>
    <style:style style:name="P56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5bed2" officeooo:paragraph-rsid="0065bed2"/>
    </style:style>
    <style:style style:name="P56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20e1c" officeooo:paragraph-rsid="00420e1c"/>
    </style:style>
    <style:style style:name="P57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4e11e" officeooo:paragraph-rsid="0044e11e"/>
    </style:style>
    <style:style style:name="P57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718ab3" officeooo:paragraph-rsid="00718ab3"/>
    </style:style>
    <style:style style:name="P57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cc372" officeooo:paragraph-rsid="004cc372"/>
    </style:style>
    <style:style style:name="P57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fd8b3" officeooo:paragraph-rsid="004fd8b3"/>
    </style:style>
    <style:style style:name="P57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43e11" officeooo:paragraph-rsid="00543e11"/>
    </style:style>
    <style:style style:name="P57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e08dd" officeooo:paragraph-rsid="005e08dd"/>
    </style:style>
    <style:style style:name="P57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0308a" officeooo:paragraph-rsid="0080308a"/>
    </style:style>
    <style:style style:name="P57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461fc"/>
    </style:style>
    <style:style style:name="P57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96197" officeooo:paragraph-rsid="00896197"/>
    </style:style>
    <style:style style:name="P57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b15fb" officeooo:paragraph-rsid="008b15fb"/>
    </style:style>
    <style:style style:name="P58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c2bf7" officeooo:paragraph-rsid="008c2bf7"/>
    </style:style>
    <style:style style:name="P58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8f1bb9" officeooo:paragraph-rsid="008f1bb9"/>
    </style:style>
    <style:style style:name="P58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47394" officeooo:paragraph-rsid="00947394"/>
    </style:style>
    <style:style style:name="P58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language="en" fo:country="GB" fo:font-style="normal" fo:font-weight="normal" officeooo:paragraph-rsid="011297c8"/>
    </style:style>
    <style:style style:name="P58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8b982" officeooo:paragraph-rsid="0098b982"/>
    </style:style>
    <style:style style:name="P58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ab7f9" officeooo:paragraph-rsid="009ab7f9"/>
    </style:style>
    <style:style style:name="P58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11ff5" officeooo:paragraph-rsid="00a11ff5"/>
    </style:style>
    <style:style style:name="P58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59f8f" officeooo:paragraph-rsid="00a59f8f"/>
    </style:style>
    <style:style style:name="P58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b297a" officeooo:paragraph-rsid="00ab297a"/>
    </style:style>
    <style:style style:name="P58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d9608" officeooo:paragraph-rsid="00ad9608"/>
    </style:style>
    <style:style style:name="P59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4ad37" officeooo:paragraph-rsid="00b4ad37"/>
    </style:style>
    <style:style style:name="P59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73108" officeooo:paragraph-rsid="00b73108"/>
    </style:style>
    <style:style style:name="P59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9934c" officeooo:paragraph-rsid="00b9934c"/>
    </style:style>
    <style:style style:name="P59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0ee77" officeooo:paragraph-rsid="00c0ee77"/>
    </style:style>
    <style:style style:name="P59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574a3" officeooo:paragraph-rsid="00c574a3"/>
    </style:style>
    <style:style style:name="P59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79eb4" officeooo:paragraph-rsid="00c79eb4"/>
    </style:style>
    <style:style style:name="P59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baa20" officeooo:paragraph-rsid="00cbaa20"/>
    </style:style>
    <style:style style:name="P59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223b5" officeooo:paragraph-rsid="00d223b5"/>
    </style:style>
    <style:style style:name="P59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2fb36" officeooo:paragraph-rsid="00d2fb36"/>
    </style:style>
    <style:style style:name="P59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88ea5" officeooo:paragraph-rsid="00d88ea5"/>
    </style:style>
    <style:style style:name="P60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d9ef9" officeooo:paragraph-rsid="00dd9ef9"/>
    </style:style>
    <style:style style:name="P60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0b0b8" officeooo:paragraph-rsid="00e0b0b8"/>
    </style:style>
    <style:style style:name="P60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2dcda" officeooo:paragraph-rsid="00e2dcda"/>
    </style:style>
    <style:style style:name="P60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4cf3f" officeooo:paragraph-rsid="00e4cf3f"/>
    </style:style>
    <style:style style:name="P60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46078" officeooo:paragraph-rsid="00a46078"/>
    </style:style>
    <style:style style:name="P60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f57191" officeooo:paragraph-rsid="00f57191"/>
    </style:style>
    <style:style style:name="P60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c7933" officeooo:paragraph-rsid="00ac7933"/>
    </style:style>
    <style:style style:name="P60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00711" officeooo:paragraph-rsid="00b00711"/>
    </style:style>
    <style:style style:name="P60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4145c" officeooo:paragraph-rsid="00b4145c"/>
    </style:style>
    <style:style style:name="P60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6eacd" officeooo:paragraph-rsid="00b6eacd"/>
    </style:style>
    <style:style style:name="P61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fecfaa" officeooo:paragraph-rsid="00fecfaa"/>
    </style:style>
    <style:style style:name="P61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2de52" officeooo:paragraph-rsid="0102de52"/>
    </style:style>
    <style:style style:name="P61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be4812" officeooo:paragraph-rsid="00be4812"/>
    </style:style>
    <style:style style:name="P61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4e2ad" officeooo:paragraph-rsid="0104e2ad"/>
    </style:style>
    <style:style style:name="P61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4f71f" officeooo:paragraph-rsid="0104f71f"/>
    </style:style>
    <style:style style:name="P61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5060b" officeooo:paragraph-rsid="0105060b"/>
    </style:style>
    <style:style style:name="P61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9ccb7" officeooo:paragraph-rsid="0109ccb7"/>
    </style:style>
    <style:style style:name="P61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0ca675" officeooo:paragraph-rsid="010ca675"/>
    </style:style>
    <style:style style:name="P61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94057" officeooo:paragraph-rsid="00c94057"/>
    </style:style>
    <style:style style:name="P61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c4797" officeooo:paragraph-rsid="00cc4797"/>
    </style:style>
    <style:style style:name="P62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e65a1" officeooo:paragraph-rsid="00ce65a1"/>
    </style:style>
    <style:style style:name="P62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3d754" officeooo:paragraph-rsid="0113d754"/>
    </style:style>
    <style:style style:name="P62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43697" officeooo:paragraph-rsid="00d43697"/>
    </style:style>
    <style:style style:name="P62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65fd3" officeooo:paragraph-rsid="00d65fd3"/>
    </style:style>
    <style:style style:name="P62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a571d" officeooo:paragraph-rsid="00da571d"/>
    </style:style>
    <style:style style:name="P62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d6dc6" officeooo:paragraph-rsid="011d6dc6"/>
    </style:style>
    <style:style style:name="P62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ddebd9" officeooo:paragraph-rsid="00ddebd9"/>
    </style:style>
    <style:style style:name="P62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35afa" officeooo:paragraph-rsid="01235afa"/>
    </style:style>
    <style:style style:name="P62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9bde2" officeooo:paragraph-rsid="0129bde2"/>
    </style:style>
    <style:style style:name="P62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ced6b" officeooo:paragraph-rsid="012ced6b"/>
    </style:style>
    <style:style style:name="P630" style:family="paragraph" style:parent-style-name="Table_20_Contents">
      <style:text-properties fo:font-variant="normal" fo:text-transform="none" fo:color="#000000" loext:opacity="100%" fo:letter-spacing="normal" fo:language="en" fo:country="GB" fo:font-style="normal" fo:font-weight="normal" officeooo:rsid="009c2c01" officeooo:paragraph-rsid="009c2c01"/>
    </style:style>
    <style:style style:name="P63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1b933"/>
    </style:style>
    <style:style style:name="P63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57e48" officeooo:paragraph-rsid="01357e48"/>
    </style:style>
    <style:style style:name="P63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99664" officeooo:paragraph-rsid="01399664"/>
    </style:style>
    <style:style style:name="P63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bb19e" officeooo:paragraph-rsid="013bb19e"/>
    </style:style>
    <style:style style:name="P63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1107b" officeooo:paragraph-rsid="0141107b"/>
    </style:style>
    <style:style style:name="P63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4152c" officeooo:paragraph-rsid="0144152c"/>
    </style:style>
    <style:style style:name="P63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69e90" officeooo:paragraph-rsid="01469e90"/>
    </style:style>
    <style:style style:name="P63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865cf" officeooo:paragraph-rsid="014865cf"/>
    </style:style>
    <style:style style:name="P63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b47cc" officeooo:paragraph-rsid="014b47cc"/>
    </style:style>
    <style:style style:name="P64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28c0d" officeooo:paragraph-rsid="01528c0d"/>
    </style:style>
    <style:style style:name="P64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84d04" officeooo:paragraph-rsid="01584d04"/>
    </style:style>
    <style:style style:name="P64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a13e2" officeooo:paragraph-rsid="015a13e2"/>
    </style:style>
    <style:style style:name="P64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5cf48b" officeooo:paragraph-rsid="015cf48b"/>
    </style:style>
    <style:style style:name="P64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191a7" officeooo:paragraph-rsid="016191a7"/>
    </style:style>
    <style:style style:name="P64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34efc" officeooo:paragraph-rsid="01634efc"/>
    </style:style>
    <style:style style:name="P64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4b7a3" officeooo:paragraph-rsid="0164b7a3"/>
    </style:style>
    <style:style style:name="P64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7647c" officeooo:paragraph-rsid="0167647c"/>
    </style:style>
    <style:style style:name="P64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afcaf" officeooo:paragraph-rsid="016afcaf"/>
    </style:style>
    <style:style style:name="P64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6d5eb4" officeooo:paragraph-rsid="016d5eb4"/>
    </style:style>
    <style:style style:name="P65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21730" officeooo:paragraph-rsid="01721730"/>
    </style:style>
    <style:style style:name="P65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43e0c" officeooo:paragraph-rsid="01743e0c"/>
    </style:style>
    <style:style style:name="P65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88ffd" officeooo:paragraph-rsid="01788ffd"/>
    </style:style>
    <style:style style:name="P65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af27e" officeooo:paragraph-rsid="017af27e"/>
    </style:style>
    <style:style style:name="P65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dad7e" officeooo:paragraph-rsid="017dad7e"/>
    </style:style>
    <style:style style:name="P65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7fec50" officeooo:paragraph-rsid="017fec50"/>
    </style:style>
    <style:style style:name="P65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3391a" officeooo:paragraph-rsid="0183391a"/>
    </style:style>
    <style:style style:name="P65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5cc44" officeooo:paragraph-rsid="0185cc44"/>
    </style:style>
    <style:style style:name="P65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8aa638" officeooo:paragraph-rsid="018aa638"/>
    </style:style>
    <style:style style:name="P65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162cdb" officeooo:paragraph-rsid="01162cdb"/>
    </style:style>
    <style:style style:name="P66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44886" officeooo:paragraph-rsid="01944886"/>
    </style:style>
    <style:style style:name="P66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7d43f" officeooo:paragraph-rsid="0197d43f"/>
    </style:style>
    <style:style style:name="P66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9ab92a" officeooo:paragraph-rsid="019ab92a"/>
    </style:style>
    <style:style style:name="P66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088fb" officeooo:paragraph-rsid="012088fb"/>
    </style:style>
    <style:style style:name="P66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5f049" officeooo:paragraph-rsid="0125f049"/>
    </style:style>
    <style:style style:name="P66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bcac3" officeooo:paragraph-rsid="012bcac3"/>
    </style:style>
    <style:style style:name="P66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5029f" officeooo:paragraph-rsid="01a5029f"/>
    </style:style>
    <style:style style:name="P66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af91a" officeooo:paragraph-rsid="01aaf91a"/>
    </style:style>
    <style:style style:name="P66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ad32bb" officeooo:paragraph-rsid="01ad32bb"/>
    </style:style>
    <style:style style:name="P66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3e06a" officeooo:paragraph-rsid="0133e06a"/>
    </style:style>
    <style:style style:name="P67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927c8" officeooo:paragraph-rsid="013927c8"/>
    </style:style>
    <style:style style:name="P67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b8379a" officeooo:paragraph-rsid="01b8379a"/>
    </style:style>
    <style:style style:name="P67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3ee1d4" officeooo:paragraph-rsid="013ee1d4"/>
    </style:style>
    <style:style style:name="P67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411127" officeooo:paragraph-rsid="01411127"/>
    </style:style>
    <style:style style:name="P67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0ef659" officeooo:paragraph-rsid="000ef659"/>
    </style:style>
    <style:style style:name="P67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0f5172" officeooo:paragraph-rsid="000f5172"/>
    </style:style>
    <style:style style:name="P67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254f1" officeooo:paragraph-rsid="001254f1"/>
    </style:style>
    <style:style style:name="P67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3950c" officeooo:paragraph-rsid="0013950c"/>
    </style:style>
    <style:style style:name="P67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f2b6d" officeooo:paragraph-rsid="001f2b6d"/>
    </style:style>
    <style:style style:name="P67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f4115" officeooo:paragraph-rsid="001f4115"/>
    </style:style>
    <style:style style:name="P68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11a31" officeooo:paragraph-rsid="00211a31"/>
    </style:style>
    <style:style style:name="P68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7a5df" officeooo:paragraph-rsid="0027a5df"/>
    </style:style>
    <style:style style:name="P68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bfaba" officeooo:paragraph-rsid="001bfaba"/>
    </style:style>
    <style:style style:name="P68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fo:letter-spacing="normal" fo:language="en" fo:country="GB" fo:font-style="normal" fo:font-weight="normal" officeooo:rsid="01b0dac4" officeooo:paragraph-rsid="01b0dac4"/>
    </style:style>
    <style:style style:name="P68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1c0a24" officeooo:paragraph-rsid="001c0a24"/>
    </style:style>
    <style:style style:name="P68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2d322e"/>
    </style:style>
    <style:style style:name="P68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09c85" officeooo:paragraph-rsid="00309c85"/>
    </style:style>
    <style:style style:name="P687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 fo:language="en" fo:country="GB" fo:font-style="normal" fo:font-weight="normal" officeooo:rsid="003595ae" officeooo:paragraph-rsid="003595ae"/>
    </style:style>
    <style:style style:name="P68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99c10" officeooo:paragraph-rsid="00399c10"/>
    </style:style>
    <style:style style:name="P68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a3d69" officeooo:paragraph-rsid="003a3d69"/>
    </style:style>
    <style:style style:name="P69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e4224" officeooo:paragraph-rsid="003e4224"/>
    </style:style>
    <style:style style:name="P69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fe80e" officeooo:paragraph-rsid="003fe80e"/>
    </style:style>
    <style:style style:name="P69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0cf20" officeooo:paragraph-rsid="0040cf20"/>
    </style:style>
    <style:style style:name="P69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2e32c" officeooo:paragraph-rsid="0042e32c"/>
    </style:style>
    <style:style style:name="P69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426f6" officeooo:paragraph-rsid="004426f6"/>
    </style:style>
    <style:style style:name="P69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90391" officeooo:paragraph-rsid="00490391"/>
    </style:style>
    <style:style style:name="P69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c82be" officeooo:paragraph-rsid="004c82be"/>
    </style:style>
    <style:style style:name="P69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4ededf" officeooo:paragraph-rsid="004ededf"/>
    </style:style>
    <style:style style:name="P69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14a0b" officeooo:paragraph-rsid="00514a0b"/>
    </style:style>
    <style:style style:name="P69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393fa" officeooo:paragraph-rsid="005393fa"/>
    </style:style>
    <style:style style:name="P70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5c90c" officeooo:paragraph-rsid="0055c90c"/>
    </style:style>
    <style:style style:name="P70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7e4f5" officeooo:paragraph-rsid="0057e4f5"/>
    </style:style>
    <style:style style:name="P70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8efa2" officeooo:paragraph-rsid="0058efa2"/>
    </style:style>
    <style:style style:name="P70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79b77" officeooo:paragraph-rsid="00379b77"/>
    </style:style>
    <style:style style:name="P70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5dcdca" officeooo:paragraph-rsid="005dcdca"/>
    </style:style>
    <style:style style:name="P705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30c23" officeooo:paragraph-rsid="00630c23"/>
    </style:style>
    <style:style style:name="P706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6557c7" officeooo:paragraph-rsid="006557c7"/>
    </style:style>
    <style:style style:name="P707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971a71" officeooo:paragraph-rsid="00971a71"/>
    </style:style>
    <style:style style:name="P708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aa06a4" officeooo:paragraph-rsid="00aa06a4"/>
    </style:style>
    <style:style style:name="P709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ce20e8" officeooo:paragraph-rsid="00ce20e8"/>
    </style:style>
    <style:style style:name="P710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3c4352" officeooo:paragraph-rsid="02a925a8"/>
    </style:style>
    <style:style style:name="P711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12857f7" officeooo:paragraph-rsid="012857f7"/>
    </style:style>
    <style:style style:name="P712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86349" officeooo:paragraph-rsid="00e86349"/>
    </style:style>
    <style:style style:name="P713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ebde9" officeooo:paragraph-rsid="00ef8c3c"/>
    </style:style>
    <style:style style:name="P714" style:family="paragraph" style:parent-style-name="Preformatted_20_Text">
      <style:text-properties fo:font-variant="normal" fo:text-transform="none" fo:color="#000000" loext:opacity="100%" fo:letter-spacing="normal" fo:language="en" fo:country="GB" fo:font-style="normal" fo:font-weight="normal" officeooo:rsid="00ef8c3c" officeooo:paragraph-rsid="00ef8c3c"/>
    </style:style>
    <style:style style:name="P715" style:family="paragraph" style:parent-style-name="Table_20_Contents">
      <style:text-properties fo:font-variant="normal" fo:text-transform="none" fo:color="#000000" loext:opacity="100%" fo:letter-spacing="normal" fo:language="en" fo:country="GB" fo:font-style="normal" fo:font-weight="normal" officeooo:paragraph-rsid="005780cd"/>
    </style:style>
    <style:style style:name="P716" style:family="paragraph" style:parent-style-name="Table_20_Contents">
      <style:text-properties fo:font-variant="normal" fo:text-transform="none" fo:color="#000000" loext:opacity="100%" fo:letter-spacing="normal" fo:language="en" fo:country="GB" fo:font-style="normal" fo:font-weight="normal" officeooo:paragraph-rsid="00ecfe51"/>
    </style:style>
    <style:style style:name="P71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font-size="12pt" fo:letter-spacing="normal" fo:language="en" fo:country="GB" fo:font-style="normal" fo:font-weight="normal" officeooo:rsid="011297c8" officeooo:paragraph-rsid="011297c8" style:font-size-asian="12pt" style:font-size-complex="12pt"/>
    </style:style>
    <style:style style:name="P71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en" fo:country="GB" fo:font-style="normal" fo:font-weight="normal" officeooo:rsid="02b15ec0" officeooo:paragraph-rsid="02b15ec0" style:font-size-asian="12pt" style:font-size-complex="12pt"/>
    </style:style>
    <style:style style:name="P719" style:family="paragraph" style:parent-style-name="Text_20_body">
      <style:text-properties fo:font-variant="normal" fo:text-transform="none" fo:color="#24292f" loext:opacity="100%" style:font-name="Liberation Serif" fo:font-size="12pt" fo:letter-spacing="normal" fo:language="en" fo:country="GB" fo:font-style="normal" fo:font-weight="normal" officeooo:rsid="00761f6c" officeooo:paragraph-rsid="00761f6c" style:font-size-asian="12pt" style:font-size-complex="12pt"/>
    </style:style>
    <style:style style:name="P720" style:family="paragraph" style:parent-style-name="Table_20_Contents">
      <style:text-properties fo:font-size="12pt" fo:language="en" fo:country="GB" style:font-size-asian="12pt" style:font-size-complex="12pt"/>
    </style:style>
    <style:style style:name="P721" style:family="paragraph" style:parent-style-name="Table_20_Contents">
      <style:text-properties fo:font-size="12pt" fo:language="en" fo:country="GB" officeooo:rsid="01cab902" officeooo:paragraph-rsid="01cab902" style:font-size-asian="12pt" style:font-size-complex="12pt"/>
    </style:style>
    <style:style style:name="P722" style:family="paragraph" style:parent-style-name="Standard">
      <style:text-properties style:use-window-font-color="true" loext:opacity="0%" style:font-name="Liberation Serif" fo:font-size="12pt" fo:language="en" fo:country="GB" officeooo:rsid="02f41fd0" officeooo:paragraph-rsid="02f41fd0" style:font-size-asian="12pt" style:font-size-complex="12pt"/>
    </style:style>
    <style:style style:name="P723" style:family="paragraph" style:parent-style-name="Standard">
      <style:text-properties style:use-window-font-color="true" loext:opacity="0%" style:font-name="Liberation Serif" fo:font-size="12pt" fo:language="en" fo:country="GB" officeooo:rsid="0258900a" style:font-size-asian="12pt" style:font-size-complex="12pt"/>
    </style:style>
    <style:style style:name="P724" style:family="paragraph" style:parent-style-name="Standard">
      <style:text-properties style:use-window-font-color="true" loext:opacity="0%" style:font-name="Liberation Serif" fo:font-size="12pt" fo:language="en" fo:country="GB" style:font-size-asian="12pt" style:font-size-complex="12pt"/>
    </style:style>
    <style:style style:name="P725" style:family="paragraph" style:parent-style-name="Standard">
      <style:text-properties style:use-window-font-color="true" loext:opacity="0%" style:font-name="Liberation Serif" fo:font-size="12pt" fo:language="en" fo:country="GB" officeooo:rsid="01e98652" officeooo:paragraph-rsid="02bad04c" style:font-size-asian="12pt" style:font-size-complex="12pt"/>
    </style:style>
    <style:style style:name="P726" style:family="paragraph" style:parent-style-name="Standard">
      <style:text-properties style:use-window-font-color="true" loext:opacity="0%" style:font-name="Liberation Serif" fo:font-size="12pt" fo:language="en" fo:country="GB" officeooo:rsid="01e98652" officeooo:paragraph-rsid="01ea6045" style:font-size-asian="12pt" style:font-size-complex="12pt"/>
    </style:style>
    <style:style style:name="P727" style:family="paragraph" style:parent-style-name="Standard">
      <style:text-properties style:use-window-font-color="true" loext:opacity="0%" style:font-name="Liberation Serif" fo:font-size="12pt" fo:language="en" fo:country="GB" officeooo:rsid="02017fb2" officeooo:paragraph-rsid="02b923e7" style:font-size-asian="12pt" style:font-size-complex="12pt"/>
    </style:style>
    <style:style style:name="P728" style:family="paragraph" style:parent-style-name="Standard">
      <style:text-properties style:use-window-font-color="true" loext:opacity="0%" style:font-name="Liberation Serif" fo:font-size="12pt" fo:language="en" fo:country="GB" officeooo:rsid="0203266f" officeooo:paragraph-rsid="02be2ed5" style:font-size-asian="12pt" style:font-size-complex="12pt"/>
    </style:style>
    <style:style style:name="P729" style:family="paragraph" style:parent-style-name="Standard">
      <style:text-properties style:use-window-font-color="true" loext:opacity="0%" style:font-name="Liberation Serif" fo:font-size="12pt" fo:language="en" fo:country="GB" officeooo:paragraph-rsid="01ea6045" style:font-size-asian="12pt" style:font-size-complex="12pt"/>
    </style:style>
    <style:style style:name="P730" style:family="paragraph" style:parent-style-name="Standard">
      <style:text-properties style:use-window-font-color="true" loext:opacity="0%" style:font-name="Liberation Serif" fo:font-size="12pt" fo:language="en" fo:country="GB" officeooo:rsid="02087ccb" officeooo:paragraph-rsid="02087ccb" style:font-size-asian="12pt" style:font-size-complex="12pt"/>
    </style:style>
    <style:style style:name="P731" style:family="paragraph" style:parent-style-name="Standard">
      <style:text-properties style:use-window-font-color="true" loext:opacity="0%" style:font-name="Liberation Serif" fo:font-size="12pt" fo:language="en" fo:country="GB" officeooo:rsid="02eb6ab5" officeooo:paragraph-rsid="02eb6ab5" style:font-size-asian="12pt" style:font-size-complex="12pt"/>
    </style:style>
    <style:style style:name="P732" style:family="paragraph" style:parent-style-name="Table_20_Contents">
      <style:text-properties style:use-window-font-color="true" loext:opacity="0%" style:font-name="Liberation Serif" fo:font-size="12pt" fo:language="en" fo:country="GB" officeooo:rsid="02eb6ab5" officeooo:paragraph-rsid="0330a340" style:font-size-asian="12pt" style:font-size-complex="12pt"/>
    </style:style>
    <style:style style:name="P733" style:family="paragraph" style:parent-style-name="Standard">
      <style:text-properties style:use-window-font-color="true" loext:opacity="0%" style:font-name="Liberation Serif" fo:font-size="12pt" fo:language="en" fo:country="GB" officeooo:rsid="02946c0e" officeooo:paragraph-rsid="02946c0e" style:font-size-asian="12pt" style:font-size-complex="12pt"/>
    </style:style>
    <style:style style:name="P734" style:family="paragraph" style:parent-style-name="Standard">
      <style:text-properties style:use-window-font-color="true" loext:opacity="0%" style:font-name="Liberation Serif" fo:font-size="12pt" fo:language="en" fo:country="GB" officeooo:rsid="02f5f7d3" officeooo:paragraph-rsid="02f5f7d3" style:font-size-asian="12pt" style:font-size-complex="12pt"/>
    </style:style>
    <style:style style:name="P735" style:family="paragraph" style:parent-style-name="Standard">
      <style:text-properties style:use-window-font-color="true" loext:opacity="0%" style:font-name="Liberation Serif" fo:font-size="12pt" fo:language="en" fo:country="GB" officeooo:rsid="020e688e" officeooo:paragraph-rsid="020e688e" style:font-size-asian="12pt" style:font-size-complex="12pt"/>
    </style:style>
    <style:style style:name="P736" style:family="paragraph" style:parent-style-name="Standard">
      <style:text-properties style:use-window-font-color="true" loext:opacity="0%" style:font-name="Liberation Serif" fo:font-size="12pt" fo:language="en" fo:country="GB" officeooo:rsid="02f1bffd" officeooo:paragraph-rsid="0330a340" style:font-size-asian="12pt" style:font-size-complex="12pt"/>
    </style:style>
    <style:style style:name="P737" style:family="paragraph" style:parent-style-name="Standard">
      <style:text-properties style:use-window-font-color="true" loext:opacity="0%" style:font-name="Liberation Serif" fo:font-size="12pt" fo:language="en" fo:country="GB" officeooo:rsid="03412251" officeooo:paragraph-rsid="03412251" style:font-size-asian="12pt" style:font-size-complex="12pt"/>
    </style:style>
    <style:style style:name="P738" style:family="paragraph" style:parent-style-name="Table_20_Contents">
      <style:text-properties style:use-window-font-color="true" loext:opacity="0%" style:font-name="Liberation Serif" fo:font-size="12pt" fo:language="en" fo:country="GB" officeooo:rsid="0330a340" officeooo:paragraph-rsid="0330a340" style:font-size-asian="12pt" style:font-size-complex="12pt"/>
    </style:style>
    <style:style style:name="P739" style:family="paragraph" style:parent-style-name="Table_20_Contents">
      <style:text-properties style:use-window-font-color="true" loext:opacity="0%" style:font-name="Liberation Serif" fo:font-size="12pt" officeooo:rsid="01abe4ea" officeooo:paragraph-rsid="01abe4ea" style:font-size-asian="12pt" style:font-size-complex="12pt"/>
    </style:style>
    <style:style style:name="P740" style:family="paragraph" style:parent-style-name="Table_20_Contents">
      <style:text-properties style:font-name="Liberation Serif" fo:font-size="12pt" fo:language="en" fo:country="GB" officeooo:rsid="00761f6c" officeooo:paragraph-rsid="00761f6c" style:font-size-asian="12pt" style:font-size-complex="12pt"/>
    </style:style>
    <style:style style:name="P741" style:family="paragraph" style:parent-style-name="Table_20_Contents">
      <style:text-properties style:font-name="Liberation Serif" fo:font-size="12pt" fo:language="en" fo:country="GB" officeooo:rsid="007af43c" officeooo:paragraph-rsid="007af43c" style:font-size-asian="12pt" style:font-size-complex="12pt"/>
    </style:style>
    <style:style style:name="P742" style:family="paragraph" style:parent-style-name="Standard">
      <style:text-properties style:font-name="Liberation Serif" fo:font-size="12pt" fo:language="en" fo:country="GB" officeooo:rsid="00f2ac43" officeooo:paragraph-rsid="00f2ac43" style:font-size-asian="12pt" style:font-size-complex="12pt"/>
    </style:style>
    <style:style style:name="P743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744" style:family="paragraph" style:parent-style-name="Table_20_Contents">
      <style:text-properties style:font-name="Liberation Serif" fo:font-size="12pt" fo:language="en" fo:country="GB" officeooo:rsid="0233ea59" officeooo:paragraph-rsid="0233ea59" style:font-size-asian="12pt" style:font-size-complex="12pt"/>
    </style:style>
    <style:style style:name="P74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style:font-name="Liberation Serif" fo:font-size="12pt" fo:language="en" fo:country="GB" style:font-size-asian="12pt" style:font-size-complex="12pt"/>
    </style:style>
    <style:style style:name="P746" style:family="paragraph" style:parent-style-name="Table_20_Contents">
      <style:text-properties style:font-name="Liberation Serif" fo:font-size="12pt" fo:language="en" fo:country="GB" officeooo:rsid="0313c89e" officeooo:paragraph-rsid="0314480e" style:font-size-asian="12pt" style:font-size-complex="12pt"/>
    </style:style>
    <style:style style:name="P747" style:family="paragraph" style:parent-style-name="Standard">
      <style:text-properties style:font-name="Liberation Serif" fo:font-size="12pt" fo:language="en" fo:country="GB" officeooo:rsid="01f98e1f" officeooo:paragraph-rsid="01f98e1f" style:font-size-asian="12pt" style:font-size-complex="12pt"/>
    </style:style>
    <style:style style:name="P748" style:family="paragraph" style:parent-style-name="Standard">
      <style:text-properties style:font-name="Liberation Serif" fo:font-size="12pt" fo:language="en" fo:country="GB" officeooo:rsid="02b32981" officeooo:paragraph-rsid="02b32981" style:font-size-asian="12pt" style:font-size-complex="12pt"/>
    </style:style>
    <style:style style:name="P749" style:family="paragraph" style:parent-style-name="Table_20_Contents">
      <style:text-properties style:font-name="Liberation Serif" fo:font-size="12pt" fo:language="en" fo:country="GB" officeooo:rsid="0322d310" officeooo:paragraph-rsid="0322d310" style:font-size-asian="12pt" style:font-size-complex="12pt"/>
    </style:style>
    <style:style style:name="P750" style:family="paragraph" style:parent-style-name="Table_20_Contents">
      <style:text-properties style:font-name="Liberation Mono" fo:font-size="12pt" fo:language="en" fo:country="GB" officeooo:rsid="00761f6c" officeooo:paragraph-rsid="00761f6c" style:font-size-asian="12pt" style:font-size-complex="12pt"/>
    </style:style>
    <style:style style:name="P751" style:family="paragraph" style:parent-style-name="Table_20_Contents">
      <style:text-properties fo:color="#000000" loext:opacity="100%" fo:language="en" fo:country="GB" officeooo:rsid="019ab92a" officeooo:paragraph-rsid="019ab92a"/>
    </style:style>
    <style:style style:name="P752" style:family="paragraph" style:parent-style-name="Table_20_Contents">
      <style:text-properties fo:color="#000000" loext:opacity="100%" fo:language="en" fo:country="GB" officeooo:rsid="014a6198" officeooo:paragraph-rsid="014a6198"/>
    </style:style>
    <style:style style:name="P753" style:family="paragraph" style:parent-style-name="Table_20_Contents">
      <style:text-properties fo:color="#000000" loext:opacity="100%" style:font-name="Liberation Serif1" fo:font-size="12pt" fo:language="en" fo:country="GB" officeooo:rsid="0213ea1e" officeooo:paragraph-rsid="0213ea1e" fo:background-color="#ffffff" style:font-size-asian="12pt" style:font-size-complex="12pt"/>
    </style:style>
    <style:style style:name="P754" style:family="paragraph" style:parent-style-name="Table_20_Contents">
      <style:text-properties fo:language="en" fo:country="GB" officeooo:rsid="02aa4a23" officeooo:paragraph-rsid="031c82ff"/>
    </style:style>
    <style:style style:name="P755" style:family="paragraph" style:parent-style-name="Table_20_Contents">
      <style:text-properties fo:language="en" fo:country="GB" officeooo:rsid="031f40b6" officeooo:paragraph-rsid="031f40b6"/>
    </style:style>
    <style:style style:name="P756" style:family="paragraph" style:parent-style-name="Table_20_Contents">
      <style:text-properties fo:language="en" fo:country="GB" officeooo:rsid="032530a6" officeooo:paragraph-rsid="032530a6"/>
    </style:style>
    <style:style style:name="P757" style:family="paragraph" style:parent-style-name="Table_20_Contents">
      <style:text-properties fo:language="en" fo:country="GB" officeooo:rsid="032bf1ee" officeooo:paragraph-rsid="032bf1ee"/>
    </style:style>
    <style:style style:name="P758" style:family="paragraph" style:parent-style-name="Table_20_Contents">
      <style:text-properties fo:language="en" fo:country="GB" officeooo:rsid="028fb8ff" officeooo:paragraph-rsid="0235f14c"/>
    </style:style>
    <style:style style:name="P759" style:family="paragraph" style:parent-style-name="Table_20_Contents">
      <style:text-properties fo:language="en" fo:country="GB" officeooo:rsid="032f0383" officeooo:paragraph-rsid="0235f14c"/>
    </style:style>
    <style:style style:name="P760" style:family="paragraph" style:parent-style-name="Table_20_Contents">
      <style:text-properties fo:language="en" fo:country="GB" officeooo:rsid="02113649" officeooo:paragraph-rsid="02113649"/>
    </style:style>
    <style:style style:name="P761" style:family="paragraph" style:parent-style-name="Table_20_Contents">
      <style:text-properties fo:language="en" fo:country="GB" officeooo:rsid="02aa65b2" officeooo:paragraph-rsid="034b7bb2"/>
    </style:style>
    <style:style style:name="P762" style:family="paragraph" style:parent-style-name="Table_20_Contents">
      <style:text-properties fo:language="en" fo:country="GB" officeooo:rsid="02a344a9" officeooo:paragraph-rsid="034b7bb2"/>
    </style:style>
    <style:style style:name="P763" style:family="paragraph" style:parent-style-name="Table_20_Contents">
      <style:text-properties fo:language="en" fo:country="GB" officeooo:rsid="034ceb29" officeooo:paragraph-rsid="034ceb29"/>
    </style:style>
    <style:style style:name="P764" style:family="paragraph" style:parent-style-name="Table_20_Contents">
      <style:text-properties fo:language="en" fo:country="GB" officeooo:rsid="0326e7e7" officeooo:paragraph-rsid="034f7d84"/>
    </style:style>
    <style:style style:name="P765" style:family="paragraph" style:parent-style-name="Table_20_Contents">
      <style:text-properties fo:language="en" fo:country="GB" officeooo:rsid="0326e7e7" officeooo:paragraph-rsid="034fadb4"/>
    </style:style>
    <style:style style:name="P766" style:family="paragraph" style:parent-style-name="Table_20_Contents">
      <style:text-properties fo:language="en" fo:country="GB" officeooo:rsid="03056a8a" officeooo:paragraph-rsid="0353e548"/>
    </style:style>
    <style:style style:name="P767" style:family="paragraph" style:parent-style-name="Table_20_Contents">
      <style:text-properties style:font-name="Liberation Serif" fo:font-size="12pt" fo:language="en" fo:country="GB" officeooo:rsid="0322d310" officeooo:paragraph-rsid="0322d310" style:font-size-asian="12pt" style:font-size-complex="12pt"/>
    </style:style>
    <style:style style:name="P768" style:family="paragraph" style:parent-style-name="Table_20_Contents">
      <style:text-properties style:font-name="Liberation Serif" fo:font-size="12pt" fo:language="en" fo:country="GB" officeooo:rsid="0353e548" officeooo:paragraph-rsid="0353e548" style:font-size-asian="12pt" style:font-size-complex="12pt"/>
    </style:style>
    <style:style style:name="T1" style:family="text">
      <style:text-properties style:use-window-font-color="true" loext:opacity="0%" style:font-name="Liberation Serif" fo:font-size="12pt" style:font-size-asian="12pt" style:font-size-complex="12pt"/>
    </style:style>
    <style:style style:name="T2" style:family="text">
      <style:text-properties style:use-window-font-color="true" loext:opacity="0%" style:font-name="Liberation Serif" fo:font-size="12pt" officeooo:rsid="02536f7f" style:font-size-asian="12pt" style:font-size-complex="12pt"/>
    </style:style>
    <style:style style:name="T3" style:family="text">
      <style:text-properties style:use-window-font-color="true" loext:opacity="0%" style:font-name="Liberation Serif" fo:font-size="12pt" officeooo:rsid="033ce3d2" style:font-size-asian="12pt" style:font-size-complex="12pt"/>
    </style:style>
    <style:style style:name="T4" style:family="text">
      <style:text-properties style:use-window-font-color="true" loext:opacity="0%" style:font-name="Liberation Serif" fo:font-size="12pt" officeooo:rsid="03412251" style:font-size-asian="12pt" style:font-size-complex="12pt"/>
    </style:style>
    <style:style style:name="T5" style:family="text">
      <style:text-properties officeooo:rsid="002b0d13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style:font-name="Liberation Serif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language="en" fo:country="GB"/>
    </style:style>
    <style:style style:name="T9" style:family="text">
      <style:text-properties fo:language="en" fo:country="GB" officeooo:rsid="01ad086a"/>
    </style:style>
    <style:style style:name="T10" style:family="text">
      <style:text-properties officeooo:rsid="004a07b0"/>
    </style:style>
    <style:style style:name="T11" style:family="text">
      <style:text-properties fo:font-weight="bold" officeooo:rsid="004a07b0" style:font-weight-asian="bold" style:font-weight-complex="bold"/>
    </style:style>
    <style:style style:name="T12" style:family="text">
      <style:text-properties officeooo:rsid="0065ac95"/>
    </style:style>
    <style:style style:name="T13" style:family="text">
      <style:text-properties officeooo:rsid="00697eb1"/>
    </style:style>
    <style:style style:name="T14" style:family="text">
      <style:text-properties officeooo:rsid="006b5fb6"/>
    </style:style>
    <style:style style:name="T15" style:family="text">
      <style:text-properties officeooo:rsid="00900729"/>
    </style:style>
    <style:style style:name="T16" style:family="text">
      <style:text-properties officeooo:rsid="00e381ca"/>
    </style:style>
    <style:style style:name="T17" style:family="text">
      <style:text-properties officeooo:rsid="00e79ecb"/>
    </style:style>
    <style:style style:name="T18" style:family="text">
      <style:text-properties officeooo:rsid="00fc11db"/>
    </style:style>
    <style:style style:name="T19" style:family="text">
      <style:text-properties officeooo:rsid="01604dd0"/>
    </style:style>
    <style:style style:name="T20" style:family="text">
      <style:text-properties officeooo:rsid="00fea762"/>
    </style:style>
    <style:style style:name="T21" style:family="text">
      <style:text-properties officeooo:rsid="013260a6"/>
    </style:style>
    <style:style style:name="T22" style:family="text">
      <style:text-properties officeooo:rsid="015871cf"/>
    </style:style>
    <style:style style:name="T23" style:family="text">
      <style:text-properties officeooo:rsid="0163cac5"/>
    </style:style>
    <style:style style:name="T24" style:family="text">
      <style:text-properties officeooo:rsid="016e0711"/>
    </style:style>
    <style:style style:name="T25" style:family="text">
      <style:text-properties officeooo:rsid="016fabdb"/>
    </style:style>
    <style:style style:name="T26" style:family="text">
      <style:text-properties officeooo:rsid="01741fca"/>
    </style:style>
    <style:style style:name="T27" style:family="text">
      <style:text-properties officeooo:rsid="017d745d"/>
    </style:style>
    <style:style style:name="T28" style:family="text">
      <style:text-properties officeooo:rsid="018d0ac3"/>
    </style:style>
    <style:style style:name="T29" style:family="text">
      <style:text-properties officeooo:rsid="01a098fc"/>
    </style:style>
    <style:style style:name="T30" style:family="text">
      <style:text-properties officeooo:rsid="01a85c4b"/>
    </style:style>
    <style:style style:name="T31" style:family="text">
      <style:text-properties officeooo:rsid="01ea6045"/>
    </style:style>
    <style:style style:name="T32" style:family="text">
      <style:text-properties officeooo:rsid="01f54f4d"/>
    </style:style>
    <style:style style:name="T33" style:family="text">
      <style:text-properties officeooo:rsid="01f9c0ba"/>
    </style:style>
    <style:style style:name="T34" style:family="text">
      <style:text-properties officeooo:rsid="01fb3f4e"/>
    </style:style>
    <style:style style:name="T35" style:family="text">
      <style:text-properties officeooo:rsid="0226860b"/>
    </style:style>
    <style:style style:name="T36" style:family="text">
      <style:text-properties officeooo:rsid="022bf036"/>
    </style:style>
    <style:style style:name="T37" style:family="text">
      <style:text-properties officeooo:rsid="0235f14c"/>
    </style:style>
    <style:style style:name="T38" style:family="text">
      <style:text-properties officeooo:rsid="023a7db2"/>
    </style:style>
    <style:style style:name="T39" style:family="text">
      <style:text-properties officeooo:rsid="02497019"/>
    </style:style>
    <style:style style:name="T40" style:family="text">
      <style:text-properties officeooo:rsid="024b3355"/>
    </style:style>
    <style:style style:name="T41" style:family="text">
      <style:text-properties officeooo:rsid="024f6a44"/>
    </style:style>
    <style:style style:name="T42" style:family="text">
      <style:text-properties officeooo:rsid="026540f1"/>
    </style:style>
    <style:style style:name="T43" style:family="text">
      <style:text-properties officeooo:rsid="026a8d59"/>
    </style:style>
    <style:style style:name="T44" style:family="text">
      <style:text-properties officeooo:rsid="026f7652"/>
    </style:style>
    <style:style style:name="T45" style:family="text">
      <style:text-properties officeooo:rsid="0273a884"/>
    </style:style>
    <style:style style:name="T46" style:family="text">
      <style:text-properties officeooo:rsid="027868b3"/>
    </style:style>
    <style:style style:name="T47" style:family="text">
      <style:text-properties officeooo:rsid="0279ebb2"/>
    </style:style>
    <style:style style:name="T48" style:family="text">
      <style:text-properties officeooo:rsid="02805eb6"/>
    </style:style>
    <style:style style:name="T49" style:family="text">
      <style:text-properties officeooo:rsid="0291216e"/>
    </style:style>
    <style:style style:name="T50" style:family="text">
      <style:text-properties officeooo:rsid="02aa65b2"/>
    </style:style>
    <style:style style:name="T51" style:family="text">
      <style:text-properties officeooo:rsid="02abd16e"/>
    </style:style>
    <style:style style:name="T52" style:family="text">
      <style:text-properties officeooo:rsid="02ad1e9e"/>
    </style:style>
    <style:style style:name="T53" style:family="text">
      <style:text-properties officeooo:rsid="02ad3055"/>
    </style:style>
    <style:style style:name="T54" style:family="text">
      <style:text-properties officeooo:rsid="02af584e"/>
    </style:style>
    <style:style style:name="T55" style:family="text">
      <style:text-properties officeooo:rsid="02b52de2"/>
    </style:style>
    <style:style style:name="T56" style:family="text">
      <style:text-properties officeooo:rsid="02b5e8aa"/>
    </style:style>
    <style:style style:name="T57" style:family="text">
      <style:text-properties officeooo:rsid="02bad04c"/>
    </style:style>
    <style:style style:name="T58" style:family="text">
      <style:text-properties officeooo:rsid="02be2ed5"/>
    </style:style>
    <style:style style:name="T59" style:family="text">
      <style:text-properties officeooo:rsid="02bf0643"/>
    </style:style>
    <style:style style:name="T60" style:family="text">
      <style:text-properties officeooo:rsid="02c1067f"/>
    </style:style>
    <style:style style:name="T61" style:family="text">
      <style:text-properties officeooo:rsid="02c7cb95"/>
    </style:style>
    <style:style style:name="T62" style:family="text">
      <style:text-properties officeooo:rsid="02c9b975"/>
    </style:style>
    <style:style style:name="T63" style:family="text">
      <style:text-properties officeooo:rsid="02d4c748"/>
    </style:style>
    <style:style style:name="T64" style:family="text">
      <style:text-properties officeooo:rsid="02d96a20"/>
    </style:style>
    <style:style style:name="T65" style:family="text">
      <style:text-properties officeooo:rsid="02d9788d"/>
    </style:style>
    <style:style style:name="T66" style:family="text">
      <style:text-properties officeooo:rsid="02da6c67"/>
    </style:style>
    <style:style style:name="T67" style:family="text">
      <style:text-properties officeooo:rsid="02e49200"/>
    </style:style>
    <style:style style:name="T68" style:family="text">
      <style:text-properties officeooo:rsid="02e61500"/>
    </style:style>
    <style:style style:name="T69" style:family="text">
      <style:text-properties officeooo:rsid="02eb9c50"/>
    </style:style>
    <style:style style:name="T70" style:family="text">
      <style:text-properties officeooo:rsid="02ed8132"/>
    </style:style>
    <style:style style:name="T71" style:family="text">
      <style:text-properties officeooo:rsid="02ef5c7b"/>
    </style:style>
    <style:style style:name="T72" style:family="text">
      <style:text-properties officeooo:rsid="02f07af1"/>
    </style:style>
    <style:style style:name="T73" style:family="text">
      <style:text-properties officeooo:rsid="02f6d444"/>
    </style:style>
    <style:style style:name="T74" style:family="text">
      <style:text-properties officeooo:rsid="0313c89e"/>
    </style:style>
    <style:style style:name="T75" style:family="text">
      <style:text-properties officeooo:rsid="0317d3c0"/>
    </style:style>
    <style:style style:name="T76" style:family="text">
      <style:text-properties officeooo:rsid="031bd093"/>
    </style:style>
    <style:style style:name="T77" style:family="text">
      <style:text-properties officeooo:rsid="031c82ff"/>
    </style:style>
    <style:style style:name="T78" style:family="text">
      <style:text-properties officeooo:rsid="031de744"/>
    </style:style>
    <style:style style:name="T79" style:family="text">
      <style:text-properties officeooo:rsid="031f40b6"/>
    </style:style>
    <style:style style:name="T80" style:family="text">
      <style:text-properties officeooo:rsid="0322d310"/>
    </style:style>
    <style:style style:name="T81" style:family="text">
      <style:text-properties officeooo:rsid="03242cf2"/>
    </style:style>
    <style:style style:name="T82" style:family="text">
      <style:text-properties officeooo:rsid="032530a6"/>
    </style:style>
    <style:style style:name="T83" style:family="text">
      <style:text-properties officeooo:rsid="0256ef60"/>
    </style:style>
    <style:style style:name="T84" style:family="text">
      <style:text-properties officeooo:rsid="03266820"/>
    </style:style>
    <style:style style:name="T85" style:family="text">
      <style:text-properties officeooo:rsid="0326e7e7"/>
    </style:style>
    <style:style style:name="T86" style:family="text">
      <style:text-properties officeooo:rsid="0328a09e"/>
    </style:style>
    <style:style style:name="T87" style:family="text">
      <style:text-properties officeooo:rsid="032a2d3b"/>
    </style:style>
    <style:style style:name="T88" style:family="text">
      <style:text-properties officeooo:rsid="032acfe4"/>
    </style:style>
    <style:style style:name="T89" style:family="text">
      <style:text-properties officeooo:rsid="032bf1ee"/>
    </style:style>
    <style:style style:name="T90" style:family="text">
      <style:text-properties officeooo:rsid="032f0383"/>
    </style:style>
    <style:style style:name="T91" style:family="text">
      <style:text-properties officeooo:rsid="02aa4a23"/>
    </style:style>
    <style:style style:name="T92" style:family="text">
      <style:text-properties officeooo:rsid="02aa562e"/>
    </style:style>
    <style:style style:name="T93" style:family="text">
      <style:text-properties officeooo:rsid="0066db7b"/>
    </style:style>
    <style:style style:name="T94" style:family="text">
      <style:text-properties officeooo:rsid="02a64bbe"/>
    </style:style>
    <style:style style:name="T95" style:family="text">
      <style:text-properties officeooo:rsid="00a3c7f0"/>
    </style:style>
    <style:style style:name="T96" style:family="text">
      <style:text-properties officeooo:rsid="01939c23"/>
    </style:style>
    <style:style style:name="T97" style:family="text">
      <style:text-properties officeooo:rsid="029a34d4"/>
    </style:style>
    <style:style style:name="T98" style:family="text">
      <style:text-properties officeooo:rsid="029c7c19"/>
    </style:style>
    <style:style style:name="T99" style:family="text">
      <style:text-properties officeooo:rsid="01e48113"/>
    </style:style>
    <style:style style:name="T100" style:family="text">
      <style:text-properties officeooo:rsid="0330a340"/>
    </style:style>
    <style:style style:name="T101" style:family="text">
      <style:text-properties officeooo:rsid="033213ee"/>
    </style:style>
    <style:style style:name="T102" style:family="text">
      <style:text-properties officeooo:rsid="01149e8a"/>
    </style:style>
    <style:style style:name="T103" style:family="text">
      <style:text-properties officeooo:rsid="033357b1"/>
    </style:style>
    <style:style style:name="T104" style:family="text">
      <style:text-properties officeooo:rsid="0333adcb"/>
    </style:style>
    <style:style style:name="T105" style:family="text">
      <style:text-properties officeooo:rsid="0334712e"/>
    </style:style>
    <style:style style:name="T106" style:family="text">
      <style:text-properties officeooo:rsid="03358f02"/>
    </style:style>
    <style:style style:name="T107" style:family="text">
      <style:text-properties officeooo:rsid="03365ecc"/>
    </style:style>
    <style:style style:name="T108" style:family="text">
      <style:text-properties officeooo:rsid="0336be73"/>
    </style:style>
    <style:style style:name="T109" style:family="text">
      <style:text-properties officeooo:rsid="0337ca90"/>
    </style:style>
    <style:style style:name="T110" style:family="text">
      <style:text-properties officeooo:rsid="0339841e"/>
    </style:style>
    <style:style style:name="T111" style:family="text">
      <style:text-properties officeooo:rsid="0339ffc2"/>
    </style:style>
    <style:style style:name="T112" style:family="text">
      <style:text-properties officeooo:rsid="033f1e9b"/>
    </style:style>
    <style:style style:name="T113" style:family="text">
      <style:text-properties officeooo:rsid="0340c051"/>
    </style:style>
    <style:style style:name="T114" style:family="text">
      <style:text-properties officeooo:rsid="03412251"/>
    </style:style>
    <style:style style:name="T115" style:family="text">
      <style:text-properties officeooo:rsid="03422e07"/>
    </style:style>
    <style:style style:name="T116" style:family="text">
      <style:text-properties officeooo:rsid="034428dc"/>
    </style:style>
    <style:style style:name="T117" style:family="text">
      <style:text-properties officeooo:rsid="03468b5f"/>
    </style:style>
    <style:style style:name="T118" style:family="text">
      <style:text-properties officeooo:rsid="0347a3a0"/>
    </style:style>
    <style:style style:name="T119" style:family="text">
      <style:text-properties officeooo:rsid="034a8485"/>
    </style:style>
    <style:style style:name="T120" style:family="text">
      <style:text-properties officeooo:rsid="034b7bb2"/>
    </style:style>
    <style:style style:name="T121" style:family="text">
      <style:text-properties officeooo:rsid="034edd48"/>
    </style:style>
    <style:style style:name="T122" style:family="text">
      <style:text-properties officeooo:rsid="03510336"/>
    </style:style>
    <style:style style:name="T123" style:family="text">
      <style:text-properties officeooo:rsid="0351f36b"/>
    </style:style>
    <style:style style:name="T124" style:family="text">
      <style:text-properties officeooo:rsid="0353e548"/>
    </style:style>
    <style:style style:name="T125" style:family="text">
      <style:text-properties officeooo:rsid="03552c7f"/>
    </style:style>
    <style:style style:name="T126" style:family="text">
      <style:text-properties officeooo:rsid="035600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351932104">
          <table:table-cell table:style-name="Table1.A1" office:value-type="string">
            <text:p text:style-name="P2">Project Number</text:p>
          </table:table-cell>
          <table:table-cell table:style-name="Table1.A1" office:value-type="string">
            <text:p text:style-name="P2">Project Type</text:p>
          </table:table-cell>
          <table:table-cell table:style-name="Table1.A1" office:value-type="string">
            <text:p text:style-name="P2">Build Result</text:p>
          </table:table-cell>
          <table:table-cell table:style-name="Table1.A1" office:value-type="string">
            <text:p text:style-name="P2">Include Test Case</text:p>
          </table:table-cell>
          <table:table-cell table:style-name="Table1.A1" office:value-type="string">
            <text:p text:style-name="P536">Build Failure Type</text:p>
          </table:table-cell>
          <table:table-cell table:style-name="Table1.A1" office:value-type="string">
            <text:p text:style-name="P536">Why build fails/Solution</text:p>
          </table:table-cell>
        </table:table-row>
        <table:table-row table:style-name="TableLine351930280">
          <table:table-cell table:style-name="Table1.A1" office:value-type="string">
            <text:p text:style-name="P3">1</text:p>
            <text:p text:style-name="P674">https://github.com/iluwatar/java-design-patterns.git</text:p>
            <text:p text:style-name="P3"/>
          </table:table-cell>
          <table:table-cell table:style-name="Table1.A1" office:value-type="string">
            <text:p text:style-name="P4">Maven</text:p>
          </table:table-cell>
          <table:table-cell table:style-name="Table1.A1" office:value-type="string">
            <text:p text:style-name="P341">Success</text:p>
          </table:table-cell>
          <table:table-cell table:style-name="Table1.A1" office:value-type="string">
            <text:p text:style-name="P4">Yes</text:p>
          </table:table-cell>
          <table:table-cell table:style-name="Table1.A1" office:value-type="string">
            <text:p text:style-name="P444">Test <text:span text:style-name="T76">f</text:span>ailure</text:p>
          </table:table-cell>
          <table:table-cell table:style-name="Table1.A1" office:value-type="string">
            <text:p text:style-name="P341">Skip<text:span text:style-name="T105">ped</text:span> test cases</text:p>
          </table:table-cell>
        </table:table-row>
        <table:table-row table:style-name="TableLine351930888">
          <table:table-cell table:style-name="Table1.A1" office:value-type="string">
            <text:p text:style-name="P5">2</text:p>
            <text:p text:style-name="P675">https://github.com/spring-projects/spring-boot.git</text:p>
            <text:p text:style-name="P5"/>
            <text:p text:style-name="P752">Build info in readme.md</text:p>
          </table:table-cell>
          <table:table-cell table:style-name="Table1.A1" office:value-type="string">
            <text:p text:style-name="P5">Maven </text:p>
          </table:table-cell>
          <table:table-cell table:style-name="Table1.A1" office:value-type="string">
            <text:p text:style-name="P5">Success </text:p>
          </table:table-cell>
          <table:table-cell table:style-name="Table1.A1" office:value-type="string">
            <text:p text:style-name="P5">Yes</text:p>
          </table:table-cell>
          <table:table-cell table:style-name="Table1.A1" office:value-type="string">
            <text:p text:style-name="P470">Test failure</text:p>
          </table:table-cell>
          <table:table-cell table:style-name="Table1.A1" office:value-type="string">
            <text:p text:style-name="P443">Use<text:span text:style-name="T105">d</text:span> command </text:p>
            <text:p text:style-name="P443">./gradlew build to build the project</text:p>
          </table:table-cell>
        </table:table-row>
        <table:table-row table:style-name="TableLine351931952">
          <table:table-cell table:style-name="Table1.A1" office:value-type="string">
            <text:p text:style-name="P7">3</text:p>
            <text:p text:style-name="P676">https://github.com/elastic/elasticsearch.git</text:p>
            <text:p text:style-name="P7"/>
          </table:table-cell>
          <table:table-cell table:style-name="Table1.A1" office:value-type="string">
            <text:p text:style-name="P7">Gradle</text:p>
          </table:table-cell>
          <table:table-cell table:style-name="Table1.A1" office:value-type="string">
            <text:p text:style-name="P342">Success</text:p>
          </table:table-cell>
          <table:table-cell table:style-name="Table1.A1" office:value-type="string">
            <text:p text:style-name="P7">Yes</text:p>
          </table:table-cell>
          <table:table-cell table:style-name="Table1.A1" office:value-type="string">
            <text:p text:style-name="P444">Test <text:span text:style-name="T76">f</text:span>ailure</text:p>
          </table:table-cell>
          <table:table-cell table:style-name="Table1.A1" office:value-type="string">
            <text:p text:style-name="P342">Skip<text:span text:style-name="T105">ped</text:span> tests using gradle <text:span text:style-name="T35">build</text:span> -<text:span text:style-name="T32">x test</text:span></text:p>
            <text:p text:style-name="P342"/>
          </table:table-cell>
        </table:table-row>
        <table:table-row table:style-name="TableLine351934232">
          <table:table-cell table:style-name="Table1.A1" office:value-type="string">
            <text:p text:style-name="P8">4</text:p>
            <text:p text:style-name="P677">https://github.com/macrozheng/mall.git</text:p>
            <text:p text:style-name="P8"/>
          </table:table-cell>
          <table:table-cell table:style-name="Table1.A1" office:value-type="string">
            <text:p text:style-name="P8">Maven </text:p>
          </table:table-cell>
          <table:table-cell table:style-name="Table1.A1" office:value-type="string">
            <text:p text:style-name="P9">Success</text:p>
          </table:table-cell>
          <table:table-cell table:style-name="Table1.A1" office:value-type="string">
            <text:p text:style-name="P9">Yes</text:p>
          </table:table-cell>
          <table:table-cell table:style-name="Table1.A1" office:value-type="string">
            <text:p text:style-name="P444">Dependency <text:span text:style-name="T76">is</text:span>sue</text:p>
          </table:table-cell>
          <table:table-cell table:style-name="Table1.A1" office:value-type="string">
            <text:p text:style-name="P10">Add<text:span text:style-name="T105">ed</text:span> lombok version</text:p>
          </table:table-cell>
        </table:table-row>
        <table:table-row table:style-name="TableLine351935144">
          <table:table-cell table:style-name="Table1.A1" office:value-type="string">
            <text:p text:style-name="P11">5</text:p>
            <text:p text:style-name="P678">https://github.com/ReactiveX/RxJava.git</text:p>
            <text:p text:style-name="P11"/>
          </table:table-cell>
          <table:table-cell table:style-name="Table1.A1" office:value-type="string">
            <text:p text:style-name="P11">Gradle</text:p>
          </table:table-cell>
          <table:table-cell table:style-name="Table1.A1" office:value-type="string">
            <text:p text:style-name="P11">Success </text:p>
          </table:table-cell>
          <table:table-cell table:style-name="Table1.A1" office:value-type="string">
            <text:p text:style-name="P11">Yes</text:p>
          </table:table-cell>
          <table:table-cell table:style-name="Table1.A1" office:value-type="string">
            <text:p text:style-name="P445"/>
          </table:table-cell>
          <table:table-cell table:style-name="Table1.A1" office:value-type="string">
            <text:p text:style-name="P445">JavaAutoBuilder built the project successfully </text:p>
          </table:table-cell>
        </table:table-row>
        <table:table-row table:style-name="TableLine351937576">
          <table:table-cell table:style-name="Table1.A1" office:value-type="string">
            <text:p text:style-name="P12">6</text:p>
            <text:p text:style-name="P679">https://github.com/TheAlgorithms/Java.git</text:p>
            <text:p text:style-name="P12"/>
          </table:table-cell>
          <table:table-cell table:style-name="Table1.A1" office:value-type="string">
            <text:p text:style-name="P12">Maven</text:p>
          </table:table-cell>
          <table:table-cell table:style-name="Table1.A1" office:value-type="string">
            <text:p text:style-name="P12">Success</text:p>
          </table:table-cell>
          <table:table-cell table:style-name="Table1.A1" office:value-type="string">
            <text:p text:style-name="P12">Ye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445">It works with JavaAutoBuilder </text:p>
          </table:table-cell>
        </table:table-row>
        <table:table-row table:style-name="TableLine351937728">
          <table:table-cell table:style-name="Table1.A1" office:value-type="string">
            <text:p text:style-name="P13">7</text:p>
            <text:p text:style-name="P680">https://github.com/google/guava.git</text:p>
            <text:p text:style-name="P13"/>
          </table:table-cell>
          <table:table-cell table:style-name="Table1.A1" office:value-type="string">
            <text:p text:style-name="P14">Maven</text:p>
          </table:table-cell>
          <table:table-cell table:style-name="Table1.A1" office:value-type="string">
            <text:p text:style-name="P343">Success</text:p>
          </table:table-cell>
          <table:table-cell table:style-name="Table1.A1" office:value-type="string">
            <text:p text:style-name="P14">Yes</text:p>
          </table:table-cell>
          <table:table-cell table:style-name="Table1.A1" office:value-type="string">
            <text:p text:style-name="P521">Java Version</text:p>
            <text:p text:style-name="P446">Test Failures</text:p>
          </table:table-cell>
          <table:table-cell table:style-name="Table1.A1" office:value-type="string">
            <text:p text:style-name="P343">Use<text:span text:style-name="T105">d</text:span> Java 8 to build the project and skip test cases</text:p>
          </table:table-cell>
        </table:table-row>
        <table:table-row table:style-name="TableLine351933776">
          <table:table-cell table:style-name="Table1.A1" office:value-type="string">
            <text:p text:style-name="P15">8</text:p>
            <text:p text:style-name="P681">https://github.com/square/retrofit.git</text:p>
            <text:p text:style-name="P15"/>
          </table:table-cell>
          <table:table-cell table:style-name="Table1.A1" office:value-type="string">
            <text:p text:style-name="P15">Gradle</text:p>
          </table:table-cell>
          <table:table-cell table:style-name="Table1.A1" office:value-type="string">
            <text:p text:style-name="P412">Success</text:p>
          </table:table-cell>
          <table:table-cell table:style-name="Table1.A1" office:value-type="string">
            <text:p text:style-name="P15">Yes</text:p>
          </table:table-cell>
          <table:table-cell table:style-name="Table1.A1" office:value-type="string">
            <text:p text:style-name="P521">Java Version</text:p>
          </table:table-cell>
          <table:table-cell table:style-name="Table1.A1" office:value-type="string">
            <text:p text:style-name="P721">Use<text:span text:style-name="T105">d</text:span> Java 8 to build the project</text:p>
          </table:table-cell>
        </table:table-row>
        <table:table-row table:style-name="TableLine351935752">
          <table:table-cell table:style-name="Table1.A1" office:value-type="string">
            <text:p text:style-name="P16">9</text:p>
            <text:p text:style-name="P682">https://github.com/apache/dubbo.git</text:p>
            <text:p text:style-name="P16"/>
            <text:p text:style-name="P344">Build info in readme.md</text:p>
          </table:table-cell>
          <table:table-cell table:style-name="Table1.A1" office:value-type="string">
            <text:p text:style-name="P16">Maven</text:p>
          </table:table-cell>
          <table:table-cell table:style-name="Table1.A1" office:value-type="string">
            <text:p text:style-name="P345">Success</text:p>
          </table:table-cell>
          <table:table-cell table:style-name="Table1.A1" office:value-type="string">
            <text:p text:style-name="P16">Yes</text:p>
          </table:table-cell>
          <table:table-cell table:style-name="Table1.A1" office:value-type="string">
            <text:p text:style-name="P521">Java Version</text:p>
            <text:p text:style-name="P485">Test failures</text:p>
          </table:table-cell>
          <table:table-cell table:style-name="Table1.A1" office:value-type="string">
            <text:p text:style-name="P345">Use<text:span text:style-name="T105">d</text:span> Java 8 to build the project and skip test cases</text:p>
          </table:table-cell>
        </table:table-row>
        <table:table-row table:style-name="TableLine351934384">
          <table:table-cell table:style-name="Table1.A1" office:value-type="string">
            <text:p text:style-name="P17">10</text:p>
            <text:p text:style-name="P684">https://github.com/PhilJay/MPAndroidChart.git</text:p>
            <text:p text:style-name="P17"><text:soft-page-break/></text:p>
          </table:table-cell>
          <table:table-cell table:style-name="Table1.A1" office:value-type="string">
            <text:p text:style-name="P17">Gradle</text:p>
          </table:table-cell>
          <table:table-cell table:style-name="Table1.A1" office:value-type="string">
            <text:p text:style-name="P413">Success</text:p>
          </table:table-cell>
          <table:table-cell table:style-name="Table1.A1" office:value-type="string">
            <text:p text:style-name="P18">Yes</text:p>
          </table:table-cell>
          <table:table-cell table:style-name="Table1.A1" office:value-type="string">
            <text:p text:style-name="P447">Test failures</text:p>
          </table:table-cell>
          <table:table-cell table:style-name="Table1.A1" office:value-type="string">
            <text:p text:style-name="P413">Use<text:span text:style-name="T105">d</text:span> ./gradlew build -x test to build the project</text:p>
          </table:table-cell>
        </table:table-row>
        <table:table-row table:style-name="TableLine351934840">
          <table:table-cell table:style-name="Table1.A1" office:value-type="string">
            <text:p text:style-name="P346">11</text:p>
            <text:p text:style-name="P685">https://github.com/skylot/jadx.git</text:p>
            <text:p text:style-name="P346"/>
          </table:table-cell>
          <table:table-cell table:style-name="Table1.A1" office:value-type="string">
            <text:p text:style-name="P19">Gradle</text:p>
          </table:table-cell>
          <table:table-cell table:style-name="Table1.A1" office:value-type="string">
            <text:p text:style-name="P21">Success </text:p>
          </table:table-cell>
          <table:table-cell table:style-name="Table1.A1" office:value-type="string">
            <text:p text:style-name="P20">Yes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><text:s/><text:span text:style-name="T36">Work</text:span><text:span text:style-name="T106">ed</text:span><text:span text:style-name="T36"> with JavaAutoBuilder</text:span></text:p>
          </table:table-cell>
        </table:table-row>
        <table:table-row table:style-name="TableLine351936360">
          <table:table-cell table:style-name="Table1.A1" office:value-type="string">
            <text:p text:style-name="P347">12</text:p>
            <text:p text:style-name="P686">https://github.com/zxing/zxing.git</text:p>
            <text:p text:style-name="P347"/>
          </table:table-cell>
          <table:table-cell table:style-name="Table1.A1" office:value-type="string">
            <text:p text:style-name="P22">Maven</text:p>
          </table:table-cell>
          <table:table-cell table:style-name="Table1.A1" office:value-type="string">
            <text:p text:style-name="P371">Success</text:p>
          </table:table-cell>
          <table:table-cell table:style-name="Table1.A1" office:value-type="string">
            <text:p text:style-name="P23">Yes</text:p>
          </table:table-cell>
          <table:table-cell table:style-name="Table1.A1" office:value-type="string">
            <text:p text:style-name="P521">Java Version</text:p>
          </table:table-cell>
          <table:table-cell table:style-name="Table1.A1" office:value-type="string">
            <text:p text:style-name="P371">Use<text:span text:style-name="T105">d</text:span> Java 8 to build the project</text:p>
          </table:table-cell>
        </table:table-row>
        <table:table-row table:style-name="TableLine351935296">
          <table:table-cell table:style-name="Table1.A1" office:value-type="string">
            <text:p text:style-name="P348">13</text:p>
            <text:p text:style-name="P687">https://github.com/alibaba/arthas.git</text:p>
            <text:p text:style-name="P348"/>
          </table:table-cell>
          <table:table-cell table:style-name="Table1.A1" office:value-type="string">
            <text:p text:style-name="P24">Maven</text:p>
          </table:table-cell>
          <table:table-cell table:style-name="Table1.A1" office:value-type="string">
            <text:p text:style-name="P519">Failed</text:p>
          </table:table-cell>
          <table:table-cell table:style-name="Table1.A1" office:value-type="string">
            <text:p text:style-name="P355">Yes</text:p>
          </table:table-cell>
          <table:table-cell table:style-name="Table1.A1" office:value-type="string">
            <text:p text:style-name="P521">Java Version</text:p>
            <text:p text:style-name="P448">Test F<text:span text:style-name="T38">ailure</text:span></text:p>
            <text:p text:style-name="P469"/>
          </table:table-cell>
          <table:table-cell table:style-name="Table1.A1" office:value-type="string">
            <text:p text:style-name="P753">Use<text:span text:style-name="T105">d</text:span> Java 8 to build the project and skip tests.</text:p>
          </table:table-cell>
        </table:table-row>
        <table:table-row table:style-name="TableLine351936816">
          <table:table-cell table:style-name="Table1.A1" office:value-type="string">
            <text:p text:style-name="P25">14</text:p>
            <text:p text:style-name="P688">https://github.com/ityouknow/spring-boot-examples.git</text:p>
            <text:p text:style-name="P25"/>
          </table:table-cell>
          <table:table-cell table:style-name="Table1.A1" office:value-type="string">
            <text:p text:style-name="P25">Maven</text:p>
          </table:table-cell>
          <table:table-cell table:style-name="Table1.A1" office:value-type="string">
            <text:p text:style-name="P353">Success</text:p>
          </table:table-cell>
          <table:table-cell table:style-name="Table1.A1" office:value-type="string">
            <text:p text:style-name="P353">Yes</text:p>
          </table:table-cell>
          <table:table-cell table:style-name="Table1.A1" office:value-type="string">
            <text:p text:style-name="P521">Java Version</text:p>
          </table:table-cell>
          <table:table-cell table:style-name="Table1.A1" office:value-type="string">
            <text:p text:style-name="P353">Use<text:span text:style-name="T105">d</text:span> Java 8 to build the project</text:p>
          </table:table-cell>
        </table:table-row>
        <table:table-row table:style-name="TableLine351935448">
          <table:table-cell table:style-name="Table1.A1" office:value-type="string">
            <text:p text:style-name="P26">15</text:p>
            <text:p text:style-name="P689">https://github.com/Ramotion/paper-onboarding-android.git</text:p>
            <text:p text:style-name="P26"/>
          </table:table-cell>
          <table:table-cell table:style-name="Table1.A1" office:value-type="string">
            <text:p text:style-name="P27">Gradle</text:p>
          </table:table-cell>
          <table:table-cell table:style-name="Table1.A1" office:value-type="string">
            <text:p text:style-name="P354">Success</text:p>
          </table:table-cell>
          <table:table-cell table:style-name="Table1.A1" office:value-type="string">
            <text:p text:style-name="P355">Yes</text:p>
          </table:table-cell>
          <table:table-cell table:style-name="Table1.A1" office:value-type="string">
            <text:p text:style-name="P356"><text:s/><text:span text:style-name="T74">Java Version</text:span></text:p>
          </table:table-cell>
          <table:table-cell table:style-name="Table1.A1" office:value-type="string">
            <text:p text:style-name="P354">Use<text:span text:style-name="T105">d</text:span> Java 8 and “./gradlew <text:span text:style-name="T104">clean test”</text:span> <text:span text:style-name="T77">to build the project</text:span></text:p>
          </table:table-cell>
        </table:table-row>
        <table:table-row table:style-name="TableLine351933928">
          <table:table-cell table:style-name="Table1.A1" office:value-type="string">
            <text:p text:style-name="P28">16</text:p>
            <text:p text:style-name="P710">https://github.com/JabRef/jabref.git</text:p>
            <text:p text:style-name="P29"/>
            <text:p text:style-name="P349">Build info in readme.md</text:p>
          </table:table-cell>
          <table:table-cell table:style-name="Table1.A1" office:value-type="string">
            <text:p text:style-name="P28">Gradle</text:p>
          </table:table-cell>
          <table:table-cell table:style-name="Table1.A1" office:value-type="string">
            <text:p text:style-name="P488">Success</text:p>
          </table:table-cell>
          <table:table-cell table:style-name="Table1.A1" office:value-type="string">
            <text:p text:style-name="P28">Yes</text:p>
          </table:table-cell>
          <table:table-cell table:style-name="Table1.A1" office:value-type="string">
            <text:p text:style-name="P521">Java Version</text:p>
            <text:p text:style-name="P488">Instructions.</text:p>
          </table:table-cell>
          <table:table-cell table:style-name="Table1.A1" office:value-type="string">
            <text:p text:style-name="P754">Must use Java 18,</text:p>
            <text:p text:style-name="P546"><text:span text:style-name="T91"><text:s/></text:span><text:span text:style-name="T92">C</text:span><text:span text:style-name="T91">lone project with following code: “</text:span>git clone --depth=10 https://github.com/JabRef/jabref “</text:p>
          </table:table-cell>
        </table:table-row>
        <table:table-row table:style-name="TableLine351934536">
          <table:table-cell table:style-name="Table1.A1" office:value-type="string">
            <text:p text:style-name="P30">17 </text:p>
            <text:p text:style-name="P690">https://github.com/crossoverJie/JCSprout.git</text:p>
            <text:p text:style-name="P30"/>
          </table:table-cell>
          <table:table-cell table:style-name="Table1.A1" office:value-type="string">
            <text:p text:style-name="P30">Maven</text:p>
          </table:table-cell>
          <table:table-cell table:style-name="Table1.A1" office:value-type="string">
            <text:p text:style-name="P357">Success</text:p>
          </table:table-cell>
          <table:table-cell table:style-name="Table1.A1" office:value-type="string">
            <text:p text:style-name="P31">Yes</text:p>
          </table:table-cell>
          <table:table-cell table:style-name="Table1.A1" office:value-type="string">
            <text:p text:style-name="P521">Java Version</text:p>
            <text:p text:style-name="P449">Test failure</text:p>
          </table:table-cell>
          <table:table-cell table:style-name="Table1.A1" office:value-type="string">
            <text:p text:style-name="P357">Use<text:span text:style-name="T105">d</text:span> Java11 to build the project <text:span text:style-name="T23">and skip tests</text:span></text:p>
          </table:table-cell>
        </table:table-row>
        <table:table-row table:style-name="TableLine351934688">
          <table:table-cell table:style-name="Table1.A1" office:value-type="string">
            <text:p text:style-name="P32">18</text:p>
            <text:p text:style-name="P691">https://github.com/dbeaver/dbeaver.git</text:p>
            <text:p text:style-name="P349"/>
            <text:p text:style-name="P349">Build info on github</text:p>
          </table:table-cell>
          <table:table-cell table:style-name="Table1.A1" office:value-type="string">
            <text:p text:style-name="P32">Maven</text:p>
          </table:table-cell>
          <table:table-cell table:style-name="Table1.A1" office:value-type="string">
            <text:p text:style-name="P33">Success</text:p>
          </table:table-cell>
          <table:table-cell table:style-name="Table1.A1" office:value-type="string">
            <text:p text:style-name="P32">Yes</text:p>
          </table:table-cell>
          <table:table-cell table:style-name="Table1.A1" office:value-type="string">
            <text:p text:style-name="P449">Depende<text:span text:style-name="T117">n</text:span>cy issue</text:p>
          </table:table-cell>
          <table:table-cell table:style-name="Table1.A1" office:value-type="string">
            <text:p text:style-name="P33">Change<text:span text:style-name="T105">d</text:span> dependency version <text:span text:style-name="T5">to make the build work</text:span></text:p>
          </table:table-cell>
        </table:table-row>
        <table:table-row table:style-name="TableLine351934080">
          <table:table-cell table:style-name="Table1.A1" office:value-type="string">
            <text:p text:style-name="P34">19</text:p>
            <text:p text:style-name="P692">https://github.com/xkcoding/spring-boot-demo.git</text:p>
            <text:p text:style-name="P34"/>
          </table:table-cell>
          <table:table-cell table:style-name="Table1.A1" office:value-type="string">
            <text:p text:style-name="P34">Maven</text:p>
          </table:table-cell>
          <table:table-cell table:style-name="Table1.A1" office:value-type="string">
            <text:p text:style-name="P358">Success</text:p>
          </table:table-cell>
          <table:table-cell table:style-name="Table1.A1" office:value-type="string">
            <text:p text:style-name="P34">Yes</text:p>
          </table:table-cell>
          <table:table-cell table:style-name="Table1.A1" office:value-type="string">
            <text:p text:style-name="P521">Java Version</text:p>
            <text:p text:style-name="P449">Test Failure</text:p>
          </table:table-cell>
          <table:table-cell table:style-name="Table1.A1" office:value-type="string">
            <text:p text:style-name="P358">Use Java11 to build the project and skip tests </text:p>
          </table:table-cell>
        </table:table-row>
        <table:table-row table:style-name="TableLine351934992">
          <table:table-cell table:style-name="Table1.A1" office:value-type="string">
            <text:p text:style-name="P35">20 </text:p>
            <text:p text:style-name="P693">https://github.com/alibaba/fastjson.git</text:p>
            <text:p text:style-name="P35"><text:soft-page-break/></text:p>
          </table:table-cell>
          <table:table-cell table:style-name="Table1.A1" office:value-type="string">
            <text:p text:style-name="P35">Maven</text:p>
          </table:table-cell>
          <table:table-cell table:style-name="Table1.A1" office:value-type="string">
            <text:p text:style-name="P362">Success</text:p>
          </table:table-cell>
          <table:table-cell table:style-name="Table1.A1" office:value-type="string">
            <text:p text:style-name="P35">Yes</text:p>
          </table:table-cell>
          <table:table-cell table:style-name="Table1.A1" office:value-type="string">
            <text:p text:style-name="P521">Java Version</text:p>
            <text:p text:style-name="P450">Test Failure</text:p>
          </table:table-cell>
          <table:table-cell table:style-name="Table1.A1" office:value-type="string">
            <text:p text:style-name="P361">Use<text:span text:style-name="T105">d</text:span> Java 8 to build the project and skip<text:span text:style-name="T105">ped</text:span> test cases</text:p>
          </table:table-cell>
        </table:table-row>
        <table:table-row table:style-name="TableLine351933320">
          <table:table-cell table:style-name="Table1.A1" office:value-type="string">
            <text:p text:style-name="P36">21</text:p>
            <text:p text:style-name="P694">https://github.com/greenrobot/EventBus.git</text:p>
            <text:p text:style-name="P36"/>
          </table:table-cell>
          <table:table-cell table:style-name="Table1.A1" office:value-type="string">
            <text:p text:style-name="P36">Gradle</text:p>
          </table:table-cell>
          <table:table-cell table:style-name="Table1.A1" office:value-type="string">
            <text:p text:style-name="P37">success</text:p>
          </table:table-cell>
          <table:table-cell table:style-name="Table1.A1" office:value-type="string">
            <text:p text:style-name="P38">Yes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50">JavaAutoBuilder built the project successfully</text:p>
          </table:table-cell>
        </table:table-row>
        <table:table-row table:style-name="TableLine351936512">
          <table:table-cell table:style-name="Table1.A1" office:value-type="string">
            <text:p text:style-name="P39">22</text:p>
            <text:p text:style-name="P695">https://github.com/alibaba/easyexcel.git</text:p>
            <text:p text:style-name="P39"/>
          </table:table-cell>
          <table:table-cell table:style-name="Table1.A1" office:value-type="string">
            <text:p text:style-name="P40">Maven</text:p>
          </table:table-cell>
          <table:table-cell table:style-name="Table1.A1" office:value-type="string">
            <text:p text:style-name="P363">Success</text:p>
          </table:table-cell>
          <table:table-cell table:style-name="Table1.A1" office:value-type="string">
            <text:p text:style-name="P40">Yes</text:p>
          </table:table-cell>
          <table:table-cell table:style-name="Table1.A1" office:value-type="string">
            <text:p text:style-name="P450">Test failure</text:p>
          </table:table-cell>
          <table:table-cell table:style-name="Table1.A1" office:value-type="string">
            <text:p text:style-name="P363">Skip<text:span text:style-name="T105">ped</text:span> tests </text:p>
          </table:table-cell>
        </table:table-row>
        <table:table-row table:style-name="TableLine351936968">
          <table:table-cell table:style-name="Table1.A1" office:value-type="string">
            <text:p text:style-name="P41">23</text:p>
            <text:p text:style-name="P696">https://github.com/dromara/hutool.git</text:p>
            <text:p text:style-name="P41"/>
          </table:table-cell>
          <table:table-cell table:style-name="Table1.A1" office:value-type="string">
            <text:p text:style-name="P42">Maven</text:p>
          </table:table-cell>
          <table:table-cell table:style-name="Table1.A1" office:value-type="string">
            <text:p text:style-name="P363">Success</text:p>
          </table:table-cell>
          <table:table-cell table:style-name="Table1.A1" office:value-type="string">
            <text:p text:style-name="P43">Yes</text:p>
          </table:table-cell>
          <table:table-cell table:style-name="Table1.A1" office:value-type="string">
            <text:p text:style-name="P521">Java Version</text:p>
            <text:p text:style-name="P451">Test failure</text:p>
          </table:table-cell>
          <table:table-cell table:style-name="Table1.A1" office:value-type="string">
            <text:p text:style-name="P364">Use<text:span text:style-name="T105">d</text:span> Java 8 and skip tests </text:p>
          </table:table-cell>
        </table:table-row>
        <table:table-row table:style-name="TableLine351935600">
          <table:table-cell table:style-name="Table1.A1" office:value-type="string">
            <text:p text:style-name="P350">24</text:p>
            <text:p text:style-name="P697">https://github.com/alibaba/spring-cloud-alibaba.git</text:p>
            <text:p text:style-name="P351"/>
            <text:p text:style-name="P352">Build info in readme.md</text:p>
          </table:table-cell>
          <table:table-cell table:style-name="Table1.A1" office:value-type="string">
            <text:p text:style-name="P44">Maven</text:p>
          </table:table-cell>
          <table:table-cell table:style-name="Table1.A1" office:value-type="string">
            <text:p text:style-name="P365">Success</text:p>
          </table:table-cell>
          <table:table-cell table:style-name="Table1.A1" office:value-type="string">
            <text:p text:style-name="P365">Yes</text:p>
          </table:table-cell>
          <table:table-cell table:style-name="Table1.A1" office:value-type="string">
            <text:p text:style-name="P521">Java Version</text:p>
          </table:table-cell>
          <table:table-cell table:style-name="Table1.A1" office:value-type="string">
            <text:p text:style-name="P366">Use<text:span text:style-name="T105">d</text:span> Java 8 to build the project</text:p>
          </table:table-cell>
        </table:table-row>
        <table:table-row table:style-name="TableLine351937272">
          <table:table-cell table:style-name="Table1.A1" office:value-type="string">
            <text:p text:style-name="P45">25</text:p>
            <text:p text:style-name="P698">https://github.com/xuxueli/xxl-job.git</text:p>
            <text:p text:style-name="P45"/>
          </table:table-cell>
          <table:table-cell table:style-name="Table1.A1" office:value-type="string">
            <text:p text:style-name="P46">Maven</text:p>
          </table:table-cell>
          <table:table-cell table:style-name="Table1.A1" office:value-type="string">
            <text:p text:style-name="P47">Success</text:p>
          </table:table-cell>
          <table:table-cell table:style-name="Table1.A1" office:value-type="string">
            <text:p text:style-name="P373">Yes</text:p>
          </table:table-cell>
          <table:table-cell table:style-name="Table1.A1" office:value-type="string">
            <text:p text:style-name="P373"/>
          </table:table-cell>
          <table:table-cell table:style-name="Table1.A1" office:value-type="string">
            <text:p text:style-name="P452">JavaAutoBuild built the project </text:p>
          </table:table-cell>
        </table:table-row>
        <table:table-row table:style-name="TableLine351937424">
          <table:table-cell table:style-name="Table1.A1" office:value-type="string">
            <text:p text:style-name="P48">26</text:p>
            <text:p text:style-name="P699">https://github.com/google/gson.git</text:p>
            <text:p text:style-name="P48"/>
          </table:table-cell>
          <table:table-cell table:style-name="Table1.A1" office:value-type="string">
            <text:p text:style-name="P49">Maven</text:p>
          </table:table-cell>
          <table:table-cell table:style-name="Table1.A1" office:value-type="string">
            <text:p text:style-name="P367">Success</text:p>
          </table:table-cell>
          <table:table-cell table:style-name="Table1.A1" office:value-type="string">
            <text:p text:style-name="P49">Yes</text:p>
          </table:table-cell>
          <table:table-cell table:style-name="Table1.A1" office:value-type="string">
            <text:p text:style-name="P452">Test failure</text:p>
          </table:table-cell>
          <table:table-cell table:style-name="Table1.A1" office:value-type="string">
            <text:p text:style-name="P367">Skip<text:span text:style-name="T105">ped</text:span> tests</text:p>
          </table:table-cell>
        </table:table-row>
        <table:table-row table:style-name="TableLine351937120">
          <table:table-cell table:style-name="Table1.A1" office:value-type="string">
            <text:p text:style-name="P50">27</text:p>
            <text:p text:style-name="P700">https://github.com/libgdx/libgdx.git</text:p>
            <text:p text:style-name="P50"/>
          </table:table-cell>
          <table:table-cell table:style-name="Table1.A1" office:value-type="string">
            <text:p text:style-name="P51">Gradle</text:p>
          </table:table-cell>
          <table:table-cell table:style-name="Table1.A1" office:value-type="string">
            <text:p text:style-name="P368">Success</text:p>
          </table:table-cell>
          <table:table-cell table:style-name="Table1.A1" office:value-type="string">
            <text:p text:style-name="P51">Yes</text:p>
          </table:table-cell>
          <table:table-cell table:style-name="Table1.A1" office:value-type="string">
            <text:p text:style-name="P520"/>
          </table:table-cell>
          <table:table-cell table:style-name="Table1.A1" office:value-type="string">
            <text:p text:style-name="P52"><text:span text:style-name="T78">Got “</text:span>Entry META-INF/robovm/ios/robovm.xml is a duplicate but no duplicate handling strategy has been set.” <text:span text:style-name="T78">while using “gradle clean test” to build the project. </text:span></text:p>
            <text:p text:style-name="P52"/>
            <text:p text:style-name="P368">Use “./gradlew </text:p>
            <text:p text:style-name="P368"><text:span text:style-name="T106">clean test</text:span>” to build the project <text:span text:style-name="T78">successfully </text:span></text:p>
          </table:table-cell>
        </table:table-row>
        <table:table-row table:style-name="TableLine351935904">
          <table:table-cell table:style-name="Table1.A1" office:value-type="string">
            <text:p text:style-name="P53">28</text:p>
            <text:p text:style-name="P701">https://github.com/google/ExoPlayer.git</text:p>
            <text:p text:style-name="P53"/>
          </table:table-cell>
          <table:table-cell table:style-name="Table1.A1" office:value-type="string">
            <text:p text:style-name="P54">Gradle</text:p>
          </table:table-cell>
          <table:table-cell table:style-name="Table1.A1" office:value-type="string">
            <text:p text:style-name="P55">Success</text:p>
          </table:table-cell>
          <table:table-cell table:style-name="Table1.A1" office:value-type="string">
            <text:p text:style-name="P54">Yes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471">JavaAutoBuild built the project successfully</text:p>
          </table:table-cell>
        </table:table-row>
        <table:table-row table:style-name="TableLine351936664">
          <table:table-cell table:style-name="Table1.A1" office:value-type="string">
            <text:p text:style-name="P55">29</text:p>
            <text:p text:style-name="P702">https://github.com/alibaba/<text:soft-page-break/>Sentinel.git</text:p>
            <text:p text:style-name="P55"/>
          </table:table-cell>
          <table:table-cell table:style-name="Table1.A1" office:value-type="string">
            <text:p text:style-name="P56">Maven</text:p>
          </table:table-cell>
          <table:table-cell table:style-name="Table1.A1" office:value-type="string">
            <text:p text:style-name="P57">Success</text:p>
          </table:table-cell>
          <table:table-cell table:style-name="Table1.A1" office:value-type="string">
            <text:p text:style-name="P56">Yes</text:p>
          </table:table-cell>
          <table:table-cell table:style-name="Table1.A1" office:value-type="string">
            <text:p text:style-name="P453">Test failure</text:p>
          </table:table-cell>
          <table:table-cell table:style-name="Table1.A1" office:value-type="string">
            <text:p text:style-name="P360">Use<text:span text:style-name="T106">d</text:span> mvn clean install to build the project and skip test cases</text:p>
          </table:table-cell>
        </table:table-row>
        <table:table-row table:style-name="TableLine351936056">
          <table:table-cell table:style-name="Table1.A1" office:value-type="string">
            <text:p text:style-name="P58">30</text:p>
            <text:p text:style-name="P703">https://github.com/redisson/redisson.git</text:p>
            <text:p text:style-name="P58"/>
          </table:table-cell>
          <table:table-cell table:style-name="Table1.A1" office:value-type="string">
            <text:p text:style-name="P58">Maven</text:p>
          </table:table-cell>
          <table:table-cell table:style-name="Table1.A1" office:value-type="string">
            <text:p text:style-name="P59">Success</text:p>
          </table:table-cell>
          <table:table-cell table:style-name="Table1.A1" office:value-type="string">
            <text:p text:style-name="P58">Yes</text:p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453">Work<text:span text:style-name="T106">ed</text:span> with JavaAutoBuilder </text:p>
          </table:table-cell>
        </table:table-row>
        <table:table-row table:style-name="TableLine351936208">
          <table:table-cell table:style-name="Table1.A1" office:value-type="string">
            <text:p text:style-name="P60">31</text:p>
            <text:p text:style-name="P704">https://github.com/jenkinsci/jenkins.git</text:p>
            <text:p text:style-name="P60"/>
          </table:table-cell>
          <table:table-cell table:style-name="Table1.A1" office:value-type="string">
            <text:p text:style-name="P60">Maven</text:p>
          </table:table-cell>
          <table:table-cell table:style-name="Table1.A1" office:value-type="string">
            <text:p text:style-name="P61">Success</text:p>
          </table:table-cell>
          <table:table-cell table:style-name="Table1.A1" office:value-type="string">
            <text:p text:style-name="P60">Yes</text:p>
          </table:table-cell>
          <table:table-cell table:style-name="Table1.A1" office:value-type="string">
            <text:p text:style-name="P453">Test failure</text:p>
          </table:table-cell>
          <table:table-cell table:style-name="Table1.A1" office:value-type="string">
            <text:p text:style-name="P359">Use<text:span text:style-name="T106">d</text:span> mvn clean install to build the project and skip test<text:span text:style-name="T79">s</text:span></text:p>
          </table:table-cell>
        </table:table-row>
        <table:table-row table:style-name="TableLine351937880">
          <table:table-cell table:style-name="Table1.A1" office:value-type="string">
            <text:p text:style-name="P62">32</text:p>
            <text:p text:style-name="P567">https://github.com/apache/flink.git</text:p>
            <text:p text:style-name="P62"/>
            <text:p text:style-name="P369">Build information in Readme.md</text:p>
          </table:table-cell>
          <table:table-cell table:style-name="Table1.A1" office:value-type="string">
            <text:p text:style-name="P63">Maven</text:p>
          </table:table-cell>
          <table:table-cell table:style-name="Table1.A1" office:value-type="string">
            <text:p text:style-name="P370">Success</text:p>
          </table:table-cell>
          <table:table-cell table:style-name="Table1.A1" office:value-type="string">
            <text:p text:style-name="P63">Yes</text:p>
          </table:table-cell>
          <table:table-cell table:style-name="Table1.A1" office:value-type="string">
            <text:p text:style-name="P453">Test failure</text:p>
            <text:p text:style-name="P453"/>
            <text:p text:style-name="P537">Instruction(</text:p>
            <text:p text:style-name="P454">Other command<text:span text:style-name="T79">)</text:span></text:p>
          </table:table-cell>
          <table:table-cell table:style-name="Table1.A1" office:value-type="string">
            <text:p text:style-name="P6"><text:span text:style-name="T24">Use</text:span><text:span text:style-name="T106">d</text:span><text:span text:style-name="T24"> command </text:span>mvn clean package -DskipTests <text:span text:style-name="T26">and Java8</text:span> <text:span text:style-name="T24">to build the project according to instructions in readme.md</text:span></text:p>
          </table:table-cell>
        </table:table-row>
        <table:table-row table:style-name="TableLine351938032">
          <table:table-cell table:style-name="Table1.A1" office:value-type="string">
            <text:p text:style-name="P64">33</text:p>
            <text:p text:style-name="P705">https://github.com/mybatis/mybatis-3.git</text:p>
            <text:p text:style-name="P64"/>
          </table:table-cell>
          <table:table-cell table:style-name="Table1.A1" office:value-type="string">
            <text:p text:style-name="P442">Maven</text:p>
          </table:table-cell>
          <table:table-cell table:style-name="Table1.A1" office:value-type="string">
            <text:p text:style-name="P372">Success</text:p>
          </table:table-cell>
          <table:table-cell table:style-name="Table1.A1" office:value-type="string">
            <text:p text:style-name="P441">Yes</text:p>
          </table:table-cell>
          <table:table-cell table:style-name="Table1.A1" office:value-type="string">
            <text:p text:style-name="P522">Java Version</text:p>
          </table:table-cell>
          <table:table-cell table:style-name="Table1.A1" office:value-type="string">
            <text:p text:style-name="P372">Use<text:span text:style-name="T106">d</text:span> Java 8 to build the project</text:p>
          </table:table-cell>
        </table:table-row>
        <table:table-row table:style-name="TableLine351933472">
          <table:table-cell table:style-name="Table1.A1" office:value-type="string">
            <text:p text:style-name="P65">34</text:p>
            <text:p text:style-name="P706">https://github.com/brettwooldridge/HikariCP.git</text:p>
            <text:p text:style-name="P65"/>
          </table:table-cell>
          <table:table-cell table:style-name="Table1.A1" office:value-type="string">
            <text:p text:style-name="P65">Maven</text:p>
          </table:table-cell>
          <table:table-cell table:style-name="Table1.A1" office:value-type="string">
            <text:p text:style-name="P374">Success</text:p>
          </table:table-cell>
          <table:table-cell table:style-name="Table1.A1" office:value-type="string">
            <text:p text:style-name="P65">Yes</text:p>
          </table:table-cell>
          <table:table-cell table:style-name="Table1.A1" office:value-type="string">
            <text:p text:style-name="P522">Java Version</text:p>
          </table:table-cell>
          <table:table-cell table:style-name="Table1.A1" office:value-type="string">
            <text:p text:style-name="P374">Use<text:span text:style-name="T106">d</text:span> Java 11 to build the project</text:p>
          </table:table-cell>
        </table:table-row>
        <table:table-row table:style-name="TableLine351933624">
          <table:table-cell table:style-name="Table1.A1" office:value-type="string">
            <text:p text:style-name="P66">35</text:p>
            <text:p text:style-name="P568">https://github.com/dianping/cat.git</text:p>
            <text:p text:style-name="P66"/>
          </table:table-cell>
          <table:table-cell table:style-name="Table1.A1" office:value-type="string">
            <text:p text:style-name="P67">Maven</text:p>
          </table:table-cell>
          <table:table-cell table:style-name="Table1.A1" office:value-type="string">
            <text:p text:style-name="P375">Success</text:p>
          </table:table-cell>
          <table:table-cell table:style-name="Table1.A1" office:value-type="string">
            <text:p text:style-name="P67">Yes</text:p>
          </table:table-cell>
          <table:table-cell table:style-name="Table1.A1" office:value-type="string">
            <text:p text:style-name="P522">Java Version</text:p>
            <text:p text:style-name="P455">Test failure</text:p>
          </table:table-cell>
          <table:table-cell table:style-name="Table1.A1" office:value-type="string">
            <text:p text:style-name="P375">Use<text:span text:style-name="T106">d</text:span> Java 11 to build the project, skip tests. </text:p>
          </table:table-cell>
        </table:table-row>
        <table:table-row table:style-name="TableLine351941072">
          <table:table-cell table:style-name="Table1.A1" office:value-type="string">
            <text:p text:style-name="P6"><text:span text:style-name="T93">36 </text:span><text:span text:style-name="T6">https://github.com/android10/Android-CleanArchitecture.git</text:span></text:p>
            <text:p text:style-name="P68"/>
          </table:table-cell>
          <table:table-cell table:style-name="Table1.A1" office:value-type="string">
            <text:p text:style-name="P69">Gradle</text:p>
          </table:table-cell>
          <table:table-cell table:style-name="Table1.A1" office:value-type="string">
            <text:p text:style-name="P414">Success</text:p>
          </table:table-cell>
          <table:table-cell table:style-name="Table1.A1" office:value-type="string">
            <text:p text:style-name="P70">Yes</text:p>
          </table:table-cell>
          <table:table-cell table:style-name="Table1.A1" office:value-type="string">
            <text:p text:style-name="P537"/>
          </table:table-cell>
          <table:table-cell table:style-name="Table1.A1" office:value-type="string">
            <text:p text:style-name="P537">Used command “gradle clean test” to build the project, got error message: “ Different versions of included library didn’t work”</text:p>
            <text:p text:style-name="P415"/>
            <text:p text:style-name="P414">Use command “./gradlew <text:span text:style-name="T107">clean test”</text:span> to build the project <text:span text:style-name="T79">successfully </text:span></text:p>
          </table:table-cell>
        </table:table-row>
        <table:table-row table:style-name="TableLine351941984">
          <table:table-cell table:style-name="Table1.A1" office:value-type="string">
            <text:p text:style-name="P71">37</text:p>
            <text:p text:style-name="P569">https://github.com/LMAX-Exchange/disruptor.git</text:p>
            <text:p text:style-name="P71"/>
          </table:table-cell>
          <table:table-cell table:style-name="Table1.A1" office:value-type="string">
            <text:p text:style-name="P72">Gradle</text:p>
          </table:table-cell>
          <table:table-cell table:style-name="Table1.A1" office:value-type="string">
            <text:p text:style-name="P72">Success</text:p>
          </table:table-cell>
          <table:table-cell table:style-name="Table1.A1" office:value-type="string">
            <text:p text:style-name="P74">Yes</text:p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456">JavaAutoBuilder built the project successfully</text:p>
          </table:table-cell>
        </table:table-row>
        <table:table-row table:style-name="TableLine351941832">
          <table:table-cell table:style-name="Table1.A1" office:value-type="string">
            <text:p text:style-name="P73">38</text:p>
            <text:p text:style-name="P570"><text:a xlink:type="simple" xlink:href="https://github.com/Anuken/Mindustry.git" text:style-name="Internet_20_link" text:visited-style-name="Visited_20_Internet_20_Link">https://</text:a><text:soft-page-break/><text:a xlink:type="simple" xlink:href="https://github.com/Anuken/Mindustry.git" text:style-name="Internet_20_link" text:visited-style-name="Visited_20_Internet_20_Link">github.com/Anuken/Mindustry.git</text:a></text:p>
            <text:p text:style-name="P570"/>
            <text:p text:style-name="P570">Building: gradlew desktop:dist <text:span text:style-name="T10">in </text:span><text:span text:style-name="T11">ReadMe.md</text:span></text:p>
            <text:p text:style-name="P73"/>
          </table:table-cell>
          <table:table-cell table:style-name="Table1.A1" office:value-type="string">
            <text:p text:style-name="P74">Gradle</text:p>
          </table:table-cell>
          <table:table-cell table:style-name="Table1.A1" office:value-type="string">
            <text:p text:style-name="P76">Success</text:p>
          </table:table-cell>
          <table:table-cell table:style-name="Table1.A1" office:value-type="string">
            <text:p text:style-name="P75">Yes</text:p>
          </table:table-cell>
          <table:table-cell table:style-name="Table1.A1" office:value-type="string">
            <text:p text:style-name="P75"/>
          </table:table-cell>
          <table:table-cell table:style-name="Table1.A1" office:value-type="string">
            <text:p text:style-name="P456">JavaAutoBuilder built the project successfully</text:p>
          </table:table-cell>
        </table:table-row>
        <table:table-row table:style-name="TableLine351940160">
          <table:table-cell table:style-name="Table1.A1" office:value-type="string">
            <text:p text:style-name="P78">39</text:p>
            <text:p text:style-name="P571">https://github.com/medcl/elasticsearch-analysis-ik.git</text:p>
            <text:p text:style-name="P78"/>
          </table:table-cell>
          <table:table-cell table:style-name="Table1.A1" office:value-type="string">
            <text:p text:style-name="P77">Maven</text:p>
          </table:table-cell>
          <table:table-cell table:style-name="Table1.A1" office:value-type="string">
            <text:p text:style-name="P79">Success</text:p>
          </table:table-cell>
          <table:table-cell table:style-name="Table1.A1" office:value-type="string">
            <text:p text:style-name="P79">No</text:p>
          </table:table-cell>
          <table:table-cell table:style-name="Table1.A1" office:value-type="string">
            <text:p text:style-name="P79"/>
          </table:table-cell>
          <table:table-cell table:style-name="Table1.A1" office:value-type="string">
            <text:p text:style-name="P456">JavaAutoBuilder built the project successfully</text:p>
          </table:table-cell>
        </table:table-row>
        <table:table-row table:style-name="TableLine351942896">
          <table:table-cell table:style-name="Table1.A1" office:value-type="string">
            <text:p text:style-name="P80">40</text:p>
            <text:p text:style-name="P572">https://github.com/prestodb/presto.git</text:p>
            <text:p text:style-name="P80"/>
            <text:p text:style-name="P80">Build information in ReadMe.md</text:p>
          </table:table-cell>
          <table:table-cell table:style-name="Table1.A1" office:value-type="string">
            <text:p text:style-name="P81">Maven</text:p>
          </table:table-cell>
          <table:table-cell table:style-name="Table1.A1" office:value-type="string">
            <text:p text:style-name="P82">Failed</text:p>
          </table:table-cell>
          <table:table-cell table:style-name="Table1.A1" office:value-type="string">
            <text:p text:style-name="P81">Yes</text:p>
          </table:table-cell>
          <table:table-cell table:style-name="Table1.A1" office:value-type="string">
            <text:p text:style-name="P461">Unsupported OS </text:p>
          </table:table-cell>
          <table:table-cell table:style-name="Table1.A1" office:value-type="string">
            <text:p text:style-name="P740">Requirement: </text:p>
            <text:p text:style-name="P719">Mac OS X or Linux</text:p>
            <text:p text:style-name="P750"/>
          </table:table-cell>
        </table:table-row>
        <table:table-row table:style-name="TableLine351939704">
          <table:table-cell table:style-name="Table1.A1" office:value-type="string">
            <text:p text:style-name="P83">41</text:p>
            <text:p text:style-name="P573">https://github.com/orhanobut/logger.git</text:p>
            <text:p text:style-name="P83"/>
          </table:table-cell>
          <table:table-cell table:style-name="Table1.A1" office:value-type="string">
            <text:p text:style-name="P84">Gradle</text:p>
          </table:table-cell>
          <table:table-cell table:style-name="Table1.A1" office:value-type="string">
            <text:p text:style-name="P430">Success</text:p>
          </table:table-cell>
          <table:table-cell table:style-name="Table1.A1" office:value-type="string">
            <text:p text:style-name="P376">No</text:p>
          </table:table-cell>
          <table:table-cell table:style-name="Table1.A1" office:value-type="string">
            <text:p text:style-name="P522">Java Version</text:p>
            <text:p text:style-name="P501"/>
            <text:p text:style-name="P761"><text:span text:style-name="T120">Setup(</text:span></text:p>
            <text:p text:style-name="P761"><text:span text:style-name="T120">c</text:span>heckstyle violation<text:span text:style-name="T120">)</text:span></text:p>
            <text:p text:style-name="P501"/>
            <text:p text:style-name="P501">Test failures</text:p>
          </table:table-cell>
          <table:table-cell table:style-name="Table1.A1" office:value-type="string">
            <text:p text:style-name="P430"><text:span text:style-name="T79">Skip</text:span><text:span text:style-name="T108">ped</text:span><text:span text:style-name="T50"> checkstyle task in the build file. </text:span><text:span text:style-name="T39"><text:s/></text:span>Use<text:span text:style-name="T39">d</text:span> Java 8 and “./gradlew <text:span text:style-name="T50">build -x test” </text:span>to build the project</text:p>
          </table:table-cell>
        </table:table-row>
        <table:table-row table:style-name="TableLine351941224">
          <table:table-cell table:style-name="Table1.A1" office:value-type="string">
            <text:p text:style-name="P85">42</text:p>
            <text:p text:style-name="P574">https://github.com/Konloch/bytecode-viewer.git</text:p>
            <text:p text:style-name="P85"/>
          </table:table-cell>
          <table:table-cell table:style-name="Table1.A1" office:value-type="string">
            <text:p text:style-name="P86">Maven </text:p>
          </table:table-cell>
          <table:table-cell table:style-name="Table1.A1" office:value-type="string">
            <text:p text:style-name="P87">Success</text:p>
          </table:table-cell>
          <table:table-cell table:style-name="Table1.A1" office:value-type="string">
            <text:p text:style-name="P86">No</text:p>
          </table:table-cell>
          <table:table-cell table:style-name="Table1.A1" office:value-type="string">
            <text:p text:style-name="P86"/>
          </table:table-cell>
          <table:table-cell table:style-name="Table1.A1" office:value-type="string">
            <text:p text:style-name="P457">JavaAutoBuilder built the project successfully</text:p>
          </table:table-cell>
        </table:table-row>
        <table:table-row table:style-name="TableLine351939248">
          <table:table-cell table:style-name="Table1.A1" office:value-type="string">
            <text:p text:style-name="P88">43</text:p>
            <text:p text:style-name="P715">https://github.com/eclipse-vertx/vert.x.git</text:p>
            <text:p text:style-name="P88"/>
            <text:p text:style-name="P88">Build information in readme.md</text:p>
          </table:table-cell>
          <table:table-cell table:style-name="Table1.A1" office:value-type="string">
            <text:p text:style-name="P89">Maven</text:p>
          </table:table-cell>
          <table:table-cell table:style-name="Table1.A1" office:value-type="string">
            <text:p text:style-name="P91"><text:span text:style-name="T22">S</text:span>uccess</text:p>
          </table:table-cell>
          <table:table-cell table:style-name="Table1.A1" office:value-type="string">
            <text:p text:style-name="P90">Yes</text:p>
          </table:table-cell>
          <table:table-cell table:style-name="Table1.A1" office:value-type="string">
            <text:p text:style-name="P461">Test failure</text:p>
          </table:table-cell>
          <table:table-cell table:style-name="Table1.A1" office:value-type="string">
            <text:p text:style-name="P91">Skip<text:span text:style-name="T108">ped</text:span> tests </text:p>
          </table:table-cell>
        </table:table-row>
        <table:table-row table:style-name="TableLine351942592">
          <table:table-cell table:style-name="Table1.A1" office:value-type="string">
            <text:p text:style-name="P92">44</text:p>
            <text:p text:style-name="P575">https://github.com/mockito/mockito.git</text:p>
            <text:p text:style-name="P92"/>
            <text:p text:style-name="P92">Build information in readme.md</text:p>
          </table:table-cell>
          <table:table-cell table:style-name="Table1.A1" office:value-type="string">
            <text:p text:style-name="P92">Gradle</text:p>
          </table:table-cell>
          <table:table-cell table:style-name="Table1.A1" office:value-type="string">
            <text:p text:style-name="P94">Success</text:p>
          </table:table-cell>
          <table:table-cell table:style-name="Table1.A1" office:value-type="string">
            <text:p text:style-name="P93">Yes</text:p>
          </table:table-cell>
          <table:table-cell table:style-name="Table1.A1" office:value-type="string">
            <text:p text:style-name="P93"/>
          </table:table-cell>
          <table:table-cell table:style-name="Table1.A1" office:value-type="string">
            <text:p text:style-name="P457">JavaAutoBuilder built the project successfully</text:p>
          </table:table-cell>
        </table:table-row>
        <table:table-row table:style-name="TableLine351940312">
          <table:table-cell table:style-name="Table1.A1" office:value-type="string">
            <text:p text:style-name="P95">45</text:p>
            <text:p text:style-name="P576">https://github.com/eclipse/deeplearning4j.git</text:p>
            <text:p text:style-name="P95"/>
            <text:p text:style-name="P96">Build information in readme.md</text:p>
          </table:table-cell>
          <table:table-cell table:style-name="Table1.A1" office:value-type="string">
            <text:p text:style-name="P96">Maven</text:p>
          </table:table-cell>
          <table:table-cell table:style-name="Table1.A1" office:value-type="string">
            <text:p text:style-name="P97">Success</text:p>
          </table:table-cell>
          <table:table-cell table:style-name="Table1.A1" office:value-type="string">
            <text:p text:style-name="P97">Yes</text:p>
          </table:table-cell>
          <table:table-cell table:style-name="Table1.A1" office:value-type="string">
            <text:p text:style-name="P537">Instruction(</text:p>
            <text:p text:style-name="P537">other command)</text:p>
          </table:table-cell>
          <table:table-cell table:style-name="Table1.A1" office:value-type="string">
            <text:p text:style-name="P97">Use<text:span text:style-name="T108">d</text:span> other command <text:span text:style-name="T79">to build the project according to the documentation of the project </text:span></text:p>
          </table:table-cell>
        </table:table-row>
        <table:table-row table:style-name="Table1.47">
          <table:table-cell table:style-name="Table1.A1" office:value-type="string">
            <text:p text:style-name="P98">46</text:p>
            <text:p text:style-name="P577">https://github.com/antlr/<text:soft-page-break/>antlr4.git</text:p>
            <text:p text:style-name="P98"/>
          </table:table-cell>
          <table:table-cell table:style-name="Table1.A1" office:value-type="string">
            <text:p text:style-name="P99">Maven</text:p>
          </table:table-cell>
          <table:table-cell table:style-name="Table1.A1" office:value-type="string">
            <text:p text:style-name="P100"><text:span text:style-name="T12">Success</text:span> </text:p>
          </table:table-cell>
          <table:table-cell table:style-name="Table1.A1" office:value-type="string">
            <text:p text:style-name="P101">Yes</text:p>
          </table:table-cell>
          <table:table-cell table:style-name="Table1.A1" office:value-type="string">
            <text:p text:style-name="P461">Test failure</text:p>
          </table:table-cell>
          <table:table-cell table:style-name="Table1.A1" office:value-type="string">
            <text:p text:style-name="P102">Skip<text:span text:style-name="T108">ped</text:span> test cases</text:p>
          </table:table-cell>
        </table:table-row>
        <table:table-row table:style-name="TableLine351942744">
          <table:table-cell table:style-name="Table1.A1" office:value-type="string">
            <text:p text:style-name="P103">47</text:p>
            <text:p text:style-name="P578">https://github.com/GoogleContainerTools/jib.git</text:p>
            <text:p text:style-name="P103"/>
          </table:table-cell>
          <table:table-cell table:style-name="Table1.A1" office:value-type="string">
            <text:p text:style-name="P103">Gradle</text:p>
          </table:table-cell>
          <table:table-cell table:style-name="Table1.A1" office:value-type="string">
            <text:p text:style-name="P377">Success</text:p>
          </table:table-cell>
          <table:table-cell table:style-name="Table1.A1" office:value-type="string">
            <text:p text:style-name="P103">Yes</text:p>
          </table:table-cell>
          <table:table-cell table:style-name="Table1.A1" office:value-type="string">
            <text:p text:style-name="P473">Test failure</text:p>
          </table:table-cell>
          <table:table-cell table:style-name="Table1.A1" office:value-type="string">
            <text:p text:style-name="P472"><text:s/><text:span text:style-name="T27">Use</text:span><text:span text:style-name="T40">d</text:span><text:span text:style-name="T27"> command “./gradlew </text:span><text:span text:style-name="T51">build -x test”</text:span><text:span text:style-name="T27"> to build the project</text:span></text:p>
            <text:p text:style-name="P474"/>
          </table:table-cell>
        </table:table-row>
        <table:table-row table:style-name="TableLine351942136">
          <table:table-cell table:style-name="Table1.A1" office:value-type="string">
            <text:p text:style-name="P104">48</text:p>
            <text:p text:style-name="P579">https://github.com/thingsboard/thingsboard.git</text:p>
            <text:p text:style-name="P104"/>
          </table:table-cell>
          <table:table-cell table:style-name="Table1.A1" office:value-type="string">
            <text:p text:style-name="P104">Maven</text:p>
          </table:table-cell>
          <table:table-cell table:style-name="Table1.A1" office:value-type="string">
            <text:p text:style-name="P105">Success</text:p>
          </table:table-cell>
          <table:table-cell table:style-name="Table1.A1" office:value-type="string">
            <text:p text:style-name="P104">Yes</text:p>
          </table:table-cell>
          <table:table-cell table:style-name="Table1.A1" office:value-type="string">
            <text:p text:style-name="P523">Java Version</text:p>
            <text:p text:style-name="P523"/>
            <text:p text:style-name="P461">Dependency issue </text:p>
          </table:table-cell>
          <table:table-cell table:style-name="Table1.A1" office:value-type="string">
            <text:p text:style-name="P6"><text:span text:style-name="T13">Change</text:span><text:span text:style-name="T14">d</text:span><text:span text:style-name="T13"> lom</text:span><text:span text:style-name="T46">b</text:span><text:span text:style-name="T13">ok version</text:span></text:p>
            <text:p text:style-name="P106">and use<text:span text:style-name="T79">f</text:span> Java version 11 <text:span text:style-name="T79">to build the project</text:span></text:p>
          </table:table-cell>
        </table:table-row>
        <table:table-row table:style-name="TableLine351940464">
          <table:table-cell table:style-name="Table1.A1" office:value-type="string">
            <text:p text:style-name="P107">49</text:p>
            <text:p text:style-name="P580">https://github.com/ben-manes/caffeine.git</text:p>
            <text:p text:style-name="P107"/>
          </table:table-cell>
          <table:table-cell table:style-name="Table1.A1" office:value-type="string">
            <text:p text:style-name="P108">Gradle</text:p>
          </table:table-cell>
          <table:table-cell table:style-name="Table1.A1" office:value-type="string">
            <text:p text:style-name="P109">Success</text:p>
          </table:table-cell>
          <table:table-cell table:style-name="Table1.A1" office:value-type="string">
            <text:p text:style-name="P107">Yes</text:p>
          </table:table-cell>
          <table:table-cell table:style-name="Table1.A1" office:value-type="string">
            <text:p text:style-name="P523">Java Version</text:p>
            <text:p text:style-name="P538"/>
            <text:p text:style-name="P537">Test failure</text:p>
            <text:p text:style-name="P537"/>
            <text:p text:style-name="P537">Setup</text:p>
            <text:p text:style-name="P537">(Javadoc) </text:p>
            <text:p text:style-name="P537"/>
            <text:p text:style-name="P517"/>
          </table:table-cell>
          <table:table-cell table:style-name="Table1.A1" office:value-type="string">
            <text:p text:style-name="P110">Use<text:span text:style-name="T116">d </text:span>” ./gradlew <text:span text:style-name="T52">build -</text:span><text:span text:style-name="T54">x test”</text:span> command, <text:span text:style-name="T53">Java 18</text:span> to build the project and <text:span text:style-name="T52">add</text:span><text:span text:style-name="T115">ed</text:span><text:span text:style-name="T52"> tasks.withType(Javadoc).all { enabled = false } to build file.</text:span></text:p>
          </table:table-cell>
        </table:table-row>
        <table:table-row table:style-name="TableLine351942288">
          <table:table-cell table:style-name="Table1.A1" office:value-type="string">
            <text:p text:style-name="P111">50</text:p>
            <text:p text:style-name="P581">https://github.com/realm/realm-java.git</text:p>
            <text:p text:style-name="P111"/>
            <text:p text:style-name="P112">Build information in ReadMe.md</text:p>
          </table:table-cell>
          <table:table-cell table:style-name="Table1.A1" office:value-type="string">
            <text:p text:style-name="P113">Gradle</text:p>
          </table:table-cell>
          <table:table-cell table:style-name="Table1.A1" office:value-type="string">
            <text:p text:style-name="P378">Success</text:p>
          </table:table-cell>
          <table:table-cell table:style-name="Table1.A1" office:value-type="string">
            <text:p text:style-name="P114">No</text:p>
          </table:table-cell>
          <table:table-cell table:style-name="Table1.A1" office:value-type="string">
            <text:p text:style-name="P523">Java Version</text:p>
          </table:table-cell>
          <table:table-cell table:style-name="Table1.A1" office:value-type="string">
            <text:p text:style-name="P379">Use<text:span text:style-name="T108">d</text:span> command “gradle build” and Java 11 to build the project</text:p>
          </table:table-cell>
        </table:table-row>
        <table:table-row table:style-name="TableLine351942440">
          <table:table-cell table:style-name="Table1.A1" office:value-type="string">
            <text:p text:style-name="P115">51</text:p>
            <text:p text:style-name="P582">https://github.com/Yalantis/uCrop.git</text:p>
            <text:p text:style-name="P115"/>
          </table:table-cell>
          <table:table-cell table:style-name="Table1.A1" office:value-type="string">
            <text:p text:style-name="P116">Gradle</text:p>
          </table:table-cell>
          <table:table-cell table:style-name="Table1.A1" office:value-type="string">
            <text:p text:style-name="P502">Success</text:p>
          </table:table-cell>
          <table:table-cell table:style-name="Table1.A1" office:value-type="string">
            <text:p text:style-name="P116">Yes</text:p>
          </table:table-cell>
          <table:table-cell table:style-name="Table1.A1" office:value-type="string">
            <text:p text:style-name="P523">Java Version</text:p>
            <text:p text:style-name="P526"/>
            <text:p text:style-name="P766">Setup<text:span text:style-name="T124">(</text:span></text:p>
            <text:p text:style-name="P766"><text:span text:style-name="T124">classpath)</text:span></text:p>
          </table:table-cell>
          <table:table-cell table:style-name="Table1.A1" office:value-type="string">
            <text:p text:style-name="P718">Downgrade<text:span text:style-name="T114">d</text:span> classpath 'com.android.tools.build:gradle:3.5.0' <text:s/>to classpath("com.android.tools.build:gradle:3.4.2") in build file and changed distributionUrl to <text:s/>distributionUrl=https\://services.gradle.org/distributions/gradle-5.5-all.zip in gradle-wrapper.properties solve the problem. Used “./gradlew <text:span text:style-name="T109">clean test</text:span>” and Java 8 to build the project. </text:p>
            <text:p text:style-name="P720"/>
          </table:table-cell>
        </table:table-row>
        <table:table-row table:style-name="TableLine351940616">
          <table:table-cell table:style-name="Table1.A1" office:value-type="string">
            <text:p text:style-name="P117">52</text:p>
            <text:p text:style-name="P707">https://github.com/projectlombok/lombok.git</text:p>
            <text:p text:style-name="P117"/>
          </table:table-cell>
          <table:table-cell table:style-name="Table1.A1" office:value-type="string">
            <text:p text:style-name="P117">Ant</text:p>
          </table:table-cell>
          <table:table-cell table:style-name="Table1.A1" office:value-type="string">
            <text:p text:style-name="P117">Success</text:p>
          </table:table-cell>
          <table:table-cell table:style-name="Table1.A1" office:value-type="string">
            <text:p text:style-name="P117">No</text:p>
          </table:table-cell>
          <table:table-cell table:style-name="Table1.A1" office:value-type="string">
            <text:p text:style-name="P117"/>
          </table:table-cell>
          <table:table-cell table:style-name="Table1.A1" office:value-type="string">
            <text:p text:style-name="P457">JavaAutoBuilder built the project successfully</text:p>
          </table:table-cell>
        </table:table-row>
        <table:table-row table:style-name="TableLine351939400">
          <table:table-cell table:style-name="Table1.A1" office:value-type="string">
            <text:p text:style-name="P118">53</text:p>
            <text:p text:style-name="P584">https://<text:soft-page-break/>github.com/java-decompiler/jd-gui.git</text:p>
            <text:p text:style-name="P118"/>
            <text:p text:style-name="P118">Build information in readme.md</text:p>
          </table:table-cell>
          <table:table-cell table:style-name="Table1.A1" office:value-type="string">
            <text:p text:style-name="P118">Gradle</text:p>
          </table:table-cell>
          <table:table-cell table:style-name="Table1.A1" office:value-type="string">
            <text:p text:style-name="P380">Success</text:p>
          </table:table-cell>
          <table:table-cell table:style-name="Table1.A1" office:value-type="string">
            <text:p text:style-name="P119">Yes</text:p>
          </table:table-cell>
          <table:table-cell table:style-name="Table1.A1" office:value-type="string">
            <text:p text:style-name="P523">Java Version</text:p>
          </table:table-cell>
          <table:table-cell table:style-name="Table1.A1" office:value-type="string">
            <text:p text:style-name="P120"><text:span text:style-name="T111">Used “gradle clean test” </text:span><text:soft-page-break/><text:span text:style-name="T111">to build the project and got an error: f</text:span>ailed to apply plugin class 'com.netflix.gradle.plugins.packaging.SystemPackagingBasePlugin'. </text:p>
            <text:p text:style-name="P120"/>
            <text:p text:style-name="P381">Use<text:span text:style-name="T41">d</text:span> command “./gradlew <text:span text:style-name="T110">clean test”</text:span> and Java 8 to build the project <text:span text:style-name="T41">successfully</text:span></text:p>
          </table:table-cell>
        </table:table-row>
        <table:table-row table:style-name="Table1.55">
          <table:table-cell table:style-name="Table1.A1" office:value-type="string">
            <text:p text:style-name="P121">54</text:p>
            <text:p text:style-name="P121"/>
            <text:p text:style-name="P585">https://github.com/google/guice.git</text:p>
            <text:p text:style-name="P121"/>
          </table:table-cell>
          <table:table-cell table:style-name="Table1.A1" office:value-type="string">
            <text:p text:style-name="P121">Maven</text:p>
          </table:table-cell>
          <table:table-cell table:style-name="Table1.A1" office:value-type="string">
            <text:p text:style-name="P382">Success</text:p>
          </table:table-cell>
          <table:table-cell table:style-name="Table1.A1" office:value-type="string">
            <text:p text:style-name="P122">Yes</text:p>
          </table:table-cell>
          <table:table-cell table:style-name="Table1.A1" office:value-type="string">
            <text:p text:style-name="P764"><text:span text:style-name="T121">Setup(p</text:span>lugin, <text:span text:style-name="T126">tag</text:span><text:span text:style-name="T121">)</text:span></text:p>
            <text:p text:style-name="P518"/>
            <text:p text:style-name="P461">Test Failures</text:p>
            <text:p text:style-name="P461"/>
            <text:p text:style-name="P523">Java Version</text:p>
          </table:table-cell>
          <table:table-cell table:style-name="Table1.A1" office:value-type="string">
            <text:p text:style-name="P382">Modified pom.xml maven-surefire-plugin: &lt;groupId&gt;org.apache.maven.plugins&lt;/groupId&gt; &lt;artifactId&gt;maven-surefire-plugin&lt;/artifactId&gt; &lt;version&gt;2.20.1&lt;/version&gt;</text:p>
            <text:p text:style-name="P382">Remove &lt;configuration&gt; tag and skip tests. Use Java <text:span text:style-name="T34">1,</text:span>8 to build the project.</text:p>
          </table:table-cell>
        </table:table-row>
        <table:table-row table:style-name="TableLine351939856">
          <table:table-cell table:style-name="Table1.A1" office:value-type="string">
            <text:p text:style-name="P123">55</text:p>
            <text:p text:style-name="P586">https://github.com/permissions-dispatcher/PermissionsDispatcher.git</text:p>
            <text:p text:style-name="P123"/>
          </table:table-cell>
          <table:table-cell table:style-name="Table1.A1" office:value-type="string">
            <text:p text:style-name="P122">Gradle</text:p>
          </table:table-cell>
          <table:table-cell table:style-name="Table1.A1" office:value-type="string">
            <text:p text:style-name="P431">Success</text:p>
          </table:table-cell>
          <table:table-cell table:style-name="Table1.A1" office:value-type="string">
            <text:p text:style-name="P741">Yes</text:p>
          </table:table-cell>
          <table:table-cell table:style-name="Table1.A1" office:value-type="string">
            <text:p text:style-name="P749">Setup<text:span text:style-name="T124">(</text:span></text:p>
            <text:p text:style-name="P768">remove usage)</text:p>
            <text:p text:style-name="P749"/>
            <text:p text:style-name="P746">Java Version</text:p>
            <text:p text:style-name="P746"/>
            <text:p text:style-name="P744">Test failure</text:p>
          </table:table-cell>
          <table:table-cell table:style-name="Table1.A1" office:value-type="string">
            <text:p text:style-name="P747">Remove<text:span text:style-name="T114">d</text:span> usages of `jcenter()` in build.gradle file <text:span text:style-name="T33">and skip tests. </text:span><text:span text:style-name="T34">Use Java 8 </text:span><text:span text:style-name="T80">to build the project. </text:span></text:p>
          </table:table-cell>
        </table:table-row>
        <table:table-row table:style-name="TableLine351941376">
          <table:table-cell table:style-name="Table1.A1" office:value-type="string">
            <text:p text:style-name="P124">56</text:p>
            <text:p text:style-name="P587">https://github.com/codecentric/spring-boot-admin.git</text:p>
            <text:p text:style-name="P124"/>
            <text:p text:style-name="P383">Build info in readme.md</text:p>
          </table:table-cell>
          <table:table-cell table:style-name="Table1.A1" office:value-type="string">
            <text:p text:style-name="P125">Maven</text:p>
          </table:table-cell>
          <table:table-cell table:style-name="Table1.A1" office:value-type="string">
            <text:p text:style-name="P489">Success</text:p>
          </table:table-cell>
          <table:table-cell table:style-name="Table1.A1" office:value-type="string">
            <text:p text:style-name="P125">Yes</text:p>
          </table:table-cell>
          <table:table-cell table:style-name="Table1.A1" office:value-type="string">
            <text:p text:style-name="P461">Formatting violation.</text:p>
            <text:p text:style-name="P461"/>
            <text:p text:style-name="P539">Instruction(</text:p>
            <text:p text:style-name="P539">other command)</text:p>
          </table:table-cell>
          <table:table-cell table:style-name="Table1.A1" office:value-type="string">
            <text:p text:style-name="P490">Formatting violations found.</text:p>
            <text:p text:style-name="P489">There are test failures. First use “mvn spring-javaformat:apply” to fix formation errors. Then use “ ./mvnw clean package -DskipTests” according to build instructions and to skip tests</text:p>
          </table:table-cell>
        </table:table-row>
        <table:table-row table:style-name="TableLine351941528">
          <table:table-cell table:style-name="Table1.A1" office:value-type="string">
            <text:p text:style-name="P126">57</text:p>
            <text:p text:style-name="P708">https://github.com/android-async-http/android-async-http.git</text:p>
          </table:table-cell>
          <table:table-cell table:style-name="Table1.A1" office:value-type="string">
            <text:p text:style-name="P127">Gradle</text:p>
          </table:table-cell>
          <table:table-cell table:style-name="Table1.A1" office:value-type="string">
            <text:p text:style-name="P432">Success</text:p>
          </table:table-cell>
          <table:table-cell table:style-name="Table1.A1" office:value-type="string">
            <text:p text:style-name="P127">No</text:p>
          </table:table-cell>
          <table:table-cell table:style-name="Table1.A1" office:value-type="string">
            <text:p text:style-name="P763">Setup(lint)</text:p>
            <text:p text:style-name="P503"/>
            <text:p text:style-name="P523">Java Version</text:p>
          </table:table-cell>
          <table:table-cell table:style-name="Table1.A1" office:value-type="string">
            <text:p text:style-name="P748">Add<text:span text:style-name="T114">ed</text:span> “abortOnError false” to Lintoptions in the build file and use<text:span text:style-name="T114">d</text:span> Java 8, command “./gradlew build” to build the project </text:p>
          </table:table-cell>
        </table:table-row>
        <table:table-row table:style-name="TableLine351938944">
          <table:table-cell table:style-name="Table1.A1" office:value-type="string">
            <text:p text:style-name="P128">58</text:p>
            <text:p text:style-name="P588">https://github.com/redis/jedis.git</text:p>
            <text:p text:style-name="P128"/>
          </table:table-cell>
          <table:table-cell table:style-name="Table1.A1" office:value-type="string">
            <text:p text:style-name="P128">Maven</text:p>
          </table:table-cell>
          <table:table-cell table:style-name="Table1.A1" office:value-type="string">
            <text:p text:style-name="P384">Success</text:p>
          </table:table-cell>
          <table:table-cell table:style-name="Table1.A1" office:value-type="string">
            <text:p text:style-name="P128">Yes</text:p>
          </table:table-cell>
          <table:table-cell table:style-name="Table1.A1" office:value-type="string">
            <text:p text:style-name="P462">Test failure</text:p>
            <text:p text:style-name="P462"/>
            <text:p text:style-name="P523">Java Version</text:p>
          </table:table-cell>
          <table:table-cell table:style-name="Table1.A1" office:value-type="string">
            <text:p text:style-name="P384">Use<text:span text:style-name="T114">d</text:span> Java 8 to build the project <text:span text:style-name="T28">and skip tests </text:span></text:p>
          </table:table-cell>
        </table:table-row>
        <text:soft-page-break/>
        <table:table-row table:style-name="TableLine351938640">
          <table:table-cell table:style-name="Table1.A1" office:value-type="string">
            <text:p text:style-name="P129">59</text:p>
            <text:p text:style-name="P589">https://github.com/apache/zookeeper.git</text:p>
            <text:p text:style-name="P129"/>
            <text:p text:style-name="P130">Build information in Readme.md</text:p>
          </table:table-cell>
          <table:table-cell table:style-name="Table1.A1" office:value-type="string">
            <text:p text:style-name="P130">Maven</text:p>
          </table:table-cell>
          <table:table-cell table:style-name="Table1.A1" office:value-type="string">
            <text:p text:style-name="P132">Success</text:p>
          </table:table-cell>
          <table:table-cell table:style-name="Table1.A1" office:value-type="string">
            <text:p text:style-name="P131">Yes</text:p>
          </table:table-cell>
          <table:table-cell table:style-name="Table1.A1" office:value-type="string">
            <text:p text:style-name="P462">Test failure </text:p>
            <text:p text:style-name="P462"/>
          </table:table-cell>
          <table:table-cell table:style-name="Table1.A1" office:value-type="string">
            <text:p text:style-name="P133">Skip<text:span text:style-name="T114">ped</text:span> tests during building process</text:p>
          </table:table-cell>
        </table:table-row>
        <table:table-row table:style-name="TableLine351938488">
          <table:table-cell table:style-name="Table1.A1" office:value-type="string">
            <text:p text:style-name="P134">60</text:p>
            <text:p text:style-name="P590">https://github.com/code4craft/webmagic.git</text:p>
            <text:p text:style-name="P134"/>
          </table:table-cell>
          <table:table-cell table:style-name="Table1.A1" office:value-type="string">
            <text:p text:style-name="P134">Maven</text:p>
          </table:table-cell>
          <table:table-cell table:style-name="Table1.A1" office:value-type="string">
            <text:p text:style-name="P135">Success</text:p>
          </table:table-cell>
          <table:table-cell table:style-name="Table1.A1" office:value-type="string">
            <text:p text:style-name="P134">Yes</text:p>
          </table:table-cell>
          <table:table-cell table:style-name="Table1.A1" office:value-type="string">
            <text:p text:style-name="P134"/>
          </table:table-cell>
          <table:table-cell table:style-name="Table1.A1" office:value-type="string">
            <text:p text:style-name="P458">JavaAutoBuilder built the project successfully</text:p>
          </table:table-cell>
        </table:table-row>
        <table:table-row table:style-name="TableLine351938184">
          <table:table-cell table:style-name="Table1.A1" office:value-type="string">
            <text:p text:style-name="P136">61</text:p>
            <text:p text:style-name="P591">https://github.com/quarkusio/quarkus.git</text:p>
            <text:p text:style-name="P136"/>
          </table:table-cell>
          <table:table-cell table:style-name="Table1.A1" office:value-type="string">
            <text:p text:style-name="P136">Maven</text:p>
          </table:table-cell>
          <table:table-cell table:style-name="Table1.A1" office:value-type="string">
            <text:p text:style-name="P137">Success</text:p>
          </table:table-cell>
          <table:table-cell table:style-name="Table1.A1" office:value-type="string">
            <text:p text:style-name="P136">Yes</text:p>
          </table:table-cell>
          <table:table-cell table:style-name="Table1.A1" office:value-type="string">
            <text:p text:style-name="P462">Test failure </text:p>
          </table:table-cell>
          <table:table-cell table:style-name="Table1.A1" office:value-type="string">
            <text:p text:style-name="P137">Skip<text:span text:style-name="T114">ped</text:span> test cases</text:p>
          </table:table-cell>
        </table:table-row>
        <table:table-row table:style-name="TableLine351938336">
          <table:table-cell table:style-name="Table1.A1" office:value-type="string">
            <text:p text:style-name="P138">62</text:p>
            <text:p text:style-name="P592">https://github.com/pxb1988/dex2jar.git</text:p>
            <text:p text:style-name="P138"/>
            <text:p text:style-name="P138"/>
          </table:table-cell>
          <table:table-cell table:style-name="Table1.A1" office:value-type="string">
            <text:p text:style-name="P429">Gradle</text:p>
          </table:table-cell>
          <table:table-cell table:style-name="Table1.A1" office:value-type="string">
            <text:p text:style-name="P385">Success</text:p>
          </table:table-cell>
          <table:table-cell table:style-name="Table1.A1" office:value-type="string">
            <text:p text:style-name="P138">Yes</text:p>
          </table:table-cell>
          <table:table-cell table:style-name="Table1.A1" office:value-type="string">
            <text:p text:style-name="P523">Java Version</text:p>
          </table:table-cell>
          <table:table-cell table:style-name="Table1.A1" office:value-type="string">
            <text:p text:style-name="P499"><text:span text:style-name="T2">U</text:span><text:span text:style-name="T1">se</text:span><text:span text:style-name="T4">d</text:span><text:span text:style-name="T1"> “./gradlew </text:span><text:span text:style-name="T3">clean test</text:span><text:span text:style-name="T1">” and Java 8 to build the project </text:span></text:p>
          </table:table-cell>
        </table:table-row>
        <table:table-row table:style-name="TableLine351940768">
          <table:table-cell table:style-name="Table1.A1" office:value-type="string">
            <text:p text:style-name="P139">63</text:p>
            <text:p text:style-name="P593">https://github.com/grpc/grpc-java.git</text:p>
            <text:p text:style-name="P139"/>
            <text:p text:style-name="P140">Build information in ReadMe.md</text:p>
          </table:table-cell>
          <table:table-cell table:style-name="Table1.A1" office:value-type="string">
            <text:p text:style-name="P139">Gradle</text:p>
          </table:table-cell>
          <table:table-cell table:style-name="Table1.A1" office:value-type="string">
            <text:p text:style-name="P433">Success</text:p>
          </table:table-cell>
          <table:table-cell table:style-name="Table1.A1" office:value-type="string">
            <text:p text:style-name="P141">Yes</text:p>
          </table:table-cell>
          <table:table-cell table:style-name="Table1.A1" office:value-type="string">
            <text:p text:style-name="P540">Setup</text:p>
            <text:p text:style-name="P540"/>
            <text:p text:style-name="P524">Java Version</text:p>
            <text:p text:style-name="P524"/>
            <text:p text:style-name="P505"><text:span text:style-name="T94">T</text:span>est failure</text:p>
          </table:table-cell>
          <table:table-cell table:style-name="Table1.A1" office:value-type="string">
            <text:p text:style-name="P540">Got error message while building the project: <text:span text:style-name="T83">AndroidX dependencies </text:span><text:span text:style-name="T94">missed </text:span><text:span text:style-name="T119">using “./gradlew clean test”</text:span></text:p>
            <text:p text:style-name="P540"/>
            <text:p text:style-name="P504">Create<text:span text:style-name="T114">d</text:span> a gradle.properties file with the following content: </text:p>
            <text:p text:style-name="P504">android.useAndroidX=true <text:span text:style-name="T119">didn’t resolve the problem</text:span></text:p>
            <text:p text:style-name="P504"/>
            <text:p text:style-name="P433">Use<text:span text:style-name="T114">d</text:span> Java 8 and “./gradlew <text:span text:style-name="T55">build -</text:span><text:span text:style-name="T56">x test</text:span><text:span text:style-name="T55">”</text:span> to build the project</text:p>
          </table:table-cell>
        </table:table-row>
        <table:table-row table:style-name="TableLine351940920">
          <table:table-cell table:style-name="Table1.A1" office:value-type="string">
            <text:p text:style-name="P142">64</text:p>
            <text:p text:style-name="P594">https://github.com/wasabeef/glide-transformations.git</text:p>
            <text:p text:style-name="P142"/>
          </table:table-cell>
          <table:table-cell table:style-name="Table1.A1" office:value-type="string">
            <text:p text:style-name="P143">Gradle</text:p>
          </table:table-cell>
          <table:table-cell table:style-name="Table1.A1" office:value-type="string">
            <text:p text:style-name="P416">Success</text:p>
          </table:table-cell>
          <table:table-cell table:style-name="Table1.A1" office:value-type="string">
            <text:p text:style-name="P144">No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406">Use<text:span text:style-name="T114">d</text:span> Java 8 to build the project</text:p>
            <text:p text:style-name="P1"/>
          </table:table-cell>
        </table:table-row>
        <table:table-row table:style-name="TableLine351938792">
          <table:table-cell table:style-name="Table1.A1" office:value-type="string">
            <text:p text:style-name="P145">65</text:p>
            <text:p text:style-name="P595">https://github.com/square/javapoet.git</text:p>
            <text:p text:style-name="P145"/>
          </table:table-cell>
          <table:table-cell table:style-name="Table1.A1" office:value-type="string">
            <text:p text:style-name="P146">Maven</text:p>
          </table:table-cell>
          <table:table-cell table:style-name="Table1.A1" office:value-type="string">
            <text:p text:style-name="P386">Success</text:p>
          </table:table-cell>
          <table:table-cell table:style-name="Table1.A1" office:value-type="string">
            <text:p text:style-name="P147">Yes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386">Use<text:span text:style-name="T114">d</text:span> Java 8to build the project</text:p>
          </table:table-cell>
        </table:table-row>
        <table:table-row table:style-name="TableLine351941680">
          <table:table-cell table:style-name="Table1.A1" office:value-type="string">
            <text:p text:style-name="P148">66</text:p>
            <text:p text:style-name="P596">https://github.com/jhy/jsoup.git</text:p>
            <text:p text:style-name="P148"><text:soft-page-break/></text:p>
          </table:table-cell>
          <table:table-cell table:style-name="Table1.A1" office:value-type="string">
            <text:p text:style-name="P149">Maven</text:p>
          </table:table-cell>
          <table:table-cell table:style-name="Table1.A1" office:value-type="string">
            <text:p text:style-name="P150">Success</text:p>
          </table:table-cell>
          <table:table-cell table:style-name="Table1.A1" office:value-type="string">
            <text:p text:style-name="P149">Yes</text:p>
          </table:table-cell>
          <table:table-cell table:style-name="Table1.A1" office:value-type="string">
            <text:p text:style-name="P149"/>
          </table:table-cell>
          <table:table-cell table:style-name="Table1.A1" office:value-type="string">
            <text:p text:style-name="P458">JavaAutoBuilder built the project successfully</text:p>
          </table:table-cell>
        </table:table-row>
        <table:table-row table:style-name="TableLine351940008">
          <table:table-cell table:style-name="Table1.A1" office:value-type="string">
            <text:p text:style-name="P481">67</text:p>
            <text:p text:style-name="P709">https://github.com/apereo/cas.git</text:p>
            <text:p text:style-name="P480"/>
            <text:p text:style-name="P480">Information about how to build in readme.md</text:p>
          </table:table-cell>
          <table:table-cell table:style-name="Table1.A1" office:value-type="string">
            <text:p text:style-name="P151">Gradle</text:p>
          </table:table-cell>
          <table:table-cell table:style-name="Table1.A1" office:value-type="string">
            <text:p text:style-name="P482">Success</text:p>
          </table:table-cell>
          <table:table-cell table:style-name="Table1.A1" office:value-type="string">
            <text:p text:style-name="P151">Yes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723">Used Java 11 to build the project. </text:p>
            <text:p text:style-name="P724"/>
            <text:p text:style-name="P743"/>
          </table:table-cell>
        </table:table-row>
        <table:table-row table:style-name="TableLine351943048">
          <table:table-cell table:style-name="Table1.A1" office:value-type="string">
            <text:p text:style-name="P152">68</text:p>
            <text:p text:style-name="P597">https://github.com/perwendel/spark.git</text:p>
            <text:p text:style-name="P152"/>
          </table:table-cell>
          <table:table-cell table:style-name="Table1.A1" office:value-type="string">
            <text:p text:style-name="P152">Maven</text:p>
          </table:table-cell>
          <table:table-cell table:style-name="Table1.A1" office:value-type="string">
            <text:p text:style-name="P153">Success</text:p>
          </table:table-cell>
          <table:table-cell table:style-name="Table1.A1" office:value-type="string">
            <text:p text:style-name="P152">Yes</text:p>
          </table:table-cell>
          <table:table-cell table:style-name="Table1.A1" office:value-type="string">
            <text:p text:style-name="P462">Other command</text:p>
            <text:p text:style-name="P462"/>
            <text:p text:style-name="P462">Test failure </text:p>
          </table:table-cell>
          <table:table-cell table:style-name="Table1.A1" office:value-type="string">
            <text:p text:style-name="P6"><text:span text:style-name="T15">Use</text:span><text:span text:style-name="T114">d</text:span><text:span text:style-name="T15"> comand: </text:span>mvn clean install -Denforcer.skip=true -DskipTests</text:p>
          </table:table-cell>
        </table:table-row>
        <table:table-row table:style-name="TableLine351943808">
          <table:table-cell table:style-name="Table1.A1" office:value-type="string">
            <text:p text:style-name="P154">69</text:p>
            <text:p text:style-name="P598">https://github.com/lihengming/spring-boot-api-project-seed.git</text:p>
            <text:p text:style-name="P154"/>
          </table:table-cell>
          <table:table-cell table:style-name="Table1.A1" office:value-type="string">
            <text:p text:style-name="P155">Maven</text:p>
          </table:table-cell>
          <table:table-cell table:style-name="Table1.A1" office:value-type="string">
            <text:p text:style-name="P434">Success</text:p>
          </table:table-cell>
          <table:table-cell table:style-name="Table1.A1" office:value-type="string">
            <text:p text:style-name="P155">Yes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434">Use<text:span text:style-name="T114">d</text:span> Java 11 and comamnd mvn install to build the project</text:p>
          </table:table-cell>
        </table:table-row>
        <table:table-row table:style-name="TableLine351944568">
          <table:table-cell table:style-name="Table1.A1" office:value-type="string">
            <text:p text:style-name="P156">70</text:p>
            <text:p text:style-name="P599">https://github.com/lzyzsd/JsBridge.git</text:p>
            <text:p text:style-name="P156"/>
          </table:table-cell>
          <table:table-cell table:style-name="Table1.A1" office:value-type="string">
            <text:p text:style-name="P157">Gradle</text:p>
          </table:table-cell>
          <table:table-cell table:style-name="Table1.A1" office:value-type="string">
            <text:p text:style-name="P388">Success</text:p>
          </table:table-cell>
          <table:table-cell table:style-name="Table1.A1" office:value-type="string">
            <text:p text:style-name="P157">No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388">Use<text:span text:style-name="T114">d</text:span> Java 11 to build the project</text:p>
          </table:table-cell>
        </table:table-row>
        <table:table-row table:style-name="TableLine351943960">
          <table:table-cell table:style-name="Table1.A1" office:value-type="string">
            <text:p text:style-name="P158">71</text:p>
            <text:p text:style-name="P600"><text:a xlink:type="simple" xlink:href="https://github.com/TooTallNate/Java-WebSocket.git" text:style-name="Internet_20_link" text:visited-style-name="Visited_20_Internet_20_Link">https://github.com/</text:a><text:a xlink:type="simple" xlink:href="https://github.com/TooTallNate/Java-WebSocket.git" text:style-name="Internet_20_link" text:visited-style-name="Visited_20_Internet_20_Link">TooTallNate/Java-WebSocket.git</text:a></text:p>
            <text:p text:style-name="P600"/>
            <text:p text:style-name="P600">Build information in readme.md</text:p>
            <text:p text:style-name="P158"/>
          </table:table-cell>
          <table:table-cell table:style-name="Table1.A1" office:value-type="string">
            <text:p text:style-name="P158">Maven</text:p>
          </table:table-cell>
          <table:table-cell table:style-name="Table1.A1" office:value-type="string">
            <text:p text:style-name="P160">Success</text:p>
          </table:table-cell>
          <table:table-cell table:style-name="Table1.A1" office:value-type="string">
            <text:p text:style-name="P159">Yes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387">Use Java 11 to build the project</text:p>
          </table:table-cell>
        </table:table-row>
        <table:table-row table:style-name="TableLine351944416">
          <table:table-cell table:style-name="Table1.A1" office:value-type="string">
            <text:p text:style-name="P161">72</text:p>
            <text:p text:style-name="P601">https://github.com/OpenRefine/OpenRefine.git</text:p>
            <text:p text:style-name="P161"/>
          </table:table-cell>
          <table:table-cell table:style-name="Table1.A1" office:value-type="string">
            <text:p text:style-name="P162">Maven</text:p>
          </table:table-cell>
          <table:table-cell table:style-name="Table1.A1" office:value-type="string">
            <text:p text:style-name="P163">Success</text:p>
          </table:table-cell>
          <table:table-cell table:style-name="Table1.A1" office:value-type="string">
            <text:p text:style-name="P162">Yes</text:p>
          </table:table-cell>
          <table:table-cell table:style-name="Table1.A1" office:value-type="string">
            <text:p text:style-name="P462">Test failure </text:p>
          </table:table-cell>
          <table:table-cell table:style-name="Table1.A1" office:value-type="string">
            <text:p text:style-name="P630">Skip<text:span text:style-name="T114">ped</text:span> tests. </text:p>
          </table:table-cell>
        </table:table-row>
        <table:table-row table:style-name="TableLine351944112">
          <table:table-cell table:style-name="Table1.A1" office:value-type="string">
            <text:p text:style-name="P164">73</text:p>
            <text:p text:style-name="P602">https://github.com/dromara/Sa-Token.git</text:p>
            <text:p text:style-name="P164"/>
          </table:table-cell>
          <table:table-cell table:style-name="Table1.A1" office:value-type="string">
            <text:p text:style-name="P164">Maven</text:p>
          </table:table-cell>
          <table:table-cell table:style-name="Table1.A1" office:value-type="string">
            <text:p text:style-name="P165">Success</text:p>
          </table:table-cell>
          <table:table-cell table:style-name="Table1.A1" office:value-type="string">
            <text:p text:style-name="P164">No</text:p>
          </table:table-cell>
          <table:table-cell table:style-name="Table1.A1" office:value-type="string">
            <text:p text:style-name="P164"/>
          </table:table-cell>
          <table:table-cell table:style-name="Table1.A1" office:value-type="string">
            <text:p text:style-name="P458">JavaAutoBuilder built the project successfully</text:p>
          </table:table-cell>
        </table:table-row>
        <table:table-row table:style-name="TableLine351944264">
          <table:table-cell table:style-name="Table1.A1" office:value-type="string">
            <text:p text:style-name="P165">74</text:p>
            <text:p text:style-name="P603">https://github.com/Activiti/Activiti.git</text:p>
            <text:p text:style-name="P165"/>
          </table:table-cell>
          <table:table-cell table:style-name="Table1.A1" office:value-type="string">
            <text:p text:style-name="P165">Maven</text:p>
          </table:table-cell>
          <table:table-cell table:style-name="Table1.A1" office:value-type="string">
            <text:p text:style-name="P547">Success</text:p>
          </table:table-cell>
          <table:table-cell table:style-name="Table1.A1" office:value-type="string">
            <text:p text:style-name="P547">Yes</text:p>
          </table:table-cell>
          <table:table-cell table:style-name="Table1.A1" office:value-type="string">
            <text:p text:style-name="P462">Test failure</text:p>
          </table:table-cell>
          <table:table-cell table:style-name="Table1.A1" office:value-type="string">
            <text:p text:style-name="P548">Skip<text:span text:style-name="T114">ped</text:span> tests</text:p>
          </table:table-cell>
        </table:table-row>
        <table:table-row table:style-name="TableLine351943200">
          <table:table-cell table:style-name="Table1.A1" office:value-type="string">
            <text:p text:style-name="P549">75</text:p>
            <text:p text:style-name="P712">https://github.com/roughike/BottomBar.git</text:p>
            <text:p text:style-name="P549"/>
          </table:table-cell>
          <table:table-cell table:style-name="Table1.A1" office:value-type="string">
            <text:p text:style-name="P550">Gradle</text:p>
          </table:table-cell>
          <table:table-cell table:style-name="Table1.A1" office:value-type="string">
            <text:p text:style-name="P551">Success</text:p>
          </table:table-cell>
          <table:table-cell table:style-name="Table1.A1" office:value-type="string">
            <text:p text:style-name="P552">No</text:p>
          </table:table-cell>
          <table:table-cell table:style-name="Table1.A1" office:value-type="string">
            <text:p text:style-name="P540">Setup(Lint, Javadoc)</text:p>
          </table:table-cell>
          <table:table-cell table:style-name="Table1.A1" office:value-type="string">
            <text:p text:style-name="P725">Add<text:span text:style-name="T114">ed</text:span> lintOptions{abortOnError false} to build.gradle. </text:p>
            <text:p text:style-name="P737">Added</text:p>
            <text:p text:style-name="P725">tasks.withType(Javadoc) {</text:p>
            <text:p text:style-name="P725"><text:soft-page-break/><text:s text:c="6"/>failOnError false</text:p>
            <text:p text:style-name="P725"><text:s text:c="6"/>options.addStringOption('Xdoclint:none', '-quiet')</text:p>
            <text:p text:style-name="P725"><text:s text:c="6"/>options.addStringOption('encoding', 'UTF-8')</text:p>
            <text:p text:style-name="P725"><text:s text:c="6"/>options.addStringOption('charSet', 'UTF-8')</text:p>
            <text:p text:style-name="P725">} <text:span text:style-name="T57">to build.gradle file. </text:span></text:p>
            <text:p text:style-name="P725"/>
            <text:p text:style-name="P725"><text:span text:style-name="T57"><text:s/></text:span>Use Java 8 and command ”./gradlew build” to build the project</text:p>
            <text:p text:style-name="P727"/>
            <text:p text:style-name="P531"/>
          </table:table-cell>
        </table:table-row>
        <table:table-row table:style-name="TableLine351943352">
          <table:table-cell table:style-name="Table1.A1" office:value-type="string">
            <text:p text:style-name="P553">76</text:p>
            <text:p text:style-name="P716">https://github.com/macrozheng/mall-swarm.git</text:p>
            <text:p text:style-name="P553"/>
          </table:table-cell>
          <table:table-cell table:style-name="Table1.A1" office:value-type="string">
            <text:p text:style-name="P553">Maven</text:p>
          </table:table-cell>
          <table:table-cell table:style-name="Table1.A1" office:value-type="string">
            <text:p text:style-name="P554">Success</text:p>
          </table:table-cell>
          <table:table-cell table:style-name="Table1.A1" office:value-type="string">
            <text:p text:style-name="P553">No</text:p>
          </table:table-cell>
          <table:table-cell table:style-name="Table1.A1" office:value-type="string">
            <text:p text:style-name="P462">Dependency issue </text:p>
            <text:p text:style-name="P462"/>
            <text:p text:style-name="P524">Java Version</text:p>
          </table:table-cell>
          <table:table-cell table:style-name="Table1.A1" office:value-type="string">
            <text:p text:style-name="P554">Add<text:span text:style-name="T114">ed</text:span> lombok version 1.18.22</text:p>
          </table:table-cell>
        </table:table-row>
        <table:table-row table:style-name="TableLine351943504">
          <table:table-cell table:style-name="Table1.A1" office:value-type="string">
            <text:p text:style-name="P555">77</text:p>
            <text:p text:style-name="P713">https://github.com/stanfordnlp</text:p>
            <text:p text:style-name="P713">/CoreNLP.git</text:p>
            <text:p text:style-name="P713"/>
            <text:p text:style-name="P714">Build information in readme.md</text:p>
            <text:p text:style-name="P555"/>
          </table:table-cell>
          <table:table-cell table:style-name="Table1.A1" office:value-type="string">
            <text:p text:style-name="P555">Ant</text:p>
          </table:table-cell>
          <table:table-cell table:style-name="Table1.A1" office:value-type="string">
            <text:p text:style-name="P556">Success</text:p>
          </table:table-cell>
          <table:table-cell table:style-name="Table1.A1" office:value-type="string">
            <text:p text:style-name="P555">Yes</text:p>
          </table:table-cell>
          <table:table-cell table:style-name="Table1.A1" office:value-type="string">
            <text:p text:style-name="P555"/>
          </table:table-cell>
          <table:table-cell table:style-name="Table1.A1" office:value-type="string">
            <text:p text:style-name="P6"><text:s/><text:span text:style-name="T95">Use</text:span><text:span text:style-name="T114">d</text:span><text:span text:style-name="T95"> ant command </text:span><text:span text:style-name="T96">to build the project</text:span></text:p>
          </table:table-cell>
        </table:table-row>
        <table:table-row table:style-name="TableLine351943656">
          <table:table-cell table:style-name="Table1.A1" office:value-type="string">
            <text:p text:style-name="P166">78</text:p>
            <text:p text:style-name="P604">https://github.com/questdb/questdb.git</text:p>
            <text:p text:style-name="P166"/>
            <text:p text:style-name="P167">Build information in Readme.md</text:p>
          </table:table-cell>
          <table:table-cell table:style-name="Table1.A1" office:value-type="string">
            <text:p text:style-name="P166">Maven</text:p>
          </table:table-cell>
          <table:table-cell table:style-name="Table1.A1" office:value-type="string">
            <text:p text:style-name="P169">Success</text:p>
          </table:table-cell>
          <table:table-cell table:style-name="Table1.A1" office:value-type="string">
            <text:p text:style-name="P168">Yes</text:p>
          </table:table-cell>
          <table:table-cell table:style-name="Table1.A1" office:value-type="string">
            <text:p text:style-name="P168"/>
          </table:table-cell>
          <table:table-cell table:style-name="Table1.A1" office:value-type="string">
            <text:p text:style-name="P458">JavaAutoBuilder built the project successfully</text:p>
          </table:table-cell>
        </table:table-row>
        <table:table-row table:style-name="TableLine356504872">
          <table:table-cell table:style-name="Table1.A1" office:value-type="string">
            <text:p text:style-name="P170">79</text:p>
            <text:p text:style-name="P605">https://github.com/cats-oss/android-gpuimage.git</text:p>
            <text:p text:style-name="P170"/>
          </table:table-cell>
          <table:table-cell table:style-name="Table1.A1" office:value-type="string">
            <text:p text:style-name="P170">Gradle</text:p>
          </table:table-cell>
          <table:table-cell table:style-name="Table1.A1" office:value-type="string">
            <text:p text:style-name="P408">Success </text:p>
          </table:table-cell>
          <table:table-cell table:style-name="Table1.A1" office:value-type="string">
            <text:p text:style-name="P171">No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407">Use<text:span text:style-name="T114">d</text:span> Java 8to build the project</text:p>
          </table:table-cell>
        </table:table-row>
        <table:table-row table:style-name="TableLine356503960">
          <table:table-cell table:style-name="Table1.A1" office:value-type="string">
            <text:p text:style-name="P172">80</text:p>
            <text:p text:style-name="P606">https://github.com/junit-team/junit4.git</text:p>
            <text:p text:style-name="P172"/>
          </table:table-cell>
          <table:table-cell table:style-name="Table1.A1" office:value-type="string">
            <text:p text:style-name="P172">Maven</text:p>
          </table:table-cell>
          <table:table-cell table:style-name="Table1.A1" office:value-type="string">
            <text:p text:style-name="P174">Success</text:p>
          </table:table-cell>
          <table:table-cell table:style-name="Table1.A1" office:value-type="string">
            <text:p text:style-name="P173">Yes</text:p>
          </table:table-cell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458">JavaAutoBuilder built the project successfully</text:p>
          </table:table-cell>
        </table:table-row>
        <table:table-row table:style-name="TableLine356507000">
          <table:table-cell table:style-name="Table1.A1" office:value-type="string">
            <text:p text:style-name="P174">81</text:p>
            <text:p text:style-name="P607">https://github.com/jwtk/jjwt.git</text:p>
            <text:p text:style-name="P174"/>
            <text:p text:style-name="P174">Building information in <text:soft-page-break/>readme.md</text:p>
          </table:table-cell>
          <table:table-cell table:style-name="Table1.A1" office:value-type="string">
            <text:p text:style-name="P175">Maven</text:p>
          </table:table-cell>
          <table:table-cell table:style-name="Table1.A1" office:value-type="string">
            <text:p text:style-name="P176">Success</text:p>
          </table:table-cell>
          <table:table-cell table:style-name="Table1.A1" office:value-type="string">
            <text:p text:style-name="P175">Yes</text:p>
          </table:table-cell>
          <table:table-cell table:style-name="Table1.A1" office:value-type="string">
            <text:p text:style-name="P462">Test failure</text:p>
            <text:p text:style-name="P462"/>
            <text:p text:style-name="P518">Dependency issue</text:p>
          </table:table-cell>
          <table:table-cell table:style-name="Table1.A1" office:value-type="string">
            <text:p text:style-name="P176">Skip<text:span text:style-name="T114">ped</text:span> test cases <text:span text:style-name="T47">and</text:span> add<text:span text:style-name="T119">ed</text:span> dependencies according to the info in readme.md</text:p>
          </table:table-cell>
        </table:table-row>
        <table:table-row table:style-name="TableLine356506848">
          <table:table-cell table:style-name="Table1.A1" office:value-type="string">
            <text:p text:style-name="P177">82</text:p>
            <text:p text:style-name="P608">https://github.com/facebook/buck.git</text:p>
            <text:p text:style-name="P177"/>
            <text:p text:style-name="P177">Build information in readme.md</text:p>
          </table:table-cell>
          <table:table-cell table:style-name="Table1.A1" office:value-type="string">
            <text:p text:style-name="P177">Ant</text:p>
          </table:table-cell>
          <table:table-cell table:style-name="Table1.A1" office:value-type="string">
            <text:p text:style-name="P179">Success</text:p>
          </table:table-cell>
          <table:table-cell table:style-name="Table1.A1" office:value-type="string">
            <text:p text:style-name="P178">No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462">Use<text:span text:style-name="T114">d</text:span> Java 8 to build the project </text:p>
          </table:table-cell>
        </table:table-row>
        <table:table-row table:style-name="TableLine356507152">
          <table:table-cell table:style-name="Table1.A1" office:value-type="string">
            <text:p text:style-name="P180">83</text:p>
            <text:p text:style-name="P609">https://github.com/florent37/MaterialViewPager.git</text:p>
            <text:p text:style-name="P180"/>
          </table:table-cell>
          <table:table-cell table:style-name="Table1.A1" office:value-type="string">
            <text:p text:style-name="P180">Gradle</text:p>
          </table:table-cell>
          <table:table-cell table:style-name="Table1.A1" office:value-type="string">
            <text:p text:style-name="P417">Success</text:p>
          </table:table-cell>
          <table:table-cell table:style-name="Table1.A1" office:value-type="string">
            <text:p text:style-name="P180">No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540">Used “gradle clean test” to build the project, got dependency error. </text:p>
            <text:p text:style-name="P418"/>
            <text:p text:style-name="P418">Use<text:span text:style-name="T82">d</text:span> Java 8 and command “./gradlew build” to build the project <text:span text:style-name="T82">successfully </text:span></text:p>
          </table:table-cell>
        </table:table-row>
        <table:table-row table:style-name="TableLine356506544">
          <table:table-cell table:style-name="Table1.A1" office:value-type="string">
            <text:p text:style-name="P181">84</text:p>
            <text:p text:style-name="P610">https://github.com/dropwizard/dropwizard.git</text:p>
            <text:p text:style-name="P181"/>
          </table:table-cell>
          <table:table-cell table:style-name="Table1.A1" office:value-type="string">
            <text:p text:style-name="P182">Maven</text:p>
          </table:table-cell>
          <table:table-cell table:style-name="Table1.A1" office:value-type="string">
            <text:p text:style-name="P184">Success</text:p>
          </table:table-cell>
          <table:table-cell table:style-name="Table1.A1" office:value-type="string">
            <text:p text:style-name="P183">Yes</text:p>
          </table:table-cell>
          <table:table-cell table:style-name="Table1.A1" office:value-type="string">
            <text:p text:style-name="P462">Test failure </text:p>
          </table:table-cell>
          <table:table-cell table:style-name="Table1.A1" office:value-type="string">
            <text:p text:style-name="P184">Skip<text:span text:style-name="T114">ped</text:span> tests</text:p>
          </table:table-cell>
        </table:table-row>
        <table:table-row table:style-name="TableLine356505024">
          <table:table-cell table:style-name="Table1.A1" office:value-type="string">
            <text:p text:style-name="P185">85</text:p>
            <text:p text:style-name="P611">https://github.com/OpenFeign/feign.git</text:p>
            <text:p text:style-name="P185"/>
          </table:table-cell>
          <table:table-cell table:style-name="Table1.A1" office:value-type="string">
            <text:p text:style-name="P185">Maven</text:p>
          </table:table-cell>
          <table:table-cell table:style-name="Table1.A1" office:value-type="string">
            <text:p text:style-name="P186">Success</text:p>
          </table:table-cell>
          <table:table-cell table:style-name="Table1.A1" office:value-type="string">
            <text:p text:style-name="P187">Yes</text:p>
          </table:table-cell>
          <table:table-cell table:style-name="Table1.A1" office:value-type="string">
            <text:p text:style-name="P187"/>
          </table:table-cell>
          <table:table-cell table:style-name="Table1.A1" office:value-type="string">
            <text:p text:style-name="P458">JavaAutoBuilder built the project successfully</text:p>
          </table:table-cell>
        </table:table-row>
        <table:table-row table:style-name="TableLine356504568">
          <table:table-cell table:style-name="Table1.A1" office:value-type="string">
            <text:p text:style-name="P188">86</text:p>
            <text:p text:style-name="P612">https://github.com/hs-web/hsweb-framework.git</text:p>
            <text:p text:style-name="P188"/>
          </table:table-cell>
          <table:table-cell table:style-name="Table1.A1" office:value-type="string">
            <text:p text:style-name="P189">Maven</text:p>
          </table:table-cell>
          <table:table-cell table:style-name="Table1.A1" office:value-type="string">
            <text:p text:style-name="P390">Success</text:p>
          </table:table-cell>
          <table:table-cell table:style-name="Table1.A1" office:value-type="string">
            <text:p text:style-name="P189">Yes</text:p>
          </table:table-cell>
          <table:table-cell table:style-name="Table1.A1" office:value-type="string">
            <text:p text:style-name="P463">Test failure </text:p>
            <text:p text:style-name="P463"/>
            <text:p text:style-name="P524">Java Version</text:p>
          </table:table-cell>
          <table:table-cell table:style-name="Table1.A1" office:value-type="string">
            <text:p text:style-name="P389">Use<text:span text:style-name="T114">d</text:span> Java 8 to build the project and skip tests.</text:p>
          </table:table-cell>
        </table:table-row>
        <table:table-row table:style-name="TableLine356507912">
          <table:table-cell table:style-name="Table1.A1" office:value-type="string">
            <text:p text:style-name="P190">87</text:p>
            <text:p text:style-name="P613">https://github.com/kaushikgopal/RxJava-Android-Samples.git</text:p>
            <text:p text:style-name="P190"/>
          </table:table-cell>
          <table:table-cell table:style-name="Table1.A1" office:value-type="string">
            <text:p text:style-name="P190">Gradle</text:p>
          </table:table-cell>
          <table:table-cell table:style-name="Table1.A1" office:value-type="string">
            <text:p text:style-name="P435">Success</text:p>
          </table:table-cell>
          <table:table-cell table:style-name="Table1.A1" office:value-type="string">
            <text:p text:style-name="P191">No</text:p>
          </table:table-cell>
          <table:table-cell table:style-name="Table1.A1" office:value-type="string">
            <text:p text:style-name="P541">Setup</text:p>
            <text:p text:style-name="P527"/>
            <text:p text:style-name="P524">Java Version</text:p>
          </table:table-cell>
          <table:table-cell table:style-name="Table1.A1" office:value-type="string">
            <text:p text:style-name="P728"><text:span text:style-name="T59">C</text:span><text:span text:style-name="T114">o</text:span><text:span text:style-name="T59">mment</text:span><text:span text:style-name="T114">ed</text:span><text:span text:style-name="T59"> out</text:span> org.gradle.jvmargs=-Xmx2048m -XX:MaxPermSize=512m -XX:+HeapDumpOnOutOfMemoryError -Dfile.encoding=UTF-8 in the project gradle.properties</text:p>
            <text:p text:style-name="P728">Use<text:span text:style-name="T114">d</text:span> Java 8 and command “./gradlew <text:span text:style-name="T58">build”</text:span> to build the project</text:p>
            <text:p text:style-name="P724"/>
          </table:table-cell>
        </table:table-row>
        <table:table-row table:style-name="Table1.89">
          <table:table-cell table:style-name="Table1.A1" office:value-type="string">
            <text:p text:style-name="P191">88</text:p>
            <text:p text:style-name="P614">https://github.com/dropwizard/metrics.git</text:p>
            <text:p text:style-name="P191"/>
          </table:table-cell>
          <table:table-cell table:style-name="Table1.A1" office:value-type="string">
            <text:p text:style-name="P191">Maven</text:p>
          </table:table-cell>
          <table:table-cell table:style-name="Table1.A1" office:value-type="string">
            <text:p text:style-name="P193">Success</text:p>
          </table:table-cell>
          <table:table-cell table:style-name="Table1.A1" office:value-type="string">
            <text:p text:style-name="P192">Yes</text:p>
          </table:table-cell>
          <table:table-cell table:style-name="Table1.A1" office:value-type="string">
            <text:p text:style-name="P463">Test failure </text:p>
          </table:table-cell>
          <table:table-cell table:style-name="Table1.A1" office:value-type="string">
            <text:p text:style-name="P193">Skip<text:span text:style-name="T114">ped</text:span> tests</text:p>
          </table:table-cell>
        </table:table-row>
        <table:table-row table:style-name="TableLine356504720">
          <table:table-cell table:style-name="Table1.A1" office:value-type="string">
            <text:p text:style-name="P192">89</text:p>
            <text:p text:style-name="P615">https://github.com/square/<text:soft-page-break/>dagger.git</text:p>
            <text:p text:style-name="P192"/>
          </table:table-cell>
          <table:table-cell table:style-name="Table1.A1" office:value-type="string">
            <text:p text:style-name="P194">Maven</text:p>
          </table:table-cell>
          <table:table-cell table:style-name="Table1.A1" office:value-type="string">
            <text:p text:style-name="P557">Success</text:p>
          </table:table-cell>
          <table:table-cell table:style-name="Table1.A1" office:value-type="string">
            <text:p text:style-name="P195">No</text:p>
          </table:table-cell>
          <table:table-cell table:style-name="Table1.A1" office:value-type="string">
            <text:p text:style-name="P765"><text:span text:style-name="T121">Setup(p</text:span>lugin<text:span text:style-name="T121">)</text:span></text:p>
            <text:p text:style-name="P558"/>
            <text:p text:style-name="P559"><text:soft-page-break/>Inte<text:span text:style-name="T70">gration test failed</text:span></text:p>
            <text:p text:style-name="P559"/>
            <text:p text:style-name="P524">Java Version</text:p>
          </table:table-cell>
          <table:table-cell table:style-name="Table1.A1" office:value-type="string">
            <text:p text:style-name="P497"><text:span text:style-name="T97">Change</text:span><text:span text:style-name="T98">d</text:span><text:span text:style-name="T97"> maven-compile-plugin version </text:span><text:soft-page-break/><text:span text:style-name="T97">to 3.8.0 </text:span></text:p>
            <text:p text:style-name="P498"><text:span text:style-name="T98">C</text:span>hanged &lt;artifactId&gt;maven-invoker-plugin&lt;/artifactId&gt; version to 3.0.0.</text:p>
            <text:p text:style-name="P560">Used ”mvn clean <text:span text:style-name="T69">test -</text:span>Dskip<text:span text:style-name="T69">IT</text:span>s” and Java 8 to build the project. </text:p>
            <text:p text:style-name="P514"/>
          </table:table-cell>
        </table:table-row>
        <table:table-row table:style-name="TableLine356507304">
          <table:table-cell table:style-name="Table1.A1" office:value-type="string">
            <text:p text:style-name="P196">90</text:p>
            <text:p text:style-name="P616">https://github.com/cryptomator/cryptomator.git</text:p>
            <text:p text:style-name="P196"/>
            <text:p text:style-name="P196">Build information in readme.md</text:p>
          </table:table-cell>
          <table:table-cell table:style-name="Table1.A1" office:value-type="string">
            <text:p text:style-name="P197">Maven</text:p>
          </table:table-cell>
          <table:table-cell table:style-name="Table1.A1" office:value-type="string">
            <text:p text:style-name="P198">Success</text:p>
          </table:table-cell>
          <table:table-cell table:style-name="Table1.A1" office:value-type="string">
            <text:p text:style-name="P198">Yes</text:p>
          </table:table-cell>
          <table:table-cell table:style-name="Table1.A1" office:value-type="string">
            <text:p text:style-name="P198"/>
          </table:table-cell>
          <table:table-cell table:style-name="Table1.A1" office:value-type="string">
            <text:p text:style-name="P459">JavaAutoBuilder built the project successfully</text:p>
          </table:table-cell>
        </table:table-row>
        <table:table-row table:style-name="TableLine356504112">
          <table:table-cell table:style-name="Table1.A1" office:value-type="string">
            <text:p text:style-name="P199">91</text:p>
            <text:p text:style-name="P617">https://github.com/Bearded-Hen/Android-Bootstrap.git</text:p>
            <text:p text:style-name="P199"/>
          </table:table-cell>
          <table:table-cell table:style-name="Table1.A1" office:value-type="string">
            <text:p text:style-name="P199">Gradle</text:p>
          </table:table-cell>
          <table:table-cell table:style-name="Table1.A1" office:value-type="string">
            <text:p text:style-name="P436">Success</text:p>
          </table:table-cell>
          <table:table-cell table:style-name="Table1.A1" office:value-type="string">
            <text:p text:style-name="P419">No</text:p>
          </table:table-cell>
          <table:table-cell table:style-name="Table1.A1" office:value-type="string">
            <text:p text:style-name="P533"><text:span text:style-name="T121">Setup(p</text:span>lugin<text:span text:style-name="T121">)</text:span></text:p>
            <text:p text:style-name="P419"/>
            <text:p text:style-name="P524">Java Version</text:p>
          </table:table-cell>
          <table:table-cell table:style-name="Table1.A1" office:value-type="string">
            <text:p text:style-name="P532">Used Maven Publish Plugin in the build file. </text:p>
            <text:p text:style-name="P532"/>
            <text:p text:style-name="P437">Use<text:span text:style-name="T85">d</text:span> Java 8 and command “./gradlew <text:span text:style-name="T85">build”</text:span> to build the project</text:p>
          </table:table-cell>
        </table:table-row>
        <table:table-row table:style-name="TableLine356505936">
          <table:table-cell table:style-name="Table1.A1" office:value-type="string">
            <text:p text:style-name="P200">92</text:p>
            <text:p text:style-name="P618">https://github.com/vipshop/vjtools.git</text:p>
            <text:p text:style-name="P200"/>
          </table:table-cell>
          <table:table-cell table:style-name="Table1.A1" office:value-type="string">
            <text:p text:style-name="P200">Maven</text:p>
          </table:table-cell>
          <table:table-cell table:style-name="Table1.A1" office:value-type="string">
            <text:p text:style-name="P201">Success</text:p>
          </table:table-cell>
          <table:table-cell table:style-name="Table1.A1" office:value-type="string">
            <text:p text:style-name="P201">No</text:p>
          </table:table-cell>
          <table:table-cell table:style-name="Table1.A1" office:value-type="string">
            <text:p text:style-name="P201"/>
          </table:table-cell>
          <table:table-cell table:style-name="Table1.A1" office:value-type="string">
            <text:p text:style-name="P459">JavaAutoBuilder built the project successfully</text:p>
          </table:table-cell>
        </table:table-row>
        <table:table-row table:style-name="TableLine356504416">
          <table:table-cell table:style-name="Table1.A1" office:value-type="string">
            <text:p text:style-name="P202">93</text:p>
            <text:p text:style-name="P619">https://github.com/spring-projects/spring-security.git</text:p>
            <text:p text:style-name="P202"/>
            <text:p text:style-name="P202">Build information in readme.md</text:p>
            <text:p text:style-name="P202"/>
          </table:table-cell>
          <table:table-cell table:style-name="Table1.A1" office:value-type="string">
            <text:p text:style-name="P202">Gradle</text:p>
          </table:table-cell>
          <table:table-cell table:style-name="Table1.A1" office:value-type="string">
            <text:p text:style-name="P205">Success</text:p>
          </table:table-cell>
          <table:table-cell table:style-name="Table1.A1" office:value-type="string">
            <text:p text:style-name="P203">Yes</text:p>
          </table:table-cell>
          <table:table-cell table:style-name="Table1.A1" office:value-type="string">
            <text:p text:style-name="P203"/>
          </table:table-cell>
          <table:table-cell table:style-name="Table1.A1" office:value-type="string">
            <text:p text:style-name="P459">JavaAutoBuilder built the project successfully</text:p>
          </table:table-cell>
        </table:table-row>
        <table:table-row table:style-name="TableLine356505176">
          <table:table-cell table:style-name="Table1.A1" office:value-type="string">
            <text:p text:style-name="P204">94</text:p>
            <text:p text:style-name="P620">https://github.com/flyway/flyway.git</text:p>
            <text:p text:style-name="P204"/>
            <text:p text:style-name="P204">Build information in readme.md</text:p>
          </table:table-cell>
          <table:table-cell table:style-name="Table1.A1" office:value-type="string">
            <text:p text:style-name="P206">Maven</text:p>
          </table:table-cell>
          <table:table-cell table:style-name="Table1.A1" office:value-type="string">
            <text:p text:style-name="P208">Success</text:p>
          </table:table-cell>
          <table:table-cell table:style-name="Table1.A1" office:value-type="string">
            <text:p text:style-name="P207">No</text:p>
          </table:table-cell>
          <table:table-cell table:style-name="Table1.A1" office:value-type="string">
            <text:p text:style-name="P207"/>
          </table:table-cell>
          <table:table-cell table:style-name="Table1.A1" office:value-type="string">
            <text:p text:style-name="P459">JavaAutoBuilder built the project successfully</text:p>
          </table:table-cell>
        </table:table-row>
        <table:table-row table:style-name="TableLine356505328">
          <table:table-cell table:style-name="Table1.A1" office:value-type="string">
            <text:p text:style-name="P209">95</text:p>
            <text:p text:style-name="P621">https://github.com/apache/storm.git</text:p>
            <text:p text:style-name="P209"/>
          </table:table-cell>
          <table:table-cell table:style-name="Table1.A1" office:value-type="string">
            <text:p text:style-name="P209">Maven </text:p>
          </table:table-cell>
          <table:table-cell table:style-name="Table1.A1" office:value-type="string">
            <text:p text:style-name="P210">Failed</text:p>
          </table:table-cell>
          <table:table-cell table:style-name="Table1.A1" office:value-type="string">
            <text:p text:style-name="P209">Yes</text:p>
          </table:table-cell>
          <table:table-cell table:style-name="Table1.A1" office:value-type="string">
            <text:p text:style-name="P463"><text:span text:style-name="T84">Dependency issue</text:span><text:span text:style-name="T71"> </text:span><text:s/></text:p>
          </table:table-cell>
          <table:table-cell table:style-name="Table1.A1" office:value-type="string">
            <text:p text:style-name="P515">Link<text:span text:style-name="T114">s</text:span> to some dependenceis <text:span text:style-name="T72">didn’t exist</text:span></text:p>
          </table:table-cell>
        </table:table-row>
        <table:table-row table:style-name="TableLine356506088">
          <table:table-cell table:style-name="Table1.A1" office:value-type="string">
            <text:p text:style-name="P211">96</text:p>
            <text:p text:style-name="P622">https://github.com/NanoHttpd/nanohttpd.git</text:p>
            <text:p text:style-name="P211"/>
            <text:p text:style-name="P211"><text:soft-page-break/>Build information in readme.md</text:p>
          </table:table-cell>
          <table:table-cell table:style-name="Table1.A1" office:value-type="string">
            <text:p text:style-name="P211">Maven</text:p>
          </table:table-cell>
          <table:table-cell table:style-name="Table1.A1" office:value-type="string">
            <text:p text:style-name="P391">Success</text:p>
          </table:table-cell>
          <table:table-cell table:style-name="Table1.A1" office:value-type="string">
            <text:p text:style-name="P211">Yes</text:p>
          </table:table-cell>
          <table:table-cell table:style-name="Table1.A1" office:value-type="string">
            <text:p text:style-name="P463">Test failures</text:p>
            <text:p text:style-name="P463"/>
            <text:p text:style-name="P524">Java <text:span text:style-name="T84">v</text:span>ersion</text:p>
          </table:table-cell>
          <table:table-cell table:style-name="Table1.A1" office:value-type="string">
            <text:p text:style-name="P391">Use<text:span text:style-name="T114">d</text:span> Java 8 to build the project and skip tests</text:p>
          </table:table-cell>
        </table:table-row>
        <table:table-row table:style-name="TableLine356504264">
          <table:table-cell table:style-name="Table1.A1" office:value-type="string">
            <text:p text:style-name="P212">97</text:p>
            <text:p text:style-name="P623">https://github.com/apache/incubator-shenyu.git</text:p>
            <text:p text:style-name="P212"/>
            <text:p text:style-name="P212"/>
          </table:table-cell>
          <table:table-cell table:style-name="Table1.A1" office:value-type="string">
            <text:p text:style-name="P212">Maven</text:p>
          </table:table-cell>
          <table:table-cell table:style-name="Table1.A1" office:value-type="string">
            <text:p text:style-name="P213">Success</text:p>
          </table:table-cell>
          <table:table-cell table:style-name="Table1.A1" office:value-type="string">
            <text:p text:style-name="P212">Yes</text:p>
          </table:table-cell>
          <table:table-cell table:style-name="Table1.A1" office:value-type="string">
            <text:p text:style-name="P212"/>
          </table:table-cell>
          <table:table-cell table:style-name="Table1.A1" office:value-type="string">
            <text:p text:style-name="P459">JavaAutoBuilder built the project successfully</text:p>
          </table:table-cell>
        </table:table-row>
        <table:table-row table:style-name="TableLine356505480">
          <table:table-cell table:style-name="Table1.A1" office:value-type="string">
            <text:p text:style-name="P214">98</text:p>
            <text:p text:style-name="P624">https://github.com/NLPchina/ansj_seg.git</text:p>
            <text:p text:style-name="P214"/>
          </table:table-cell>
          <table:table-cell table:style-name="Table1.A1" office:value-type="string">
            <text:p text:style-name="P214">Maven</text:p>
          </table:table-cell>
          <table:table-cell table:style-name="Table1.A1" office:value-type="string">
            <text:p text:style-name="P392">Success</text:p>
          </table:table-cell>
          <table:table-cell table:style-name="Table1.A1" office:value-type="string">
            <text:p text:style-name="P215">Yes</text:p>
          </table:table-cell>
          <table:table-cell table:style-name="Table1.A1" office:value-type="string">
            <text:p text:style-name="P524">Java <text:span text:style-name="T84">v</text:span>ersion</text:p>
          </table:table-cell>
          <table:table-cell table:style-name="Table1.A1" office:value-type="string">
            <text:p text:style-name="P392">Use<text:span text:style-name="T114">d</text:span> Java 8 to build the project</text:p>
          </table:table-cell>
        </table:table-row>
        <table:table-row table:style-name="TableLine356503808">
          <table:table-cell table:style-name="Table1.A1" office:value-type="string">
            <text:p text:style-name="P217">99</text:p>
            <text:p text:style-name="P625">https://github.com/sohutv/cachecloud.git</text:p>
            <text:p text:style-name="P217"/>
          </table:table-cell>
          <table:table-cell table:style-name="Table1.A1" office:value-type="string">
            <text:p text:style-name="P218">Maven</text:p>
          </table:table-cell>
          <table:table-cell table:style-name="Table1.A1" office:value-type="string">
            <text:p text:style-name="P393">Success</text:p>
          </table:table-cell>
          <table:table-cell table:style-name="Table1.A1" office:value-type="string">
            <text:p text:style-name="P393">No</text:p>
          </table:table-cell>
          <table:table-cell table:style-name="Table1.A1" office:value-type="string">
            <text:p text:style-name="P524">Java <text:span text:style-name="T86">v</text:span>ersion</text:p>
          </table:table-cell>
          <table:table-cell table:style-name="Table1.A1" office:value-type="string">
            <text:p text:style-name="P393">Use<text:span text:style-name="T114">d</text:span> Java 8 to build the project</text:p>
          </table:table-cell>
        </table:table-row>
        <table:table-row table:style-name="TableLine356506240">
          <table:table-cell table:style-name="Table1.A1" office:value-type="string">
            <text:p text:style-name="P216">100</text:p>
            <text:p text:style-name="P626">https://github.com/rey5137/material.git</text:p>
            <text:p text:style-name="P216"/>
          </table:table-cell>
          <table:table-cell table:style-name="Table1.A1" office:value-type="string">
            <text:p text:style-name="P219">Gradle </text:p>
          </table:table-cell>
          <table:table-cell table:style-name="Table1.A1" office:value-type="string">
            <text:p text:style-name="P425">Success</text:p>
          </table:table-cell>
          <table:table-cell table:style-name="Table1.A1" office:value-type="string">
            <text:p text:style-name="P219">No</text:p>
          </table:table-cell>
          <table:table-cell table:style-name="Table1.A1" office:value-type="string">
            <text:p text:style-name="P528">Setup<text:span text:style-name="T123">(Lint)</text:span></text:p>
            <text:p text:style-name="P463"/>
            <text:p text:style-name="P524">Java Version</text:p>
          </table:table-cell>
          <table:table-cell table:style-name="Table1.A1" office:value-type="string">
            <text:p text:style-name="P726">Add<text:span text:style-name="T114">ed</text:span> lintOptions{abortOnError false} to build.gradle. Use Java 8 and command ”./gradlew build” to build the project</text:p>
            <text:p text:style-name="P729"/>
            <text:p text:style-name="P724"/>
          </table:table-cell>
        </table:table-row>
        <table:table-row table:style-name="TableLine356503504">
          <table:table-cell table:style-name="Table1.A1" office:value-type="string">
            <text:p text:style-name="P220">101</text:p>
            <text:p text:style-name="P627">https://github.com/apache/jmeter.git</text:p>
            <text:p text:style-name="P220"/>
            <text:p text:style-name="P221">Build information in readme.md</text:p>
          </table:table-cell>
          <table:table-cell table:style-name="Table1.A1" office:value-type="string">
            <text:p text:style-name="P222">Gradle</text:p>
          </table:table-cell>
          <table:table-cell table:style-name="Table1.A1" office:value-type="string">
            <text:p text:style-name="P223">Success</text:p>
          </table:table-cell>
          <table:table-cell table:style-name="Table1.A1" office:value-type="string">
            <text:p text:style-name="P223">Yes</text:p>
          </table:table-cell>
          <table:table-cell table:style-name="Table1.A1" office:value-type="string">
            <text:p text:style-name="P475">Test failure</text:p>
          </table:table-cell>
          <table:table-cell table:style-name="Table1.A1" office:value-type="string">
            <text:p text:style-name="P223">Use<text:span text:style-name="T112">d</text:span> “./gradlew <text:span text:style-name="T112">build”</text:span> to build program</text:p>
          </table:table-cell>
        </table:table-row>
        <table:table-row table:style-name="TableLine356507456">
          <table:table-cell table:style-name="Table1.A1" office:value-type="string">
            <text:p text:style-name="P224">102</text:p>
            <text:p text:style-name="P628">https://github.com/apache/tomcat.git</text:p>
            <text:p text:style-name="P224"/>
          </table:table-cell>
          <table:table-cell table:style-name="Table1.A1" office:value-type="string">
            <text:p text:style-name="P224">Ant</text:p>
          </table:table-cell>
          <table:table-cell table:style-name="Table1.A1" office:value-type="string">
            <text:p text:style-name="P225">Success</text:p>
          </table:table-cell>
          <table:table-cell table:style-name="Table1.A1" office:value-type="string">
            <text:p text:style-name="P225">Yes</text:p>
          </table:table-cell>
          <table:table-cell table:style-name="Table1.A1" office:value-type="string">
            <text:p text:style-name="P476"/>
          </table:table-cell>
          <table:table-cell table:style-name="Table1.A1" office:value-type="string">
            <text:p text:style-name="P459">JavaAutoBuilder built the project successfully</text:p>
          </table:table-cell>
        </table:table-row>
        <table:table-row table:style-name="TableLine356505784">
          <table:table-cell table:style-name="Table1.A1" office:value-type="string">
            <text:p text:style-name="P226">103</text:p>
            <text:p text:style-name="P629"><text:a xlink:type="simple" xlink:href="https://github.com/real-logic/aeron.git" text:style-name="Internet_20_link" text:visited-style-name="Visited_20_Internet_20_Link">https://</text:a><text:a xlink:type="simple" xlink:href="https://github.com/real-logic/aeron.git" text:style-name="Internet_20_link" text:visited-style-name="Visited_20_Internet_20_Link">github.com/real-logic/aeron.git</text:a></text:p>
            <text:p text:style-name="P629"/>
            <text:p text:style-name="P629">Build information in readme.md</text:p>
            <text:p text:style-name="P226"/>
          </table:table-cell>
          <table:table-cell table:style-name="Table1.A1" office:value-type="string">
            <text:p text:style-name="P226">Gradle</text:p>
          </table:table-cell>
          <table:table-cell table:style-name="Table1.A1" office:value-type="string">
            <text:p text:style-name="P227">Success</text:p>
          </table:table-cell>
          <table:table-cell table:style-name="Table1.A1" office:value-type="string">
            <text:p text:style-name="P226">Yes</text:p>
          </table:table-cell>
          <table:table-cell table:style-name="Table1.A1" office:value-type="string">
            <text:p text:style-name="P524">Java <text:span text:style-name="T86">v</text:span>ersion</text:p>
          </table:table-cell>
          <table:table-cell table:style-name="Table1.A1" office:value-type="string">
            <text:p text:style-name="P6"><text:span text:style-name="T29">Use “</text:span>./<text:span text:style-name="T16">gradlew </text:span><text:span text:style-name="T61">clean</text:span><text:span text:style-name="T16"> </text:span><text:span text:style-name="T61">test</text:span><text:span text:style-name="T60">” and Java 8 </text:span><text:span text:style-name="T29">to build the project</text:span></text:p>
          </table:table-cell>
        </table:table-row>
        <table:table-row table:style-name="TableLine356507608">
          <table:table-cell table:style-name="Table1.A1" office:value-type="string">
            <text:p text:style-name="P228">104</text:p>
            <text:p text:style-name="P631">https://github.com/google/error-prone.git</text:p>
            <text:p text:style-name="P228"/>
            <text:p text:style-name="P229">Build information in readme.md</text:p>
          </table:table-cell>
          <table:table-cell table:style-name="Table1.A1" office:value-type="string">
            <text:p text:style-name="P229">Maven </text:p>
          </table:table-cell>
          <table:table-cell table:style-name="Table1.A1" office:value-type="string">
            <text:p text:style-name="P491">Success</text:p>
          </table:table-cell>
          <table:table-cell table:style-name="Table1.A1" office:value-type="string">
            <text:p text:style-name="P231">Yes</text:p>
          </table:table-cell>
          <table:table-cell table:style-name="Table1.A1" office:value-type="string">
            <text:p text:style-name="P542">Test failures.</text:p>
            <text:p text:style-name="P542"/>
            <text:p text:style-name="P543">Setup</text:p>
            <text:p text:style-name="P543"/>
            <text:p text:style-name="P524">Java Version</text:p>
            <text:p text:style-name="P491"/>
            <text:p text:style-name="P464"/>
          </table:table-cell>
          <table:table-cell table:style-name="Table1.A1" office:value-type="string">
            <text:p text:style-name="P491">Build info <text:span text:style-name="T88">on</text:span><text:span text:style-name="T87"> the </text:span><text:span text:style-name="T88">Wiki</text:span><text:span text:style-name="T87"> </text:span><text:span text:style-name="T88">page </text:span>recommend<text:span text:style-name="T88">s</text:span> Java 7 or 8 but the pom file targets 11 and it leaves to errors. Changing it to Java 11 and skipping tests gives successful <text:soft-page-break/>result.</text:p>
          </table:table-cell>
        </table:table-row>
        <table:table-row table:style-name="TableLine356506392">
          <table:table-cell table:style-name="Table1.A1" office:value-type="string">
            <text:p text:style-name="P230">105</text:p>
            <text:p text:style-name="P632">https://github.com/AsyncHttpClient/async-http-client.git</text:p>
            <text:p text:style-name="P230"/>
          </table:table-cell>
          <table:table-cell table:style-name="Table1.A1" office:value-type="string">
            <text:p text:style-name="P230">Maven</text:p>
          </table:table-cell>
          <table:table-cell table:style-name="Table1.A1" office:value-type="string">
            <text:p text:style-name="P233">Success</text:p>
          </table:table-cell>
          <table:table-cell table:style-name="Table1.A1" office:value-type="string">
            <text:p text:style-name="P232">Yes</text:p>
          </table:table-cell>
          <table:table-cell table:style-name="Table1.A1" office:value-type="string">
            <text:p text:style-name="P529">Test <text:span text:style-name="T88">failure</text:span></text:p>
            <text:p text:style-name="P529"/>
            <text:p text:style-name="P524">Java Version</text:p>
          </table:table-cell>
          <table:table-cell table:style-name="Table1.A1" office:value-type="string">
            <text:p text:style-name="P233">Change<text:span text:style-name="T114">d</text:span> Java to <text:span text:style-name="T31">1.</text:span>8 <text:span text:style-name="T17">and skip test cases</text:span></text:p>
          </table:table-cell>
        </table:table-row>
        <table:table-row table:style-name="TableLine356506696">
          <table:table-cell table:style-name="Table1.A1" office:value-type="string">
            <text:p text:style-name="P234">106</text:p>
            <text:p text:style-name="P633">https://github.com/testcontainers/testcontainers-java.git</text:p>
            <text:p text:style-name="P234"/>
          </table:table-cell>
          <table:table-cell table:style-name="Table1.A1" office:value-type="string">
            <text:p text:style-name="P234">Gradle</text:p>
          </table:table-cell>
          <table:table-cell table:style-name="Table1.A1" office:value-type="string">
            <text:p text:style-name="P394">Success</text:p>
          </table:table-cell>
          <table:table-cell table:style-name="Table1.A1" office:value-type="string">
            <text:p text:style-name="P235">Yes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394">Use<text:span text:style-name="T114">d</text:span> Java 8 to build the project</text:p>
          </table:table-cell>
        </table:table-row>
        <table:table-row table:style-name="Table1.108">
          <table:table-cell table:style-name="Table1.A1" office:value-type="string">
            <text:p text:style-name="P236">107</text:p>
            <text:p text:style-name="P634">https://github.com/sshahine/JFoenix.git</text:p>
            <text:p text:style-name="P236"/>
            <text:p text:style-name="P237">Build info in readme.md</text:p>
          </table:table-cell>
          <table:table-cell table:style-name="Table1.A1" office:value-type="string">
            <text:p text:style-name="P238">Gradle</text:p>
          </table:table-cell>
          <table:table-cell table:style-name="Table1.A1" office:value-type="string">
            <text:p text:style-name="P240">Success</text:p>
          </table:table-cell>
          <table:table-cell table:style-name="Table1.A1" office:value-type="string">
            <text:p text:style-name="P239">No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240">Use<text:span text:style-name="T114">d</text:span> Java 8 and <text:s/>“./gradlew build” <text:span text:style-name="T42">according to readme.md</text:span></text:p>
          </table:table-cell>
        </table:table-row>
        <table:table-row table:style-name="TableLine356508064">
          <table:table-cell table:style-name="Table1.A1" office:value-type="string">
            <text:p text:style-name="P241">108</text:p>
            <text:p text:style-name="P635">https://github.com/rest-assured/rest-assured.git</text:p>
            <text:p text:style-name="P241"/>
          </table:table-cell>
          <table:table-cell table:style-name="Table1.A1" office:value-type="string">
            <text:p text:style-name="P241">Maven</text:p>
          </table:table-cell>
          <table:table-cell table:style-name="Table1.A1" office:value-type="string">
            <text:p text:style-name="P395">Success</text:p>
          </table:table-cell>
          <table:table-cell table:style-name="Table1.A1" office:value-type="string">
            <text:p text:style-name="P241">Yes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395">Use<text:span text:style-name="T114">d</text:span> Java 8 to build the project</text:p>
          </table:table-cell>
        </table:table-row>
        <table:table-row table:style-name="TableLine356508216">
          <table:table-cell table:style-name="Table1.A1" office:value-type="string">
            <text:p text:style-name="P242">109</text:p>
            <text:p text:style-name="P636">https://github.com/bytedeco/javacv.git</text:p>
            <text:p text:style-name="P242"/>
          </table:table-cell>
          <table:table-cell table:style-name="Table1.A1" office:value-type="string">
            <text:p text:style-name="P243">Maven</text:p>
          </table:table-cell>
          <table:table-cell table:style-name="Table1.A1" office:value-type="string">
            <text:p text:style-name="P396">Success</text:p>
          </table:table-cell>
          <table:table-cell table:style-name="Table1.A1" office:value-type="string">
            <text:p text:style-name="P244">No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396">Use<text:span text:style-name="T114">d</text:span> Java 8 to build the project</text:p>
          </table:table-cell>
        </table:table-row>
        <table:table-row table:style-name="TableLine356503656">
          <table:table-cell table:style-name="Table1.A1" office:value-type="string">
            <text:p text:style-name="P244">110 </text:p>
            <text:p text:style-name="P637">https://github.com/PaperMC/Paper.git</text:p>
            <text:p text:style-name="P244"/>
            <text:p text:style-name="P244">Build info in readme.md</text:p>
          </table:table-cell>
          <table:table-cell table:style-name="Table1.A1" office:value-type="string">
            <text:p text:style-name="P244">Maven</text:p>
          </table:table-cell>
          <table:table-cell table:style-name="Table1.A1" office:value-type="string">
            <text:p text:style-name="P398">Success</text:p>
          </table:table-cell>
          <table:table-cell table:style-name="Table1.A1" office:value-type="string">
            <text:p text:style-name="P245">No</text:p>
          </table:table-cell>
          <table:table-cell table:style-name="Table1.A1" office:value-type="string">
            <text:p text:style-name="P544">Instruction(</text:p>
            <text:p text:style-name="P466">Other command<text:span text:style-name="T89">)</text:span></text:p>
            <text:p text:style-name="P463"/>
            <text:p text:style-name="P524">Java Version</text:p>
          </table:table-cell>
          <table:table-cell table:style-name="Table1.A1" office:value-type="string">
            <text:p text:style-name="P397">Use<text:span text:style-name="T89">d</text:span> Java 8 <text:span text:style-name="T30">and other command </text:span>to build the project</text:p>
          </table:table-cell>
        </table:table-row>
        <table:table-row table:style-name="TableLine356508672">
          <table:table-cell table:style-name="Table1.A1" office:value-type="string">
            <text:p text:style-name="P245">111</text:p>
            <text:p text:style-name="P638">https://github.com/prolificinteractive/material-calendarview.git</text:p>
            <text:p text:style-name="P245"/>
          </table:table-cell>
          <table:table-cell table:style-name="Table1.A1" office:value-type="string">
            <text:p text:style-name="P245">Gradle</text:p>
          </table:table-cell>
          <table:table-cell table:style-name="Table1.A1" office:value-type="string">
            <text:p text:style-name="P492">Success</text:p>
          </table:table-cell>
          <table:table-cell table:style-name="Table1.A1" office:value-type="string">
            <text:p text:style-name="P246">Yes</text:p>
          </table:table-cell>
          <table:table-cell table:style-name="Table1.A1" office:value-type="string">
            <text:p text:style-name="P524">Java Version</text:p>
          </table:table-cell>
          <table:table-cell table:style-name="Table1.A1" office:value-type="string">
            <text:p text:style-name="P492">Old project. Work<text:span text:style-name="T114">ed</text:span> with Java 8 <text:s/><text:span text:style-name="T62">and command </text:span>“./gradlew <text:span text:style-name="T113">clean test</text:span>” </text:p>
          </table:table-cell>
        </table:table-row>
        <table:table-row table:style-name="TableLine356509736">
          <table:table-cell table:style-name="Table1.A1" office:value-type="string">
            <text:p text:style-name="P247">112</text:p>
            <text:p text:style-name="P639">https://github.com/supertokens/supertokens-core.git</text:p>
            <text:p text:style-name="P247"/>
            <text:p text:style-name="P399">Build info in readme.md</text:p>
          </table:table-cell>
          <table:table-cell table:style-name="Table1.A1" office:value-type="string">
            <text:p text:style-name="P247">Gradle</text:p>
          </table:table-cell>
          <table:table-cell table:style-name="Table1.A1" office:value-type="string">
            <text:p text:style-name="P399">Success</text:p>
          </table:table-cell>
          <table:table-cell table:style-name="Table1.A1" office:value-type="string">
            <text:p text:style-name="P545">No</text:p>
          </table:table-cell>
          <table:table-cell table:style-name="Table1.A1" office:value-type="string">
            <text:p text:style-name="P544">Instruction</text:p>
            <text:p text:style-name="P465"/>
            <text:p text:style-name="P465"><text:span text:style-name="T74">Java Version</text:span> </text:p>
          </table:table-cell>
          <table:table-cell table:style-name="Table1.A1" office:value-type="string">
            <text:p text:style-name="P739"><text:span text:style-name="T8">According to Readme.md, we should clone another project: git clone </text:span><text:a xlink:type="simple" xlink:href="https://github.com/supertokens/supertokens-root.git" text:style-name="Internet_20_link" text:visited-style-name="Visited_20_Internet_20_Link"><text:span text:style-name="T8">https://github.com/supertokens/supertokens-</text:span></text:a><text:a xlink:type="simple" xlink:href="https://github.com/supertokens/supertokens-root.git" text:style-name="Internet_20_link" text:visited-style-name="Visited_20_Internet_20_Link"><text:span text:style-name="T8">root.git</text:span></text:a><text:span text:style-name="T8"> and build this project instead. Java 8 </text:span><text:span text:style-name="T9">and command “gradle build” <text:s/>were</text:span><text:span text:style-name="T8"> used to </text:span><text:soft-page-break/><text:span text:style-name="T8">build the project</text:span></text:p>
            <text:p text:style-name="P742"/>
          </table:table-cell>
        </table:table-row>
        <table:table-row table:style-name="TableLine356508824">
          <table:table-cell table:style-name="Table1.A1" office:value-type="string">
            <text:p text:style-name="P248">113</text:p>
            <text:p text:style-name="P248"/>
          </table:table-cell>
          <table:table-cell table:style-name="Table1.A1" office:value-type="string">
            <text:p text:style-name="P248">Maven</text:p>
          </table:table-cell>
          <table:table-cell table:style-name="Table1.A1" office:value-type="string">
            <text:p text:style-name="P250">Success</text:p>
          </table:table-cell>
          <table:table-cell table:style-name="Table1.A1" office:value-type="string">
            <text:p text:style-name="P249">Yes</text:p>
          </table:table-cell>
          <table:table-cell table:style-name="Table1.A1" office:value-type="string">
            <text:p text:style-name="P249"/>
          </table:table-cell>
          <table:table-cell table:style-name="Table1.A1" office:value-type="string">
            <text:p text:style-name="P396"/>
          </table:table-cell>
        </table:table-row>
        <table:table-row table:style-name="TableLine356508976">
          <table:table-cell table:style-name="Table1.A1" office:value-type="string">
            <text:p text:style-name="P251">114</text:p>
            <text:p text:style-name="P640">https://github.com/febsteam/FEBS-Shiro.git</text:p>
            <text:p text:style-name="P251"/>
          </table:table-cell>
          <table:table-cell table:style-name="Table1.A1" office:value-type="string">
            <text:p text:style-name="P252">Maven</text:p>
          </table:table-cell>
          <table:table-cell table:style-name="Table1.A1" office:value-type="string">
            <text:p text:style-name="P493">Success</text:p>
          </table:table-cell>
          <table:table-cell table:style-name="Table1.A1" office:value-type="string">
            <text:p text:style-name="P253">No</text:p>
          </table:table-cell>
          <table:table-cell table:style-name="Table1.A1" office:value-type="string">
            <text:p text:style-name="P463">Dependency issue </text:p>
          </table:table-cell>
          <table:table-cell table:style-name="Table1.A1" office:value-type="string">
            <text:p text:style-name="P493">Dependency version vulnerable, 3.3.1. Use<text:span text:style-name="T114">d</text:span> lates version 3.5.1 instead on the dependency and it works “mvn clean test”.</text:p>
          </table:table-cell>
        </table:table-row>
        <table:table-row table:style-name="TableLine356509584">
          <table:table-cell table:style-name="Table1.A1" office:value-type="string">
            <text:p text:style-name="P255">1<text:span text:style-name="T20">1</text:span>5</text:p>
            <text:p text:style-name="P641">https://github.com/mrniko/netty-socketio.git</text:p>
            <text:p text:style-name="P255"/>
          </table:table-cell>
          <table:table-cell table:style-name="Table1.A1" office:value-type="string">
            <text:p text:style-name="P255">Maven</text:p>
          </table:table-cell>
          <table:table-cell table:style-name="Table1.A1" office:value-type="string">
            <text:p text:style-name="P254">Success</text:p>
          </table:table-cell>
          <table:table-cell table:style-name="Table1.A1" office:value-type="string">
            <text:p text:style-name="P255">Yes</text:p>
          </table:table-cell>
          <table:table-cell table:style-name="Table1.A1" office:value-type="string">
            <text:p text:style-name="P525">Java <text:span text:style-name="T90">v</text:span>ersion</text:p>
          </table:table-cell>
          <table:table-cell table:style-name="Table1.A1" office:value-type="string">
            <text:p text:style-name="P254"><text:span text:style-name="T90">Used </text:span><text:span text:style-name="T18">Java 8</text:span></text:p>
          </table:table-cell>
        </table:table-row>
        <table:table-row table:style-name="TableLine356509888">
          <table:table-cell table:style-name="Table1.A1" office:value-type="string">
            <text:p text:style-name="P256">1<text:span text:style-name="T20">1</text:span>6</text:p>
            <text:p text:style-name="P642">https://github.com/JakeWharton/DiskLruCache.git</text:p>
            <text:p text:style-name="P256"/>
          </table:table-cell>
          <table:table-cell table:style-name="Table1.A1" office:value-type="string">
            <text:p text:style-name="P257">Maven</text:p>
          </table:table-cell>
          <table:table-cell table:style-name="Table1.A1" office:value-type="string">
            <text:p text:style-name="P258">Success</text:p>
          </table:table-cell>
          <table:table-cell table:style-name="Table1.A1" office:value-type="string">
            <text:p text:style-name="P257">Yes</text:p>
          </table:table-cell>
          <table:table-cell table:style-name="Table1.A1" office:value-type="string">
            <text:p text:style-name="P463">Test failure </text:p>
            <text:p text:style-name="P525">Java Version</text:p>
          </table:table-cell>
          <table:table-cell table:style-name="Table1.A1" office:value-type="string">
            <text:p text:style-name="P258">Downgrade<text:span text:style-name="T90">d</text:span> Java to 8 and skip<text:span text:style-name="T90">ped</text:span> test</text:p>
          </table:table-cell>
        </table:table-row>
        <table:table-row table:style-name="TableLine356509280">
          <table:table-cell table:style-name="Table1.A1" office:value-type="string">
            <text:p text:style-name="P259">1<text:span text:style-name="T19">1</text:span>7</text:p>
            <text:p text:style-name="P643">https://github.com/apache/zeppelin.git</text:p>
            <text:p text:style-name="P259"/>
          </table:table-cell>
          <table:table-cell table:style-name="Table1.A1" office:value-type="string">
            <text:p text:style-name="P260">Maven</text:p>
          </table:table-cell>
          <table:table-cell table:style-name="Table1.A1" office:value-type="string">
            <text:p text:style-name="P262">Success</text:p>
          </table:table-cell>
          <table:table-cell table:style-name="Table1.A1" office:value-type="string">
            <text:p text:style-name="P261">Yes</text:p>
          </table:table-cell>
          <table:table-cell table:style-name="Table1.A1" office:value-type="string">
            <text:p text:style-name="P525">Java Version</text:p>
          </table:table-cell>
          <table:table-cell table:style-name="Table1.A1" office:value-type="string">
            <text:p text:style-name="P262">Use<text:span text:style-name="T90">d</text:span> Java 8 to build </text:p>
          </table:table-cell>
        </table:table-row>
        <table:table-row table:style-name="TableLine356509128">
          <table:table-cell table:style-name="Table1.A1" office:value-type="string">
            <text:p text:style-name="P263">118</text:p>
            <text:p text:style-name="P644">https://github.com/liyifeng1994/ssm.git</text:p>
            <text:p text:style-name="P263"/>
          </table:table-cell>
          <table:table-cell table:style-name="Table1.A1" office:value-type="string">
            <text:p text:style-name="P263">Maven </text:p>
          </table:table-cell>
          <table:table-cell table:style-name="Table1.A1" office:value-type="string">
            <text:p text:style-name="P264"><text:span text:style-name="T49">Success</text:span> </text:p>
          </table:table-cell>
          <table:table-cell table:style-name="Table1.A1" office:value-type="string">
            <text:p text:style-name="P264">Yes</text:p>
          </table:table-cell>
          <table:table-cell table:style-name="Table1.A1" office:value-type="string">
            <text:p text:style-name="P758">Test failures.</text:p>
            <text:p text:style-name="P463"/>
            <text:p text:style-name="P759">Setup</text:p>
            <text:p text:style-name="P463"/>
            <text:p text:style-name="P525">Java Version</text:p>
          </table:table-cell>
          <table:table-cell table:style-name="Table1.A1" office:value-type="string">
            <text:p text:style-name="P494">There are tes<text:span text:style-name="T90">t</text:span> failures. Skip tests. Pom file does not target any Java version. Add target to 1.8 and build with Java 8. It works with “mvn clean install -DskipTests”.</text:p>
          </table:table-cell>
        </table:table-row>
        <table:table-row table:style-name="TableLine356509432">
          <table:table-cell table:style-name="Table1.A1" office:value-type="string">
            <text:p text:style-name="P264">119</text:p>
            <text:p text:style-name="P645">https://github.com/springfox/springfox.git</text:p>
            <text:p text:style-name="P264"/>
          </table:table-cell>
          <table:table-cell table:style-name="Table1.A1" office:value-type="string">
            <text:p text:style-name="P264">Gradle</text:p>
          </table:table-cell>
          <table:table-cell table:style-name="Table1.A1" office:value-type="string">
            <text:p text:style-name="P265">Failed</text:p>
          </table:table-cell>
          <table:table-cell table:style-name="Table1.A1" office:value-type="string">
            <text:p text:style-name="P265">Yes</text:p>
          </table:table-cell>
          <table:table-cell table:style-name="Table1.A1" office:value-type="string">
            <text:p text:style-name="P463">Compilation error </text:p>
          </table:table-cell>
          <table:table-cell table:style-name="Table1.A1" office:value-type="string">
            <text:p text:style-name="P1">Compilation failed</text:p>
          </table:table-cell>
        </table:table-row>
        <table:table-row table:style-name="TableLine356508368">
          <table:table-cell table:style-name="Table1.A1" office:value-type="string">
            <text:p text:style-name="P266">120</text:p>
            <text:p text:style-name="P646">https://github.com/h2pl/Java-Tutorial.git</text:p>
            <text:p text:style-name="P266"/>
          </table:table-cell>
          <table:table-cell table:style-name="Table1.A1" office:value-type="string">
            <text:p text:style-name="P266">Maven</text:p>
          </table:table-cell>
          <table:table-cell table:style-name="Table1.A1" office:value-type="string">
            <text:p text:style-name="P268">Success</text:p>
          </table:table-cell>
          <table:table-cell table:style-name="Table1.A1" office:value-type="string">
            <text:p text:style-name="P267">No</text:p>
          </table:table-cell>
          <table:table-cell table:style-name="Table1.A1" office:value-type="string">
            <text:p text:style-name="P525">Java Version</text:p>
          </table:table-cell>
          <table:table-cell table:style-name="Table1.A1" office:value-type="string">
            <text:p text:style-name="P268">Downgrade<text:span text:style-name="T114">d</text:span> Java to 8</text:p>
          </table:table-cell>
        </table:table-row>
        <table:table-row table:style-name="TableLine356508520">
          <table:table-cell table:style-name="Table1.A1" office:value-type="string">
            <text:p text:style-name="P267">121</text:p>
            <text:p text:style-name="P647">https://github.com/sockeqwe/mosby.git</text:p>
            <text:p text:style-name="P267"/>
          </table:table-cell>
          <table:table-cell table:style-name="Table1.A1" office:value-type="string">
            <text:p text:style-name="P267">Gradle</text:p>
          </table:table-cell>
          <table:table-cell table:style-name="Table1.A1" office:value-type="string">
            <text:p text:style-name="P438">Success</text:p>
          </table:table-cell>
          <table:table-cell table:style-name="Table1.A1" office:value-type="string">
            <text:p text:style-name="P506">Yes</text:p>
          </table:table-cell>
          <table:table-cell table:style-name="Table1.A1" office:value-type="string">
            <text:p text:style-name="P525">Java Version</text:p>
          </table:table-cell>
          <table:table-cell table:style-name="Table1.A1" office:value-type="string">
            <text:p text:style-name="P730">Use<text:span text:style-name="T114">d</text:span> Java 8 and command “./gradlew <text:span text:style-name="T90">clean test</text:span>” to build the project</text:p>
            <text:p text:style-name="P724"/>
          </table:table-cell>
        </table:table-row>
        <table:table-row table:style-name="TableLine356496664">
          <table:table-cell table:style-name="Table1.A1" office:value-type="string">
            <text:p text:style-name="P269">122</text:p>
            <text:p text:style-name="P648">https://github.com/facebookarchive/rebound.git</text:p>
            <text:p text:style-name="P269"/>
          </table:table-cell>
          <table:table-cell table:style-name="Table1.A1" office:value-type="string">
            <text:p text:style-name="P269">Gradle</text:p>
          </table:table-cell>
          <table:table-cell table:style-name="Table1.A1" office:value-type="string">
            <text:p text:style-name="P513">Failed</text:p>
          </table:table-cell>
          <table:table-cell table:style-name="Table1.A1" office:value-type="string">
            <text:p text:style-name="P270">No</text:p>
          </table:table-cell>
          <table:table-cell table:style-name="Table1.A1" office:value-type="string">
            <text:p text:style-name="P525">Java Version</text:p>
            <text:p text:style-name="P563"/>
            <text:p text:style-name="P564">Compilation error</text:p>
          </table:table-cell>
          <table:table-cell table:style-name="Table1.A1" office:value-type="string">
            <text:p text:style-name="P731">Use<text:span text:style-name="T100">d</text:span> Java 8 to build the project</text:p>
            <text:p text:style-name="P731"/>
            <text:p text:style-name="P732">Got an exception</text:p>
            <text:p text:style-name="P733"/>
          </table:table-cell>
        </table:table-row>
        <text:soft-page-break/>
        <table:table-row table:style-name="TableLine356498184">
          <table:table-cell table:style-name="Table1.A1" office:value-type="string">
            <text:p text:style-name="P270"/>
          </table:table-cell>
          <table:table-cell table:style-name="Table1.A1" office:value-type="string">
            <text:p text:style-name="P270"/>
          </table:table-cell>
          <table:table-cell table:style-name="Table1.A1" office:value-type="string">
            <text:p text:style-name="P271"/>
          </table:table-cell>
          <table:table-cell table:style-name="Table1.A1" office:value-type="string">
            <text:p text:style-name="P272"/>
          </table:table-cell>
          <table:table-cell table:style-name="Table1.A1" office:value-type="string">
            <text:p text:style-name="P272"/>
          </table:table-cell>
          <table:table-cell table:style-name="Table1.A1" office:value-type="string">
            <text:p text:style-name="P273"/>
          </table:table-cell>
        </table:table-row>
        <table:table-row table:style-name="TableLine356498032">
          <table:table-cell table:style-name="Table1.A1" office:value-type="string">
            <text:p text:style-name="P270">123</text:p>
            <text:p text:style-name="P649">https://github.com/graphql-java/graphql-java.git</text:p>
            <text:p text:style-name="P270"/>
          </table:table-cell>
          <table:table-cell table:style-name="Table1.A1" office:value-type="string">
            <text:p text:style-name="P270">Gradle</text:p>
          </table:table-cell>
          <table:table-cell table:style-name="Table1.A1" office:value-type="string">
            <text:p text:style-name="P400">Success</text:p>
          </table:table-cell>
          <table:table-cell table:style-name="Table1.A1" office:value-type="string">
            <text:p text:style-name="P272">Yes</text:p>
          </table:table-cell>
          <table:table-cell table:style-name="Table1.A1" office:value-type="string">
            <text:p text:style-name="P525">Java Version</text:p>
            <text:p text:style-name="P525"/>
            <text:p text:style-name="P463">Test failure </text:p>
          </table:table-cell>
          <table:table-cell table:style-name="Table1.A1" office:value-type="string">
            <text:p text:style-name="P273">Use Java 8 to build the program and skip tests</text:p>
          </table:table-cell>
        </table:table-row>
        <table:table-row table:style-name="TableLine356497272">
          <table:table-cell table:style-name="Table1.A1" office:value-type="string">
            <text:p text:style-name="P274">124</text:p>
            <text:p text:style-name="P650">https://github.com/apache/beam.git</text:p>
            <text:p text:style-name="P274"/>
            <text:p text:style-name="P507">Build information in project</text:p>
          </table:table-cell>
          <table:table-cell table:style-name="Table1.A1" office:value-type="string">
            <text:p text:style-name="P274">Gradle</text:p>
          </table:table-cell>
          <table:table-cell table:style-name="Table1.A1" office:value-type="string">
            <text:p text:style-name="P512">Failed</text:p>
          </table:table-cell>
          <table:table-cell table:style-name="Table1.A1" office:value-type="string">
            <text:p text:style-name="P509">Ýes</text:p>
          </table:table-cell>
          <table:table-cell table:style-name="Table1.A1" office:value-type="string">
            <text:p text:style-name="P525">Java Version</text:p>
            <text:p text:style-name="P525"/>
            <text:p text:style-name="P510">Test failure</text:p>
            <text:p text:style-name="P510"/>
            <text:p text:style-name="P508"><text:span text:style-name="T100">Instruction (</text:span><text:span text:style-name="T64">O</text:span><text:span text:style-name="T63">ther command</text:span><text:span text:style-name="T100">)</text:span></text:p>
          </table:table-cell>
          <table:table-cell table:style-name="Table1.A1" office:value-type="string">
            <text:p text:style-name="P534">Use Java 8 and command “./gradlew runners:direct-java:needsRunnerTests” to build the project, <text:span text:style-name="T65">build failed. </text:span></text:p>
            <text:p text:style-name="P535"/>
          </table:table-cell>
        </table:table-row>
        <table:table-row table:style-name="TableLine356498336">
          <table:table-cell table:style-name="Table1.A1" office:value-type="string">
            <text:p text:style-name="P275">125</text:p>
            <text:p text:style-name="P651">https://github.com/yuliskov/SmartTubeNext.git</text:p>
            <text:p text:style-name="P275"/>
          </table:table-cell>
          <table:table-cell table:style-name="Table1.A1" office:value-type="string">
            <text:p text:style-name="P276">Gradle</text:p>
          </table:table-cell>
          <table:table-cell table:style-name="Table1.A1" office:value-type="string">
            <text:p text:style-name="P495">Success</text:p>
          </table:table-cell>
          <table:table-cell table:style-name="Table1.A1" office:value-type="string">
            <text:p text:style-name="P277">Yes</text:p>
          </table:table-cell>
          <table:table-cell table:style-name="Table1.A1" office:value-type="string">
            <text:p text:style-name="P496">Java version</text:p>
            <text:p text:style-name="P496"/>
            <text:p text:style-name="P564">Instruction</text:p>
          </table:table-cell>
          <table:table-cell table:style-name="Table1.A1" office:value-type="string">
            <text:p text:style-name="P496">Use<text:span text:style-name="T114">d</text:span> Java 11.</text:p>
            <text:p text:style-name="P495">H<text:span text:style-name="T114">ad</text:span> to download 2 other internal projects to make it complete which was not clear by any instructions.</text:p>
          </table:table-cell>
        </table:table-row>
        <table:table-row table:style-name="TableLine356496816">
          <table:table-cell table:style-name="Table1.A1" office:value-type="string">
            <text:p text:style-name="P278">126</text:p>
            <text:p text:style-name="P652">https://github.com/robolectric/robolectric.git</text:p>
            <text:p text:style-name="P278"/>
            <text:p text:style-name="P278">Build info in readme.md</text:p>
          </table:table-cell>
          <table:table-cell table:style-name="Table1.A1" office:value-type="string">
            <text:p text:style-name="P278">Gradle</text:p>
          </table:table-cell>
          <table:table-cell table:style-name="Table1.A1" office:value-type="string">
            <text:p text:style-name="P279">Failed</text:p>
          </table:table-cell>
          <table:table-cell table:style-name="Table1.A1" office:value-type="string">
            <text:p text:style-name="P280">No</text:p>
          </table:table-cell>
          <table:table-cell table:style-name="Table1.A1" office:value-type="string">
            <text:p text:style-name="P525">Java Version</text:p>
            <text:p text:style-name="P525"/>
            <text:p text:style-name="P516">Compilation <text:span text:style-name="T100">error </text:span></text:p>
          </table:table-cell>
          <table:table-cell table:style-name="Table1.A1" office:value-type="string">
            <text:p text:style-name="P736">Change<text:span text:style-name="T100">d</text:span> “compile” to “implementation” in build.gradle file. </text:p>
            <text:p text:style-name="P736"/>
            <text:p text:style-name="P736">Use<text:span text:style-name="T100">d</text:span> Java 11</text:p>
            <text:p text:style-name="P736"/>
            <text:p text:style-name="P722">Use<text:span text:style-name="T100">d</text:span> `git submodule update –init` to update submodule <text:span text:style-name="T100">according to build info in the readme file. </text:span></text:p>
            <text:p text:style-name="P734"/>
            <text:p text:style-name="P734">Build failed. </text:p>
            <text:p text:style-name="P1"/>
          </table:table-cell>
        </table:table-row>
        <table:table-row table:style-name="TableLine356496208">
          <table:table-cell table:style-name="Table1.A1" office:value-type="string">
            <text:p text:style-name="P281">127</text:p>
            <text:p text:style-name="P653">https://github.com/MinecraftForge/MinecraftForge.git</text:p>
            <text:p text:style-name="P281"/>
          </table:table-cell>
          <table:table-cell table:style-name="Table1.A1" office:value-type="string">
            <text:p text:style-name="P281">Gradle</text:p>
          </table:table-cell>
          <table:table-cell table:style-name="Table1.A1" office:value-type="string">
            <text:p text:style-name="P427">Success</text:p>
          </table:table-cell>
          <table:table-cell table:style-name="Table1.A1" office:value-type="string">
            <text:p text:style-name="P282">No</text:p>
          </table:table-cell>
          <table:table-cell table:style-name="Table1.A1" office:value-type="string">
            <text:p text:style-name="P477"/>
          </table:table-cell>
          <table:table-cell table:style-name="Table1.A1" office:value-type="string">
            <text:p text:style-name="P428">Compilation failed while using gradle commands</text:p>
            <text:p text:style-name="P428"/>
            <text:p text:style-name="P428">Use<text:span text:style-name="T114">d</text:span> command “./gradlew build” to build the project</text:p>
            <text:p text:style-name="P428"/>
          </table:table-cell>
        </table:table-row>
        <table:table-row table:style-name="TableLine356497880">
          <table:table-cell table:style-name="Table1.A1" office:value-type="string">
            <text:p text:style-name="P286">128</text:p>
            <text:p text:style-name="P654">https://github.com/changmingxie/tcc-transaction.git</text:p>
            <text:p text:style-name="P286"/>
            <text:p text:style-name="P286"/>
          </table:table-cell>
          <table:table-cell table:style-name="Table1.A1" office:value-type="string">
            <text:p text:style-name="P286">Maven</text:p>
          </table:table-cell>
          <table:table-cell table:style-name="Table1.A1" office:value-type="string">
            <text:p text:style-name="P285">Success</text:p>
          </table:table-cell>
          <table:table-cell table:style-name="Table1.A1" office:value-type="string">
            <text:p text:style-name="P287">Yes</text:p>
          </table:table-cell>
          <table:table-cell table:style-name="Table1.A1" office:value-type="string">
            <text:p text:style-name="P525">Java <text:span text:style-name="T100">v</text:span>ersion</text:p>
            <text:p text:style-name="P525"/>
            <text:p text:style-name="P463">Test failure </text:p>
          </table:table-cell>
          <table:table-cell table:style-name="Table1.A1" office:value-type="string">
            <text:p text:style-name="P285"><text:span text:style-name="T75">Use</text:span><text:span text:style-name="T114">d</text:span><text:span text:style-name="T75"> </text:span>Java 8 and skip tests</text:p>
          </table:table-cell>
        </table:table-row>
        <table:table-row table:style-name="TableLine356494384">
          <table:table-cell table:style-name="Table1.A1" office:value-type="string">
            <text:p text:style-name="P288">129</text:p>
            <text:p text:style-name="P655">https://github.com/evant/gradle-retrolambda.git</text:p>
            <text:p text:style-name="P288"/>
          </table:table-cell>
          <table:table-cell table:style-name="Table1.A1" office:value-type="string">
            <text:p text:style-name="P288">Gradle</text:p>
          </table:table-cell>
          <table:table-cell table:style-name="Table1.A1" office:value-type="string">
            <text:p text:style-name="P487">Success</text:p>
          </table:table-cell>
          <table:table-cell table:style-name="Table1.A1" office:value-type="string">
            <text:p text:style-name="P439">Yes</text:p>
          </table:table-cell>
          <table:table-cell table:style-name="Table1.A1" office:value-type="string">
            <text:p text:style-name="P487">Java version</text:p>
          </table:table-cell>
          <table:table-cell table:style-name="Table1.A1" office:value-type="string">
            <text:p text:style-name="P486">Use<text:span text:style-name="T114">d</text:span> Java 8.</text:p>
          </table:table-cell>
        </table:table-row>
        <text:soft-page-break/>
        <table:table-row table:style-name="TableLine356495296">
          <table:table-cell table:style-name="Table1.A1" office:value-type="string">
            <text:p text:style-name="P289">130</text:p>
            <text:p text:style-name="P656">https://github.com/micronaut-projects/micronaut-core.git</text:p>
            <text:p text:style-name="P289"/>
            <text:p text:style-name="P289">Build info in readme.md</text:p>
          </table:table-cell>
          <table:table-cell table:style-name="Table1.A1" office:value-type="string">
            <text:p text:style-name="P289">Gradle</text:p>
          </table:table-cell>
          <table:table-cell table:style-name="Table1.A1" office:value-type="string">
            <text:p text:style-name="P291">Success</text:p>
          </table:table-cell>
          <table:table-cell table:style-name="Table1.A1" office:value-type="string">
            <text:p text:style-name="P290">Yes</text:p>
          </table:table-cell>
          <table:table-cell table:style-name="Table1.A1" office:value-type="string">
            <text:p text:style-name="P478"><text:span text:style-name="T100">Instruction(</text:span>Other command<text:span text:style-name="T100">)</text:span></text:p>
            <text:p text:style-name="P478"/>
            <text:p text:style-name="P525">Java Version</text:p>
          </table:table-cell>
          <table:table-cell table:style-name="Table1.A1" office:value-type="string">
            <text:p text:style-name="P478">Used other command <text:span text:style-name="T43">and Java 12</text:span> to build the project</text:p>
          </table:table-cell>
        </table:table-row>
        <table:table-row table:style-name="TableLine356494536">
          <table:table-cell table:style-name="Table1.A1" office:value-type="string">
            <text:p text:style-name="P284">131</text:p>
            <text:p text:style-name="P657">https://github.com/yingLanNull/ShadowImageView.git</text:p>
            <text:p text:style-name="P283"/>
          </table:table-cell>
          <table:table-cell table:style-name="Table1.A1" office:value-type="string">
            <text:p text:style-name="P292">Gradle</text:p>
          </table:table-cell>
          <table:table-cell table:style-name="Table1.A1" office:value-type="string">
            <text:p text:style-name="P440">Success</text:p>
          </table:table-cell>
          <table:table-cell table:style-name="Table1.A1" office:value-type="string">
            <text:p text:style-name="P292">Yes</text:p>
          </table:table-cell>
          <table:table-cell table:style-name="Table1.A1" office:value-type="string">
            <text:p text:style-name="P525">Java Version</text:p>
            <text:p text:style-name="P525"/>
            <text:p text:style-name="P564">File missed</text:p>
          </table:table-cell>
          <table:table-cell table:style-name="Table1.A1" office:value-type="string">
            <text:p text:style-name="P738">Used Java 8 and command “./gradlew clean test” to build the project got file missed error. <text:span text:style-name="T118">Created a empty file didn’t resolve the problem. </text:span></text:p>
            <text:p text:style-name="P738"/>
            <text:p text:style-name="P735">Use<text:span text:style-name="T100">d</text:span> Java 8 and command “./gradlew <text:span text:style-name="T66">build” </text:span>to build the project <text:span text:style-name="T100">successfully. </text:span></text:p>
          </table:table-cell>
        </table:table-row>
        <table:table-row table:style-name="TableLine356496968">
          <table:table-cell table:style-name="Table1.A1" office:value-type="string">
            <text:p text:style-name="P292">132</text:p>
            <text:p text:style-name="P658">https://github.com/scribejava/scribejava.git</text:p>
            <text:p text:style-name="P292"/>
          </table:table-cell>
          <table:table-cell table:style-name="Table1.A1" office:value-type="string">
            <text:p text:style-name="P293">Maven</text:p>
          </table:table-cell>
          <table:table-cell table:style-name="Table1.A1" office:value-type="string">
            <text:p text:style-name="P294"><text:span text:style-name="T37">Success</text:span> </text:p>
          </table:table-cell>
          <table:table-cell table:style-name="Table1.A1" office:value-type="string">
            <text:p text:style-name="P401">Yes</text:p>
          </table:table-cell>
          <table:table-cell table:style-name="Table1.A1" office:value-type="string">
            <text:p text:style-name="P762"><text:span text:style-name="T120">Setup(</text:span></text:p>
            <text:p text:style-name="P762"><text:span text:style-name="T120">c</text:span>heckstyle violation<text:span text:style-name="T120">)</text:span></text:p>
            <text:p text:style-name="P561"/>
            <text:p text:style-name="P530">Java Version</text:p>
          </table:table-cell>
          <table:table-cell table:style-name="Table1.A1" office:value-type="string">
            <text:p text:style-name="P561">Used Java 11 and command ”mvn clean install -Dcheckstyle.skip” to build the project</text:p>
          </table:table-cell>
        </table:table-row>
        <table:table-row table:style-name="TableLine356495600">
          <table:table-cell table:style-name="Table1.A1" office:value-type="string">
            <text:p text:style-name="P717">133</text:p>
            <text:p text:style-name="P583">https://github.com/Yalantis/Side-Menu.Android.git</text:p>
            <text:p text:style-name="P6"/>
          </table:table-cell>
          <table:table-cell table:style-name="Table1.A1" office:value-type="string">
            <text:p text:style-name="P295">Gradle</text:p>
          </table:table-cell>
          <table:table-cell table:style-name="Table1.A1" office:value-type="string">
            <text:p text:style-name="P420">Success</text:p>
          </table:table-cell>
          <table:table-cell table:style-name="Table1.A1" office:value-type="string">
            <text:p text:style-name="P296">No</text:p>
          </table:table-cell>
          <table:table-cell table:style-name="Table1.A1" office:value-type="string">
            <text:p text:style-name="P565">Setup</text:p>
            <text:p text:style-name="P296"/>
            <text:p text:style-name="P530">Java Version</text:p>
          </table:table-cell>
          <table:table-cell table:style-name="Table1.A1" office:value-type="string">
            <text:p text:style-name="P565">Used Java 8 and command “gradle clean test” to build the project and got error: “<text:span text:style-name="T102">Failed to notify project evaluation listener.” </text:span><text:span text:style-name="T103">Tried to change build.gradle file: </text:span></text:p>
            <text:p text:style-name="P566">used different versions of classpath 'com.android.tools.build:gradle and <text:span text:style-name="Source_20_Text"><text:span text:style-name="T7">distributionUrl in gradle.wrapper.properties file. The build still failed.</text:span></text:span></text:p>
            <text:p text:style-name="P420">Use<text:span text:style-name="T101">d</text:span> Java 8 and command “./gradlew build” to build the project <text:span text:style-name="T101">successfully. </text:span></text:p>
          </table:table-cell>
        </table:table-row>
        <table:table-row table:style-name="TableLine356497576">
          <table:table-cell table:style-name="Table1.A1" office:value-type="string">
            <text:p text:style-name="P297">134</text:p>
            <text:p text:style-name="P659">https://github.com/wasabeef/Blurry.git</text:p>
            <text:p text:style-name="P297"/>
          </table:table-cell>
          <table:table-cell table:style-name="Table1.A1" office:value-type="string">
            <text:p text:style-name="P297">Gradle</text:p>
          </table:table-cell>
          <table:table-cell table:style-name="Table1.A1" office:value-type="string">
            <text:p text:style-name="P421">Success</text:p>
          </table:table-cell>
          <table:table-cell table:style-name="Table1.A1" office:value-type="string">
            <text:p text:style-name="P298">Yes</text:p>
          </table:table-cell>
          <table:table-cell table:style-name="Table1.A1" office:value-type="string">
            <text:p text:style-name="P530">Java Version</text:p>
          </table:table-cell>
          <table:table-cell table:style-name="Table1.A1" office:value-type="string">
            <text:p text:style-name="P421">Use Java 1<text:span text:style-name="T44">2</text:span> to <text:span text:style-name="T44">to build the project</text:span></text:p>
          </table:table-cell>
        </table:table-row>
        <table:table-row table:style-name="TableLine356497120">
          <table:table-cell table:style-name="Table1.A1" office:value-type="string">
            <text:p text:style-name="P300">135</text:p>
            <text:p text:style-name="P660">https://github.com/frohoff/ysoserial.git</text:p>
            <text:p text:style-name="P300"><text:soft-page-break/></text:p>
            <text:p text:style-name="P300">Build info im readme.md</text:p>
          </table:table-cell>
          <table:table-cell table:style-name="Table1.A1" office:value-type="string">
            <text:p text:style-name="P300">Maven </text:p>
          </table:table-cell>
          <table:table-cell table:style-name="Table1.A1" office:value-type="string">
            <text:p text:style-name="P299">Success</text:p>
          </table:table-cell>
          <table:table-cell table:style-name="Table1.A1" office:value-type="string">
            <text:p text:style-name="P301">Yes</text:p>
          </table:table-cell>
          <table:table-cell table:style-name="Table1.A1" office:value-type="string">
            <text:p text:style-name="P530">Java Version</text:p>
          </table:table-cell>
          <table:table-cell table:style-name="Table1.A1" office:value-type="string">
            <text:p text:style-name="P530">Use Java 8 to build the project </text:p>
          </table:table-cell>
        </table:table-row>
        <table:table-row table:style-name="TableLine356497424">
          <table:table-cell table:style-name="Table1.A1" office:value-type="string">
            <text:p text:style-name="P302">136</text:p>
            <text:p text:style-name="P661">https://github.com/CameraKit/camerakit-android.git</text:p>
            <text:p text:style-name="P302"/>
          </table:table-cell>
          <table:table-cell table:style-name="Table1.A1" office:value-type="string">
            <text:p text:style-name="P303">Gradle</text:p>
          </table:table-cell>
          <table:table-cell table:style-name="Table1.A1" office:value-type="string">
            <text:p text:style-name="P304">Failed</text:p>
          </table:table-cell>
          <table:table-cell table:style-name="Table1.A1" office:value-type="string">
            <text:p text:style-name="P304">Yes</text:p>
          </table:table-cell>
          <table:table-cell table:style-name="Table1.A1" office:value-type="string">
            <text:p text:style-name="P566">Compilation error </text:p>
          </table:table-cell>
          <table:table-cell table:style-name="Table1.A1" office:value-type="string">
            <text:p text:style-name="P1"><text:span text:style-name="T99">J</text:span>ava.lang.ExceptionInInitializerError (no error message)</text:p>
          </table:table-cell>
        </table:table-row>
        <table:table-row table:style-name="TableLine356497728">
          <table:table-cell table:style-name="Table1.A1" office:value-type="string">
            <text:p text:style-name="P751">137</text:p>
            <text:p text:style-name="P662">https://github.com/junit-team/junit5.git</text:p>
            <text:p text:style-name="P305"/>
          </table:table-cell>
          <table:table-cell table:style-name="Table1.A1" office:value-type="string">
            <text:p text:style-name="P306">Gradle</text:p>
          </table:table-cell>
          <table:table-cell table:style-name="Table1.A1" office:value-type="string">
            <text:p text:style-name="P411">Success</text:p>
          </table:table-cell>
          <table:table-cell table:style-name="Table1.A1" office:value-type="string">
            <text:p text:style-name="P307">Yes</text:p>
          </table:table-cell>
          <table:table-cell table:style-name="Table1.A1" office:value-type="string">
            <text:p text:style-name="P307"/>
          </table:table-cell>
          <table:table-cell table:style-name="Table1.A1" office:value-type="string">
            <text:p text:style-name="P479">Use<text:span text:style-name="T103">d</text:span> Java 17 to build the project</text:p>
          </table:table-cell>
        </table:table-row>
        <table:table-row table:style-name="TableLine356495144">
          <table:table-cell table:style-name="Table1.A1" office:value-type="string">
            <text:p text:style-name="P308">138</text:p>
            <text:p text:style-name="P663">https://github.com/mapstruct/mapstruct.git</text:p>
            <text:p text:style-name="P308"/>
            <text:p text:style-name="P309">Build info in readme.md</text:p>
          </table:table-cell>
          <table:table-cell table:style-name="Table1.A1" office:value-type="string">
            <text:p text:style-name="P310">Maven</text:p>
          </table:table-cell>
          <table:table-cell table:style-name="Table1.A1" office:value-type="string">
            <text:p text:style-name="P403">Success</text:p>
          </table:table-cell>
          <table:table-cell table:style-name="Table1.A1" office:value-type="string">
            <text:p text:style-name="P311">Yes</text:p>
          </table:table-cell>
          <table:table-cell table:style-name="Table1.A1" office:value-type="string">
            <text:p text:style-name="P530">Java Version</text:p>
            <text:p text:style-name="P530"/>
            <text:p text:style-name="P468">Test failure </text:p>
          </table:table-cell>
          <table:table-cell table:style-name="Table1.A1" office:value-type="string">
            <text:p text:style-name="P402">Use<text:span text:style-name="T103">d</text:span> Java 8 to build the project and skip tests.</text:p>
          </table:table-cell>
        </table:table-row>
        <table:table-row table:style-name="TableLine356494688">
          <table:table-cell table:style-name="Table1.A1" office:value-type="string">
            <text:p text:style-name="P312">139</text:p>
            <text:p text:style-name="P664">https://github.com/alibaba/transmittable-thread-local.git</text:p>
            <text:p text:style-name="P312"/>
          </table:table-cell>
          <table:table-cell table:style-name="Table1.A1" office:value-type="string">
            <text:p text:style-name="P312">Maven</text:p>
          </table:table-cell>
          <table:table-cell table:style-name="Table1.A1" office:value-type="string">
            <text:p text:style-name="P404">Success</text:p>
          </table:table-cell>
          <table:table-cell table:style-name="Table1.A1" office:value-type="string">
            <text:p text:style-name="P313">Yes</text:p>
          </table:table-cell>
          <table:table-cell table:style-name="Table1.A1" office:value-type="string">
            <text:p text:style-name="P530">Java <text:span text:style-name="T103">v</text:span>ersion</text:p>
          </table:table-cell>
          <table:table-cell table:style-name="Table1.A1" office:value-type="string">
            <text:p text:style-name="P404">Use<text:span text:style-name="T103">d</text:span> Java 8 to build the project</text:p>
          </table:table-cell>
        </table:table-row>
        <table:table-row table:style-name="TableLine356498488">
          <table:table-cell table:style-name="Table1.A1" office:value-type="string">
            <text:p text:style-name="P315">140</text:p>
            <text:p text:style-name="P711">https://github.com/btraceio/btrace.git</text:p>
            <text:p text:style-name="P315"/>
            <text:p text:style-name="P316">Build info in readme.md</text:p>
          </table:table-cell>
          <table:table-cell table:style-name="Table1.A1" office:value-type="string">
            <text:p text:style-name="P315">Gradle</text:p>
          </table:table-cell>
          <table:table-cell table:style-name="Table1.A1" office:value-type="string">
            <text:p text:style-name="P511">Fai<text:span text:style-name="T68">led</text:span></text:p>
          </table:table-cell>
          <table:table-cell table:style-name="Table1.A1" office:value-type="string">
            <text:p text:style-name="P313">Yes</text:p>
          </table:table-cell>
          <table:table-cell table:style-name="Table1.A1" office:value-type="string">
            <text:p text:style-name="P530">Java Version</text:p>
            <text:p text:style-name="P314"/>
            <text:p text:style-name="P566">Compilation error</text:p>
          </table:table-cell>
          <table:table-cell table:style-name="Table1.A1" office:value-type="string">
            <text:p text:style-name="P405"><text:span text:style-name="T45">Ran pre-build scripts according to readme.md. </text:span>Use<text:span text:style-name="T45">d</text:span> Java 11 to build the project <text:span text:style-name="T67">but build failed</text:span></text:p>
          </table:table-cell>
        </table:table-row>
        <table:table-row table:style-name="TableLine356496360">
          <table:table-cell table:style-name="Table1.A1" office:value-type="string">
            <text:p text:style-name="P316">141</text:p>
            <text:p text:style-name="P665">https://github.com/wiremock/wiremock.git</text:p>
            <text:p text:style-name="P316"/>
            <text:p text:style-name="P316">Build info in readme.md</text:p>
          </table:table-cell>
          <table:table-cell table:style-name="Table1.A1" office:value-type="string">
            <text:p text:style-name="P316">Gradle</text:p>
          </table:table-cell>
          <table:table-cell table:style-name="Table1.A1" office:value-type="string">
            <text:p text:style-name="P318">Success</text:p>
          </table:table-cell>
          <table:table-cell table:style-name="Table1.A1" office:value-type="string">
            <text:p text:style-name="P317">Yes</text:p>
          </table:table-cell>
          <table:table-cell table:style-name="Table1.A1" office:value-type="string">
            <text:p text:style-name="P317"/>
          </table:table-cell>
          <table:table-cell table:style-name="Table1.A1" office:value-type="string">
            <text:p text:style-name="P460">JavaAutoBuilder built the project successfully</text:p>
          </table:table-cell>
        </table:table-row>
        <table:table-row table:style-name="TableLine356494840">
          <table:table-cell table:style-name="Table1.A1" office:value-type="string">
            <text:p text:style-name="P319">142</text:p>
            <text:p text:style-name="P666">https://github.com/amitshekhariitbhu/RxJava2-Android-Samples.git</text:p>
            <text:p text:style-name="P319"/>
          </table:table-cell>
          <table:table-cell table:style-name="Table1.A1" office:value-type="string">
            <text:p text:style-name="P320">Gradle</text:p>
          </table:table-cell>
          <table:table-cell table:style-name="Table1.A1" office:value-type="string">
            <text:p text:style-name="P422">Success</text:p>
          </table:table-cell>
          <table:table-cell table:style-name="Table1.A1" office:value-type="string">
            <text:p text:style-name="P320">Yes</text:p>
          </table:table-cell>
          <table:table-cell table:style-name="Table1.A1" office:value-type="string">
            <text:p text:style-name="P530">Java Version</text:p>
          </table:table-cell>
          <table:table-cell table:style-name="Table1.A1" office:value-type="string">
            <text:p text:style-name="P422">Use<text:span text:style-name="T103">d</text:span> Java 8 and command “./gradlew <text:span text:style-name="T103">clean test</text:span>” to build the project </text:p>
          </table:table-cell>
        </table:table-row>
        <table:table-row table:style-name="TableLine356494992">
          <table:table-cell table:style-name="Table1.A1" office:value-type="string">
            <text:p text:style-name="P322">143</text:p>
            <text:p text:style-name="P667">https://github.com/orhanobut/dialogplus.git</text:p>
            <text:p text:style-name="P322"/>
          </table:table-cell>
          <table:table-cell table:style-name="Table1.A1" office:value-type="string">
            <text:p text:style-name="P322">Gradle</text:p>
          </table:table-cell>
          <table:table-cell table:style-name="Table1.A1" office:value-type="string">
            <text:p text:style-name="P410">Success</text:p>
          </table:table-cell>
          <table:table-cell table:style-name="Table1.A1" office:value-type="string">
            <text:p text:style-name="P321">Yes</text:p>
          </table:table-cell>
          <table:table-cell table:style-name="Table1.A1" office:value-type="string">
            <text:p text:style-name="P530">Java Version</text:p>
          </table:table-cell>
          <table:table-cell table:style-name="Table1.A1" office:value-type="string">
            <text:p text:style-name="P409">Use Java 8 and command ./gradlew <text:span text:style-name="T104">clean test</text:span>” to build the project</text:p>
          </table:table-cell>
        </table:table-row>
        <table:table-row table:style-name="TableLine356496512">
          <table:table-cell table:style-name="Table1.A1" office:value-type="string">
            <text:p text:style-name="P323">144</text:p>
            <text:p text:style-name="P668">https://github.com/hibernate/<text:soft-page-break/>hibernate-orm.git</text:p>
            <text:p text:style-name="P323"/>
            <text:p text:style-name="P324">Build info in readme.md</text:p>
          </table:table-cell>
          <table:table-cell table:style-name="Table1.A1" office:value-type="string">
            <text:p text:style-name="P324">Gradle</text:p>
          </table:table-cell>
          <table:table-cell table:style-name="Table1.A1" office:value-type="string">
            <text:p text:style-name="P326">Success</text:p>
          </table:table-cell>
          <table:table-cell table:style-name="Table1.A1" office:value-type="string">
            <text:p text:style-name="P325">Yes</text:p>
          </table:table-cell>
          <table:table-cell table:style-name="Table1.A1" office:value-type="string">
            <text:p text:style-name="P467">Test failure </text:p>
            <text:p text:style-name="P530">Java Version</text:p>
          </table:table-cell>
          <table:table-cell table:style-name="Table1.A1" office:value-type="string">
            <text:p text:style-name="P326">Skip tests <text:span text:style-name="T21">and use Java11 to build the project</text:span></text:p>
          </table:table-cell>
        </table:table-row>
        <table:table-row table:style-name="TableLine356495752">
          <table:table-cell table:style-name="Table1.A1" office:value-type="string">
            <text:p text:style-name="P327">145</text:p>
            <text:p text:style-name="P683">https://github.com/socketio/socket.io-client-java.git</text:p>
            <text:p text:style-name="P327"/>
          </table:table-cell>
          <table:table-cell table:style-name="Table1.A1" office:value-type="string">
            <text:p text:style-name="P327">Maven</text:p>
          </table:table-cell>
          <table:table-cell table:style-name="Table1.A1" office:value-type="string">
            <text:p text:style-name="P328">Failed</text:p>
          </table:table-cell>
          <table:table-cell table:style-name="Table1.A1" office:value-type="string">
            <text:p text:style-name="P330">Yes</text:p>
          </table:table-cell>
          <table:table-cell table:style-name="Table1.A1" office:value-type="string">
            <text:p text:style-name="P562"><text:span text:style-name="T73">Invalid file</text:span> </text:p>
          </table:table-cell>
          <table:table-cell table:style-name="Table1.A1" office:value-type="string">
            <text:p text:style-name="P745">CreateProcess error=193, %1 <text:span text:style-name="T73">är</text:span> inte ett giltigt Win32-program</text:p>
          </table:table-cell>
        </table:table-row>
        <table:table-row table:style-name="TableLine356493776">
          <table:table-cell table:style-name="Table1.A1" office:value-type="string">
            <text:p text:style-name="P329">146</text:p>
            <text:p text:style-name="P669">https://github.com/jOOQ/jOOQ.git</text:p>
            <text:p text:style-name="P329"/>
          </table:table-cell>
          <table:table-cell table:style-name="Table1.A1" office:value-type="string">
            <text:p text:style-name="P329">Maven</text:p>
          </table:table-cell>
          <table:table-cell table:style-name="Table1.A1" office:value-type="string">
            <text:p text:style-name="P331">Success</text:p>
          </table:table-cell>
          <table:table-cell table:style-name="Table1.A1" office:value-type="string">
            <text:p text:style-name="P331">No</text:p>
          </table:table-cell>
          <table:table-cell table:style-name="Table1.A1" office:value-type="string">
            <text:p text:style-name="P331"/>
          </table:table-cell>
          <table:table-cell table:style-name="Table1.A1" office:value-type="string">
            <text:p text:style-name="P460">JavaAutoBuilder built the project successfully</text:p>
          </table:table-cell>
        </table:table-row>
        <table:table-row table:style-name="TableLine356495448">
          <table:table-cell table:style-name="Table1.A1" office:value-type="string">
            <text:p text:style-name="P332">147</text:p>
            <text:p text:style-name="P670">https://github.com/ffay/lanproxy.git</text:p>
            <text:p text:style-name="P332"/>
          </table:table-cell>
          <table:table-cell table:style-name="Table1.A1" office:value-type="string">
            <text:p text:style-name="P332">Maven</text:p>
            <text:p text:style-name="P332"/>
          </table:table-cell>
          <table:table-cell table:style-name="Table1.A1" office:value-type="string">
            <text:p text:style-name="P333">Success</text:p>
          </table:table-cell>
          <table:table-cell table:style-name="Table1.A1" office:value-type="string">
            <text:p text:style-name="P333">No</text:p>
          </table:table-cell>
          <table:table-cell table:style-name="Table1.A1" office:value-type="string">
            <text:p text:style-name="P333"/>
          </table:table-cell>
          <table:table-cell table:style-name="Table1.A1" office:value-type="string">
            <text:p text:style-name="P460">JavaAutoBuilder built the project successfully</text:p>
          </table:table-cell>
        </table:table-row>
        <table:table-row table:style-name="TableLine356495904">
          <table:table-cell table:style-name="Table1.A1" office:value-type="string">
            <text:p text:style-name="P334">148</text:p>
            <text:p text:style-name="P671">https://github.com/Ramotion/folding-cell-android.git</text:p>
            <text:p text:style-name="P334"/>
          </table:table-cell>
          <table:table-cell table:style-name="Table1.A1" office:value-type="string">
            <text:p text:style-name="P334">Gradle</text:p>
          </table:table-cell>
          <table:table-cell table:style-name="Table1.A1" office:value-type="string">
            <text:p text:style-name="P426">Success</text:p>
          </table:table-cell>
          <table:table-cell table:style-name="Table1.A1" office:value-type="string">
            <text:p text:style-name="P423">Yes</text:p>
          </table:table-cell>
          <table:table-cell table:style-name="Table1.A1" office:value-type="string">
            <text:p text:style-name="P566">Setup<text:span text:style-name="T122">(Lint)</text:span></text:p>
            <text:p text:style-name="P467"/>
            <text:p text:style-name="P530">Java Version</text:p>
          </table:table-cell>
          <table:table-cell table:style-name="Table1.A1" office:value-type="string">
            <text:p text:style-name="P726">Add lintOptions{abortOnError false} to build.gradle. Use Java 8 and command ”./gradlew <text:span text:style-name="T104">clean test</text:span>” to build the project</text:p>
            <text:p text:style-name="P729"/>
            <text:p text:style-name="P724"/>
          </table:table-cell>
        </table:table-row>
        <table:table-row table:style-name="TableLine356493928">
          <table:table-cell table:style-name="Table1.A1" office:value-type="string">
            <text:p text:style-name="P335">149</text:p>
            <text:p text:style-name="P672">https://github.com/opensearch-project/OpenSearch.git</text:p>
            <text:p text:style-name="P335"/>
          </table:table-cell>
          <table:table-cell table:style-name="Table1.A1" office:value-type="string">
            <text:p text:style-name="P335">Gradle</text:p>
          </table:table-cell>
          <table:table-cell table:style-name="Table1.A1" office:value-type="string">
            <text:p text:style-name="P340">Success</text:p>
          </table:table-cell>
          <table:table-cell table:style-name="Table1.A1" office:value-type="string">
            <text:p text:style-name="P336">Yes</text:p>
          </table:table-cell>
          <table:table-cell table:style-name="Table1.A1" office:value-type="string">
            <text:p text:style-name="P467">Test failure </text:p>
          </table:table-cell>
          <table:table-cell table:style-name="Table1.A1" office:value-type="string">
            <text:p text:style-name="P340">Skip tests, use command ./gradlew build</text:p>
          </table:table-cell>
        </table:table-row>
        <table:table-row table:style-name="TableLine356496056">
          <table:table-cell table:style-name="Table1.A1" office:value-type="string">
            <text:p text:style-name="P337">150</text:p>
            <text:p text:style-name="P673">https://github.com/AriaLyy/Aria.git</text:p>
            <text:p text:style-name="P337"/>
          </table:table-cell>
          <table:table-cell table:style-name="Table1.A1" office:value-type="string">
            <text:p text:style-name="P338">Gradle</text:p>
          </table:table-cell>
          <table:table-cell table:style-name="Table1.A1" office:value-type="string">
            <text:p text:style-name="P424">Success</text:p>
          </table:table-cell>
          <table:table-cell table:style-name="Table1.A1" office:value-type="string">
            <text:p text:style-name="P339">Yes</text:p>
          </table:table-cell>
          <table:table-cell table:style-name="Table1.A1" office:value-type="string">
            <text:p text:style-name="P566">Setup </text:p>
          </table:table-cell>
          <table:table-cell table:style-name="Table1.A1" office:value-type="string">
            <text:p text:style-name="P484">Chaged JavaVersion.VERSION_1_6 to JavaVersion.VERSION_1_8 in build file <text:span text:style-name="T48">and changed “compile” to “implementation”</text:span></text:p>
            <text:p text:style-name="P483">Used Java 11 to build the project</text:p>
          </table:table-cell>
        </table:table-row>
      </table:table>
      <text:p text:style-name="P500"/>
      <text:p text:style-name="P50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18:28:29.484000000</dc:date>
    <meta:editing-duration>P6DT14H35M14S</meta:editing-duration>
    <meta:editing-cycles>726</meta:editing-cycles>
    <meta:generator>LibreOffice/7.2.4.1$Windows_x86 LibreOffice_project/27d75539669ac387bb498e35313b970b7fe9c4f9</meta:generator>
    <meta:document-statistic meta:table-count="1" meta:image-count="0" meta:object-count="0" meta:page-count="19" meta:paragraph-count="1163" meta:word-count="2854" meta:character-count="23039" meta:non-whitespace-character-count="21224"/>
  </office:meta>
</office:document-meta>
</file>